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5pt solid #000000" fo:border-bottom="0.05pt solid #000000"/>
    </style:style>
    <style:style style:name="Table6.A2" style:family="table-cell">
      <style:table-cell-properties fo:padding="0.106cm" fo:border-left="none" fo:border-right="none" fo:border-top="none" fo:border-bottom="0.0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ext_20_body" style:list-style-name="L1"/>
    <style:style style:name="P4" style:family="paragraph" style:parent-style-name="Text_20_body" style:master-page-name="">
      <style:paragraph-properties style:page-number="auto" fo:keep-with-next="always"/>
    </style:style>
    <style:style style:name="P5" style:family="paragraph" style:parent-style-name="Heading_20_3"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paragraph-properties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Preformatted_20_Text">
      <style:paragraph-properties fo:margin-top="0cm" fo:margin-bottom="0.499cm"/>
    </style:style>
    <style:style style:name="P14" style:family="paragraph" style:parent-style-name="Text_20_body" style:master-page-name="">
      <style:paragraph-properties style:page-number="auto" fo:keep-with-next="always"/>
    </style:style>
    <style:style style:name="P15" style:family="paragraph" style:parent-style-name="Heading_20_4" style:master-page-name="">
      <style:paragraph-properties style:page-number="auto"/>
    </style:style>
    <style:style style:name="P16" style:family="paragraph" style:parent-style-name="Heading_20_1">
      <style:paragraph-properties fo:text-align="center" style:justify-single-word="false"/>
    </style:style>
    <style:style style:name="P17" style:family="paragraph" style:parent-style-name="Heading_20_2">
      <style:paragraph-properties fo:break-before="page"/>
    </style:style>
    <style:style style:name="P18" style:family="paragraph" style:parent-style-name="Heading_20_3" style:list-style-name="L2"/>
    <style:style style:name="P19" style:family="paragraph" style:parent-style-name="Table_20_Contents" style:list-style-name="L16"/>
    <style:style style:name="P20" style:family="paragraph" style:parent-style-name="Table_20_Contents" style:list-style-name="L17"/>
    <style:style style:name="P21" style:family="paragraph" style:parent-style-name="Table_20_Contents" style:list-style-name="L18"/>
    <style:style style:name="P22" style:family="paragraph" style:parent-style-name="Table_20_Contents" style:list-style-name="L19"/>
    <style:style style:name="P23" style:family="paragraph" style:parent-style-name="Table_20_Contents" style:list-style-name="L20"/>
    <style:style style:name="P24" style:family="paragraph" style:parent-style-name="Table_20_Contents">
      <style:paragraph-properties fo:text-align="start" style:justify-single-word="false"/>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start" style:justify-single-word="false"/>
      <style:text-properties style:font-name="Courier New" fo:font-size="10pt" style:font-size-asian="10pt" style:font-size-complex="10pt"/>
    </style:style>
    <style:style style:name="P27" style:family="paragraph" style:parent-style-name="Table_20_Contents" style:list-style-name="L16">
      <style:paragraph-properties fo:margin-top="0cm" fo:margin-bottom="0cm"/>
    </style:style>
    <style:style style:name="P28" style:family="paragraph" style:parent-style-name="Table_20_Contents" style:list-style-name="L17">
      <style:paragraph-properties fo:margin-top="0cm" fo:margin-bottom="0cm"/>
    </style:style>
    <style:style style:name="P29" style:family="paragraph" style:parent-style-name="Contents_20_1">
      <style:paragraph-properties>
        <style:tab-stops/>
      </style:paragraph-properties>
    </style:style>
    <style:style style:name="P30" style:family="paragraph" style:parent-style-name="Contents_20_2">
      <style:paragraph-properties>
        <style:tab-stops/>
      </style:paragraph-properties>
    </style:style>
    <style:style style:name="P31" style:family="paragraph" style:parent-style-name="Contents_20_3">
      <style:paragraph-properties>
        <style:tab-stops/>
      </style:paragraph-properties>
    </style:style>
    <style:style style:name="P32" style:family="paragraph" style:parent-style-name="Text_20_body" style:list-style-name="L2"/>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7">
      <style:text-properties style:font-name="Times New Roman2" fo:font-size="12pt" style:font-size-asian="10.5pt" style:font-size-complex="12pt"/>
    </style:style>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text-properties style:font-name="Courier New" fo:font-size="10pt" style:font-size-asian="10pt" style:font-size-complex="10pt"/>
    </style:style>
    <style:style style:name="P39" style:family="paragraph" style:parent-style-name="Text_20_body" style:list-style-name="L11">
      <style:text-properties style:font-name="Courier New" fo:font-size="10pt" style:font-size-asian="10pt" style:font-size-complex="10pt"/>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paragraph-properties fo:text-align="start" style:justify-single-word="false"/>
    </style:style>
    <style:style style:name="P44" style:family="paragraph" style:parent-style-name="Text_20_body" style:list-style-name="L14">
      <style:paragraph-properties fo:text-align="start" style:justify-single-word="false"/>
    </style:style>
    <style:style style:name="P45" style:family="paragraph" style:parent-style-name="Text_20_body" style:list-style-name="L15">
      <style:paragraph-properties fo:text-align="start" style:justify-single-word="false"/>
    </style:style>
    <style:style style:name="P46" style:family="paragraph" style:parent-style-name="Text_20_body" style:list-style-name="L15"/>
    <style:style style:name="P47" style:family="paragraph" style:parent-style-name="Text_20_body" style:list-style-name="L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6"/>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5">
      <style:paragraph-properties fo:margin-top="0cm" fo:margin-bottom="0cm"/>
    </style:style>
    <style:style style:name="P55" style:family="paragraph" style:parent-style-name="Text_20_body" style:master-page-name="">
      <style:paragraph-properties style:page-number="auto" fo:keep-with-next="always"/>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style style:name="T2" style:family="text">
      <style:text-properties style:font-size-asian="10pt" style:font-size-complex="10pt"/>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style:font-name="Courier New"/>
    </style:style>
    <style:style style:name="T9" style:family="text">
      <style:text-properties style:font-name="Courier New" fo:font-size="10pt" style:font-size-asian="10pt" style:font-size-complex="10pt"/>
    </style:style>
    <style:style style:name="T10" style:family="text">
      <style:text-properties style:font-name="Times New Roman2" fo:font-size="12pt" style:font-size-asian="10.5pt" style:font-size-complex="12pt"/>
    </style:style>
    <style:style style:name="T11" style:family="text">
      <style:text-properties style:font-name="Times New Roman2" fo:font-size="12pt" style:font-size-asian="12pt" style:font-size-complex="12pt"/>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style:font-name="Times New Roman2" fo:font-size="12pt" style:font-size-asian="10.5pt" style:font-size-complex="12pt"/>
    </style:style>
    <style:style style:name="T15" style:family="text">
      <style:text-properties style:font-name="Times New Roman2" fo:font-size="12pt" style:font-size-asian="12pt" style:font-size-complex="12pt"/>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Courier New" fo:font-size="10pt" fo:font-weight="bold" style:font-size-asian="10pt" style:font-weight-asian="bold" style:font-size-complex="10pt" style:font-weight-complex="bold"/>
    </style:style>
    <style:style style:name="T19" style:family="text">
      <style:text-properties style:font-name="Courier New" fo:font-weight="bold" style:font-weight-asian="bold" style:font-weight-complex="bold"/>
    </style:style>
    <style:style style:name="T20" style:family="text">
      <style:text-properties style:font-name="Courier New" fo:font-style="italic" style:font-style-asian="italic" style:font-style-complex="italic"/>
    </style:style>
    <style:style style:name="T21" style:family="text">
      <style:text-properties style:font-size-asian="10pt" style:font-size-complex="10pt"/>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xx" style:country-asian="none" style:language-complex="zxx" style:country-complex="none"/>
    </style:style>
    <style:style style:name="T2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zxx" fo:country="none" style:language-asian="zxx" style:country-asian="none" style:language-complex="zxx" style:country-complex="none"/>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8259024" text:id="ct108259024">
          <text:insertion>
            <office:change-info>
              <dc:creator>Mark Rotteveel</dc:creator>
              <dc:date>2011-10-09T12:54:00</dc:date>
            </office:change-info>
          </text:insertion>
        </text:changed-region>
        <text:changed-region xml:id="ct108259128" text:id="ct108259128">
          <text:insertion>
            <office:change-info>
              <dc:creator>Mark Rotteveel</dc:creator>
              <dc:date>2011-10-09T12:55:00</dc:date>
            </office:change-info>
          </text:insertion>
        </text:changed-region>
        <text:changed-region xml:id="ct108259232" text:id="ct108259232">
          <text:insertion>
            <office:change-info>
              <dc:creator>Mark Rotteveel</dc:creator>
              <dc:date>2011-10-29T20:03:00</dc:date>
            </office:change-info>
          </text:insertion>
        </text:changed-region>
        <text:changed-region xml:id="ct108259336" text:id="ct108259336">
          <text:insertion>
            <office:change-info>
              <dc:creator>Mark Rotteveel</dc:creator>
              <dc:date>2011-10-09T12:56:00</dc:date>
            </office:change-info>
          </text:insertion>
        </text:changed-region>
        <text:changed-region xml:id="ct107427976" text:id="ct107427976">
          <text:insertion>
            <office:change-info>
              <dc:creator>Mark Rotteveel</dc:creator>
              <dc:date>2011-10-09T12:39:00</dc:date>
            </office:change-info>
          </text:insertion>
        </text:changed-region>
        <text:changed-region xml:id="ct107427768" text:id="ct107427768">
          <text:insertion>
            <office:change-info>
              <dc:creator>Mark Rotteveel</dc:creator>
              <dc:date>2011-10-29T18:59:00</dc:date>
            </office:change-info>
          </text:insertion>
        </text:changed-region>
        <text:changed-region xml:id="ct107829856" text:id="ct107829856">
          <text:deletion>
            <office:change-info>
              <dc:creator>Unknown Author</dc:creator>
              <dc:date>2011-10-15T22:15:00</dc:date>
            </office:change-info>
            <text:p text:style-name="Text_20_body">pure Java driver for Firebirdthe basis for Jaybird, the wire protocol. This implementation became the pure Java implementation of a Type 4, Firebird team developed the Historically Borland opened sources of type 3 JDBC driver called InterClient. However due to some inherent limitations of Firebird client library it was decided that type 3 driver is a dead end, and <office:annotation><dc:creator>Mark Rotteveel</dc:creator><dc:date>2011-10-09T12:43:02.39</dc:date><text:p text:style-name="P56"><text:span text:style-name="T27">Still relevant to include history?</text:span></text:p></office:annotation></text:p>
          </text:deletion>
        </text:changed-region>
        <text:changed-region xml:id="ct107829752" text:id="ct107829752">
          <text:deletion>
            <office:change-info>
              <dc:creator>Mark Rotteveel</dc:creator>
              <dc:date>2011-10-09T12:44:00</dc:date>
            </office:change-info>
            <text:p text:style-name="Text_20_body"><text:s/>relational database</text:p>
          </text:deletion>
        </text:changed-region>
        <text:changed-region xml:id="ct107829648" text:id="ct107829648">
          <text:deletion>
            <office:change-info>
              <dc:creator>Unknown Author</dc:creator>
              <dc:date>2011-10-15T22:15:00</dc:date>
            </office:change-info>
            <text:p text:style-name="Text_20_body">.</text:p>
          </text:deletion>
        </text:changed-region>
        <text:changed-region xml:id="ct107829960" text:id="ct107829960">
          <text:deletion>
            <office:change-info>
              <dc:creator>Mark Rotteveel</dc:creator>
              <dc:date>2011-10-09T12:44:00</dc:date>
            </office:change-info>
            <text:p text:style-name="Text_20_body">new </text:p>
          </text:deletion>
        </text:changed-region>
        <text:changed-region xml:id="ct107830064" text:id="ct107830064">
          <text:deletion>
            <office:change-info>
              <dc:creator>Mark Rotteveel</dc:creator>
              <dc:date>2011-10-09T12:44:00</dc:date>
            </office:change-info>
            <text:p text:style-name="Text_20_body"><text:s/></text:p>
          </text:deletion>
        </text:changed-region>
        <text:changed-region xml:id="ct107830168" text:id="ct107830168">
          <text:insertion>
            <office:change-info>
              <dc:creator>Mark Rotteveel</dc:creator>
              <dc:date>2011-10-09T12:44:00</dc:date>
            </office:change-info>
          </text:insertion>
        </text:changed-region>
        <text:changed-region xml:id="ct107830272" text:id="ct107830272">
          <text:deletion>
            <office:change-info>
              <dc:creator>Mark Rotteveel</dc:creator>
              <dc:date>2011-10-09T12:44:00</dc:date>
            </office:change-info>
            <text:p text:style-name="Text_20_body"><text:s/>2</text:p>
          </text:deletion>
        </text:changed-region>
        <text:changed-region xml:id="ct107830376" text:id="ct107830376">
          <text:format-change>
            <office:change-info>
              <dc:creator>Mark Rotteveel</dc:creator>
              <dc:date>2011-10-29T19:22:00</dc:date>
            </office:change-info>
          </text:format-change>
        </text:changed-region>
        <text:changed-region xml:id="ct107830480" text:id="ct107830480">
          <text:deletion>
            <office:change-info>
              <dc:creator>Mark Rotteveel</dc:creator>
              <dc:date>2011-10-29T19:22:00</dc:date>
            </office:change-info>
            <text:p text:style-name="Text_20_body">idea</text:p>
          </text:deletion>
        </text:changed-region>
        <text:changed-region xml:id="ct107830584" text:id="ct107830584">
          <text:insertion>
            <office:change-info>
              <dc:creator>Mark Rotteveel</dc:creator>
              <dc:date>2011-10-29T19:22:00</dc:date>
            </office:change-info>
          </text:insertion>
        </text:changed-region>
        <text:changed-region xml:id="ct290935528" text:id="ct290935528">
          <text:deletion>
            <office:change-info>
              <dc:creator>Mark Rotteveel</dc:creator>
              <dc:date>2011-11-13T12:27:00</dc:date>
            </office:change-info>
            <text:p text:style-name="Text_20_body">x</text:p>
          </text:deletion>
        </text:changed-region>
        <text:changed-region xml:id="ct290935632" text:id="ct290935632">
          <text:insertion>
            <office:change-info>
              <dc:creator>Mark Rotteveel</dc:creator>
              <dc:date>2011-11-13T12:27:00</dc:date>
            </office:change-info>
          </text:insertion>
        </text:changed-region>
        <text:changed-region xml:id="ct107830896" text:id="ct107830896">
          <text:deletion>
            <office:change-info>
              <dc:creator>Unknown Author</dc:creator>
              <dc:date>2011-10-15T22:15:00</dc:date>
            </office:change-info>
            <text:p text:style-name="Text_20_body">0 RC2</text:p>
          </text:deletion>
        </text:changed-region>
        <text:changed-region xml:id="ct107831000" text:id="ct107831000">
          <text:insertion>
            <office:change-info>
              <dc:creator>Unknown Author</dc:creator>
              <dc:date>2011-10-15T22:15:00</dc:date>
            </office:change-info>
          </text:insertion>
        </text:changed-region>
        <text:changed-region xml:id="ct107831104" text:id="ct107831104">
          <text:insertion>
            <office:change-info>
              <dc:creator>Mark Rotteveel</dc:creator>
              <dc:date>2011-10-09T12:45:00</dc:date>
            </office:change-info>
          </text:insertion>
        </text:changed-region>
        <text:changed-region xml:id="ct107831208" text:id="ct107831208">
          <text:deletion>
            <office:change-info>
              <dc:creator>Mark Rotteveel</dc:creator>
              <dc:date>2011-10-09T12:45:00</dc:date>
            </office:change-info>
            <text:p text:style-name="Text_20_body"><text:s/>also</text:p>
          </text:deletion>
        </text:changed-region>
        <text:changed-region xml:id="ct290931160" text:id="ct290931160">
          <text:insertion>
            <office:change-info>
              <dc:creator>Mark Rotteveel</dc:creator>
              <dc:date>2011-11-13T13:55:00</dc:date>
            </office:change-info>
          </text:insertion>
        </text:changed-region>
        <text:changed-region xml:id="ct290931264" text:id="ct290931264">
          <text:deletion>
            <office:change-info>
              <dc:creator>Mark Rotteveel</dc:creator>
              <dc:date>2011-11-13T13:55:00</dc:date>
            </office:change-info>
            <text:p text:style-name="Text_20_body"><text:s/></text:p>
          </text:deletion>
        </text:changed-region>
        <text:changed-region xml:id="ct290930848" text:id="ct290930848">
          <text:deletion>
            <office:change-info>
              <dc:creator>Mark Rotteveel</dc:creator>
              <dc:date>2011-11-13T13:55:00</dc:date>
            </office:change-info>
            <text:p text:style-name="Text_20_body">1.0.x, Firebird 1.5 and Firebird 2.0.x</text:p>
          </text:deletion>
        </text:changed-region>
        <text:changed-region xml:id="ct290930952" text:id="ct290930952">
          <text:insertion>
            <office:change-info>
              <dc:creator>Mark Rotteveel</dc:creator>
              <dc:date>2011-11-13T13:55:00</dc:date>
            </office:change-info>
          </text:insertion>
        </text:changed-region>
        <text:changed-region xml:id="ct107831312" text:id="ct107831312">
          <text:insertion>
            <office:change-info>
              <dc:creator>Mark Rotteveel</dc:creator>
              <dc:date>2011-10-09T12:45:00</dc:date>
            </office:change-info>
          </text:insertion>
        </text:changed-region>
        <text:changed-region xml:id="ct107831416" text:id="ct107831416">
          <text:insertion>
            <office:change-info>
              <dc:creator>Mark Rotteveel</dc:creator>
              <dc:date>2011-10-09T12:46:00</dc:date>
            </office:change-info>
          </text:insertion>
        </text:changed-region>
        <text:changed-region xml:id="ct107831520" text:id="ct107831520">
          <text:deletion>
            <office:change-info>
              <dc:creator>Mark Rotteveel</dc:creator>
              <dc:date>2011-10-09T12:46:00</dc:date>
            </office:change-info>
            <text:p text:style-name="Text_20_body">,</text:p>
          </text:deletion>
        </text:changed-region>
        <text:changed-region xml:id="ct107831624" text:id="ct107831624">
          <text:insertion>
            <office:change-info>
              <dc:creator>Mark Rotteveel</dc:creator>
              <dc:date>2011-10-09T12:46:00</dc:date>
            </office:change-info>
          </text:insertion>
        </text:changed-region>
        <text:changed-region xml:id="ct107831728" text:id="ct107831728">
          <text:deletion>
            <office:change-info>
              <dc:creator>Mark Rotteveel</dc:creator>
              <dc:date>2011-10-09T12:46:00</dc:date>
            </office:change-info>
            <text:p text:style-name="Text_20_body"><text:s/>p</text:p>
          </text:deletion>
        </text:changed-region>
        <text:changed-region xml:id="ct107831832" text:id="ct107831832">
          <text:insertion>
            <office:change-info>
              <dc:creator>Mark Rotteveel</dc:creator>
              <dc:date>2011-10-09T12:46:00</dc:date>
            </office:change-info>
          </text:insertion>
        </text:changed-region>
        <text:changed-region xml:id="ct107831936" text:id="ct107831936">
          <text:insertion>
            <office:change-info>
              <dc:creator>Mark Rotteveel</dc:creator>
              <dc:date>2011-10-09T12:46:00</dc:date>
            </office:change-info>
          </text:insertion>
        </text:changed-region>
        <text:changed-region xml:id="ct107832040" text:id="ct107832040">
          <text:insertion>
            <office:change-info>
              <dc:creator>Mark Rotteveel</dc:creator>
              <dc:date>2011-10-09T12:46:00</dc:date>
            </office:change-info>
          </text:insertion>
        </text:changed-region>
        <text:changed-region xml:id="ct106793928" text:id="ct106793928">
          <text:deletion>
            <office:change-info>
              <dc:creator>Mark Rotteveel</dc:creator>
              <dc:date>2011-10-09T12:46:00</dc:date>
            </office:change-info>
            <text:p text:style-name="Text_20_body">D</text:p>
          </text:deletion>
        </text:changed-region>
        <text:changed-region xml:id="ct106793720" text:id="ct106793720">
          <text:insertion>
            <office:change-info>
              <dc:creator>Mark Rotteveel</dc:creator>
              <dc:date>2011-10-09T12:46:00</dc:date>
            </office:change-info>
          </text:insertion>
        </text:changed-region>
        <text:changed-region xml:id="ct290935320" text:id="ct290935320">
          <text:deletion>
            <office:change-info>
              <dc:creator>Mark Rotteveel</dc:creator>
              <dc:date>2011-11-13T12:27:00</dc:date>
            </office:change-info>
            <text:p text:style-name="Text_20_body">no longer</text:p>
          </text:deletion>
        </text:changed-region>
        <text:changed-region xml:id="ct290935736" text:id="ct290935736">
          <text:insertion>
            <office:change-info>
              <dc:creator>Mark Rotteveel</dc:creator>
              <dc:date>2011-11-13T12:27:00</dc:date>
            </office:change-info>
          </text:insertion>
        </text:changed-region>
        <text:changed-region xml:id="ct106793824" text:id="ct106793824">
          <text:insertion>
            <office:change-info>
              <dc:creator>Mark Rotteveel</dc:creator>
              <dc:date>2011-10-09T12:47:00</dc:date>
            </office:change-info>
          </text:insertion>
        </text:changed-region>
        <text:changed-region xml:id="ct290935944" text:id="ct290935944">
          <text:deletion>
            <office:change-info>
              <dc:creator>Mark Rotteveel</dc:creator>
              <dc:date>2011-11-13T12:27:00</dc:date>
            </office:change-info>
            <text:p text:style-name="Text_20_body">d</text:p>
          </text:deletion>
        </text:changed-region>
        <text:changed-region xml:id="ct290936048" text:id="ct290936048">
          <text:insertion>
            <office:change-info>
              <dc:creator>Mark Rotteveel</dc:creator>
              <dc:date>2011-11-13T12:27:00</dc:date>
            </office:change-info>
          </text:insertion>
        </text:changed-region>
        <text:changed-region xml:id="ct108246528" text:id="ct108246528">
          <text:insertion>
            <office:change-info>
              <dc:creator>Mark Rotteveel</dc:creator>
              <dc:date>2011-10-09T12:47:00</dc:date>
            </office:change-info>
          </text:insertion>
        </text:changed-region>
        <text:changed-region xml:id="ct108246632" text:id="ct108246632">
          <text:insertion>
            <office:change-info>
              <dc:creator>Mark Rotteveel</dc:creator>
              <dc:date>2011-10-09T12:48:00</dc:date>
            </office:change-info>
          </text:insertion>
        </text:changed-region>
        <text:changed-region xml:id="ct108246736" text:id="ct108246736">
          <text:insertion>
            <office:change-info>
              <dc:creator>Mark Rotteveel</dc:creator>
              <dc:date>2011-10-09T12:49:00</dc:date>
            </office:change-info>
          </text:insertion>
        </text:changed-region>
        <text:changed-region xml:id="ct108246840" text:id="ct108246840">
          <text:insertion>
            <office:change-info>
              <dc:creator>Mark Rotteveel</dc:creator>
              <dc:date>2011-10-09T12:51:00</dc:date>
            </office:change-info>
          </text:insertion>
        </text:changed-region>
        <text:changed-region xml:id="ct108246944" text:id="ct108246944">
          <text:deletion>
            <office:change-info>
              <dc:creator>Mark Rotteveel</dc:creator>
              <dc:date>2011-10-29T19:08:00</dc:date>
            </office:change-info>
            <text:p text:style-name="Text_20_body"><office:annotation><dc:creator>Unknown Author</dc:creator><dc:date>2011-10-15T22:16:32.43</dc:date><text:p text:style-name="P56"><text:span text:style-name="T22">I guess yes...</text:span></text:p><text:p><text:span text:style-name="T23"/></text:p></office:annotation></text:p>
          </text:deletion>
        </text:changed-region>
        <text:changed-region xml:id="ct108247048" text:id="ct108247048">
          <text:format-change>
            <office:change-info>
              <dc:creator>Mark Rotteveel</dc:creator>
              <dc:date>2011-10-29T19:21:00</dc:date>
            </office:change-info>
          </text:format-change>
        </text:changed-region>
        <text:changed-region xml:id="ct108247152" text:id="ct108247152">
          <text:insertion>
            <office:change-info>
              <dc:creator>Mark Rotteveel</dc:creator>
              <dc:date>2011-10-29T19:01:00</dc:date>
            </office:change-info>
          </text:insertion>
        </text:changed-region>
        <text:changed-region xml:id="ct108247256" text:id="ct108247256">
          <text:insertion>
            <office:change-info>
              <dc:creator>Mark Rotteveel</dc:creator>
              <dc:date>2011-10-29T19:09:00</dc:date>
            </office:change-info>
          </text:insertion>
        </text:changed-region>
        <text:changed-region xml:id="ct108247360" text:id="ct108247360">
          <text:format-change>
            <office:change-info>
              <dc:creator>Mark Rotteveel</dc:creator>
              <dc:date>2011-10-29T19:21:00</dc:date>
            </office:change-info>
          </text:format-change>
        </text:changed-region>
        <text:changed-region xml:id="ct108247464" text:id="ct108247464">
          <text:format-change>
            <office:change-info>
              <dc:creator>Mark Rotteveel</dc:creator>
              <dc:date>2011-10-29T19:21:00</dc:date>
            </office:change-info>
          </text:format-change>
        </text:changed-region>
        <text:changed-region xml:id="ct108247568" text:id="ct108247568">
          <text:insertion>
            <office:change-info>
              <dc:creator>Mark Rotteveel</dc:creator>
              <dc:date>2011-10-29T19:08:00</dc:date>
            </office:change-info>
          </text:insertion>
        </text:changed-region>
        <text:changed-region xml:id="ct108247672" text:id="ct108247672">
          <text:insertion>
            <office:change-info>
              <dc:creator>Mark Rotteveel</dc:creator>
              <dc:date>2011-10-29T19:08:00</dc:date>
            </office:change-info>
          </text:insertion>
        </text:changed-region>
        <text:changed-region xml:id="ct108247776" text:id="ct108247776">
          <text:insertion>
            <office:change-info>
              <dc:creator>Mark Rotteveel</dc:creator>
              <dc:date>2011-10-29T19:39:00</dc:date>
            </office:change-info>
          </text:insertion>
        </text:changed-region>
        <text:changed-region xml:id="ct108803416" text:id="ct108803416">
          <text:insertion>
            <office:change-info>
              <dc:creator>Mark Rotteveel</dc:creator>
              <dc:date>2011-11-13T13:54:00</dc:date>
            </office:change-info>
          </text:insertion>
        </text:changed-region>
        <text:changed-region xml:id="ct108247984" text:id="ct108247984">
          <text:deletion>
            <office:change-info>
              <dc:creator>Mark Rotteveel</dc:creator>
              <dc:date>2011-10-09T12:52:00</dc:date>
            </office:change-info>
            <text:h text:style-name="Heading_20_3" text:outline-level="3">Java</text:h>
          </text:deletion>
        </text:changed-region>
        <text:changed-region xml:id="ct108248088" text:id="ct108248088">
          <text:insertion>
            <office:change-info>
              <dc:creator>Mark Rotteveel</dc:creator>
              <dc:date>2011-10-09T12:52:00</dc:date>
            </office:change-info>
          </text:insertion>
        </text:changed-region>
        <text:changed-region xml:id="ct108248192" text:id="ct108248192">
          <text:insertion>
            <office:change-info>
              <dc:creator>Mark Rotteveel</dc:creator>
              <dc:date>2011-10-29T19:39:00</dc:date>
            </office:change-info>
          </text:insertion>
        </text:changed-region>
        <text:changed-region xml:id="ct108248296" text:id="ct108248296">
          <text:insertion>
            <office:change-info>
              <dc:creator>Mark Rotteveel</dc:creator>
              <dc:date>2011-10-29T19:16:00</dc:date>
            </office:change-info>
          </text:insertion>
        </text:changed-region>
        <text:changed-region xml:id="ct108248400" text:id="ct108248400">
          <text:insertion>
            <office:change-info>
              <dc:creator>Mark Rotteveel</dc:creator>
              <dc:date>2011-10-29T19:24:00</dc:date>
            </office:change-info>
          </text:insertion>
        </text:changed-region>
        <text:changed-region xml:id="ct108248504" text:id="ct108248504">
          <text:insertion>
            <office:change-info>
              <dc:creator>Mark Rotteveel</dc:creator>
              <dc:date>2011-10-29T19:17:00</dc:date>
            </office:change-info>
          </text:insertion>
        </text:changed-region>
        <text:changed-region xml:id="ct108248608" text:id="ct108248608">
          <text:insertion>
            <office:change-info>
              <dc:creator>Mark Rotteveel</dc:creator>
              <dc:date>2011-10-29T19:23:00</dc:date>
            </office:change-info>
          </text:insertion>
        </text:changed-region>
        <text:changed-region xml:id="ct108248712" text:id="ct108248712">
          <text:insertion>
            <office:change-info>
              <dc:creator>Mark Rotteveel</dc:creator>
              <dc:date>2011-10-29T20:06:00</dc:date>
            </office:change-info>
          </text:insertion>
        </text:changed-region>
        <text:changed-region xml:id="ct291356080" text:id="ct291356080">
          <text:insertion>
            <office:change-info>
              <dc:creator>Mark Rotteveel</dc:creator>
              <dc:date>2011-11-13T12:28:00</dc:date>
            </office:change-info>
          </text:insertion>
        </text:changed-region>
        <text:changed-region xml:id="ct108248816" text:id="ct108248816">
          <text:insertion>
            <office:change-info>
              <dc:creator>Mark Rotteveel</dc:creator>
              <dc:date>2011-10-29T19:24:00</dc:date>
            </office:change-info>
          </text:insertion>
        </text:changed-region>
        <text:changed-region xml:id="ct108248920" text:id="ct108248920">
          <text:insertion>
            <office:change-info>
              <dc:creator>Mark Rotteveel</dc:creator>
              <dc:date>2011-10-29T19:26:00</dc:date>
            </office:change-info>
          </text:insertion>
        </text:changed-region>
        <text:changed-region xml:id="ct108249024" text:id="ct108249024">
          <text:insertion>
            <office:change-info>
              <dc:creator>Mark Rotteveel</dc:creator>
              <dc:date>2011-10-29T19:27:00</dc:date>
            </office:change-info>
          </text:insertion>
        </text:changed-region>
        <text:changed-region xml:id="ct108249128" text:id="ct108249128">
          <text:insertion>
            <office:change-info>
              <dc:creator>Mark Rotteveel</dc:creator>
              <dc:date>2011-10-29T19:31:00</dc:date>
            </office:change-info>
          </text:insertion>
        </text:changed-region>
        <text:changed-region xml:id="ct108249232" text:id="ct108249232">
          <text:insertion>
            <office:change-info>
              <dc:creator>Mark Rotteveel</dc:creator>
              <dc:date>2011-10-29T19:32:00</dc:date>
            </office:change-info>
          </text:insertion>
        </text:changed-region>
        <text:changed-region xml:id="ct108249336" text:id="ct108249336">
          <text:insertion>
            <office:change-info>
              <dc:creator>Mark Rotteveel</dc:creator>
              <dc:date>2011-10-29T19:33:00</dc:date>
            </office:change-info>
          </text:insertion>
        </text:changed-region>
        <text:changed-region xml:id="ct108249440" text:id="ct108249440">
          <text:insertion>
            <office:change-info>
              <dc:creator>Mark Rotteveel</dc:creator>
              <dc:date>2011-10-29T19:34:00</dc:date>
            </office:change-info>
          </text:insertion>
        </text:changed-region>
        <text:changed-region xml:id="ct108249544" text:id="ct108249544">
          <text:insertion>
            <office:change-info>
              <dc:creator>Mark Rotteveel</dc:creator>
              <dc:date>2011-10-29T19:35:00</dc:date>
            </office:change-info>
          </text:insertion>
        </text:changed-region>
        <text:changed-region xml:id="ct108249648" text:id="ct108249648">
          <text:insertion>
            <office:change-info>
              <dc:creator>Mark Rotteveel</dc:creator>
              <dc:date>2011-10-29T19:36:00</dc:date>
            </office:change-info>
          </text:insertion>
        </text:changed-region>
        <text:changed-region xml:id="ct108249752" text:id="ct108249752">
          <text:insertion>
            <office:change-info>
              <dc:creator>Mark Rotteveel</dc:creator>
              <dc:date>2011-10-29T19:12:00</dc:date>
            </office:change-info>
          </text:insertion>
        </text:changed-region>
        <text:changed-region xml:id="ct108249856" text:id="ct108249856">
          <text:deletion>
            <office:change-info>
              <dc:creator>Mark Rotteveel</dc:creator>
              <dc:date>2011-10-29T19:12:00</dc:date>
            </office:change-info>
            <text:h text:style-name="Heading_20_3" text:outline-level="3"><text:s/>API</text:h>
          </text:deletion>
        </text:changed-region>
        <text:changed-region xml:id="ct290404376" text:id="ct290404376">
          <text:insertion>
            <office:change-info>
              <dc:creator>Mark Rotteveel</dc:creator>
              <dc:date>2011-11-13T13:54:00</dc:date>
            </office:change-info>
          </text:insertion>
        </text:changed-region>
        <text:changed-region xml:id="ct108249960" text:id="ct108249960">
          <text:insertion>
            <office:change-info>
              <dc:creator>Mark Rotteveel</dc:creator>
              <dc:date>2011-10-29T19:12:00</dc:date>
            </office:change-info>
          </text:insertion>
        </text:changed-region>
        <text:changed-region xml:id="ct108250064" text:id="ct108250064">
          <text:insertion>
            <office:change-info>
              <dc:creator>Mark Rotteveel</dc:creator>
              <dc:date>2011-10-29T19:13:00</dc:date>
            </office:change-info>
          </text:insertion>
        </text:changed-region>
        <text:changed-region xml:id="ct108250168" text:id="ct108250168">
          <text:insertion>
            <office:change-info>
              <dc:creator>Mark Rotteveel</dc:creator>
              <dc:date>2011-10-29T19:14:00</dc:date>
            </office:change-info>
          </text:insertion>
        </text:changed-region>
        <text:changed-region xml:id="ct108250272" text:id="ct108250272">
          <text:insertion>
            <office:change-info>
              <dc:creator>Mark Rotteveel</dc:creator>
              <dc:date>2011-10-29T19:15:00</dc:date>
            </office:change-info>
          </text:insertion>
        </text:changed-region>
        <text:changed-region xml:id="ct108250376" text:id="ct108250376">
          <text:insertion>
            <office:change-info>
              <dc:creator>Mark Rotteveel</dc:creator>
              <dc:date>2011-10-12T20:13:00</dc:date>
            </office:change-info>
          </text:insertion>
        </text:changed-region>
        <text:changed-region xml:id="ct108250480" text:id="ct108250480">
          <text:insertion>
            <office:change-info>
              <dc:creator>Mark Rotteveel</dc:creator>
              <dc:date>2011-10-09T12:52:00</dc:date>
            </office:change-info>
          </text:insertion>
        </text:changed-region>
        <text:changed-region xml:id="ct108258816" text:id="ct108258816">
          <text:insertion>
            <office:change-info>
              <dc:creator>Mark Rotteveel</dc:creator>
              <dc:date>2011-10-29T19:40:00</dc:date>
            </office:change-info>
          </text:insertion>
        </text:changed-region>
        <text:changed-region xml:id="ct113171952" text:id="ct113171952">
          <text:insertion>
            <office:change-info>
              <dc:creator>Mark Rotteveel</dc:creator>
              <dc:date>2011-11-13T13:56:00</dc:date>
            </office:change-info>
          </text:insertion>
        </text:changed-region>
        <text:changed-region xml:id="ct290931056" text:id="ct290931056">
          <text:deletion>
            <office:change-info>
              <dc:creator>Mark Rotteveel</dc:creator>
              <dc:date>2011-11-13T13:57:00</dc:date>
            </office:change-info>
            <text:p text:style-name="Text_20_body">: </text:p>
          </text:deletion>
        </text:changed-region>
        <text:changed-region xml:id="ct290931368" text:id="ct290931368">
          <text:insertion>
            <office:change-info>
              <dc:creator>Mark Rotteveel</dc:creator>
              <dc:date>2011-11-13T13:57:00</dc:date>
            </office:change-info>
          </text:insertion>
        </text:changed-region>
        <text:changed-region xml:id="ct108258920" text:id="ct108258920">
          <text:insertion>
            <office:change-info>
              <dc:creator>Mark Rotteveel</dc:creator>
              <dc:date>2011-10-09T12:52:00</dc:date>
            </office:change-info>
          </text:insertion>
        </text:changed-region>
        <text:changed-region xml:id="ct108259440" text:id="ct108259440">
          <text:insertion>
            <office:change-info>
              <dc:creator>Mark Rotteveel</dc:creator>
              <dc:date>2011-10-09T12:53:00</dc:date>
            </office:change-info>
          </text:insertion>
        </text:changed-region>
        <text:changed-region xml:id="ct108259544" text:id="ct108259544">
          <text:insertion>
            <office:change-info>
              <dc:creator>Mark Rotteveel</dc:creator>
              <dc:date>2011-10-09T12:58:00</dc:date>
            </office:change-info>
          </text:insertion>
        </text:changed-region>
        <text:changed-region xml:id="ct108259648" text:id="ct108259648">
          <text:insertion>
            <office:change-info>
              <dc:creator>Mark Rotteveel</dc:creator>
              <dc:date>2011-10-09T12:59:00</dc:date>
            </office:change-info>
          </text:insertion>
        </text:changed-region>
        <text:changed-region xml:id="ct108259752" text:id="ct108259752">
          <text:insertion>
            <office:change-info>
              <dc:creator>Mark Rotteveel</dc:creator>
              <dc:date>2011-10-12T20:12:00</dc:date>
            </office:change-info>
          </text:insertion>
        </text:changed-region>
        <text:changed-region xml:id="ct108259856" text:id="ct108259856">
          <text:insertion>
            <office:change-info>
              <dc:creator>Mark Rotteveel</dc:creator>
              <dc:date>2011-10-12T20:13:00</dc:date>
            </office:change-info>
          </text:insertion>
        </text:changed-region>
        <text:changed-region xml:id="ct108259960" text:id="ct108259960">
          <text:insertion>
            <office:change-info>
              <dc:creator>Mark Rotteveel</dc:creator>
              <dc:date>2011-10-12T20:14:00</dc:date>
            </office:change-info>
          </text:insertion>
        </text:changed-region>
        <text:changed-region xml:id="ct108260064" text:id="ct108260064">
          <text:insertion>
            <office:change-info>
              <dc:creator>Mark Rotteveel</dc:creator>
              <dc:date>2011-10-12T20:20:00</dc:date>
            </office:change-info>
          </text:insertion>
        </text:changed-region>
        <text:changed-region xml:id="ct108260168" text:id="ct108260168">
          <text:insertion>
            <office:change-info>
              <dc:creator>Mark Rotteveel</dc:creator>
              <dc:date>2011-10-12T20:22:00</dc:date>
            </office:change-info>
          </text:insertion>
        </text:changed-region>
        <text:changed-region xml:id="ct108260272" text:id="ct108260272">
          <text:insertion>
            <office:change-info>
              <dc:creator>Mark Rotteveel</dc:creator>
              <dc:date>2011-10-12T20:21:00</dc:date>
            </office:change-info>
          </text:insertion>
        </text:changed-region>
        <text:changed-region xml:id="ct108260376" text:id="ct108260376">
          <text:insertion>
            <office:change-info>
              <dc:creator>Mark Rotteveel</dc:creator>
              <dc:date>2011-10-12T20:22:00</dc:date>
            </office:change-info>
          </text:insertion>
        </text:changed-region>
        <text:changed-region xml:id="ct108260480" text:id="ct108260480">
          <text:insertion>
            <office:change-info>
              <dc:creator>Mark Rotteveel</dc:creator>
              <dc:date>2011-10-12T20:23:00</dc:date>
            </office:change-info>
          </text:insertion>
        </text:changed-region>
        <text:changed-region xml:id="ct108260584" text:id="ct108260584">
          <text:insertion>
            <office:change-info>
              <dc:creator>Mark Rotteveel</dc:creator>
              <dc:date>2011-10-12T20:24:00</dc:date>
            </office:change-info>
          </text:insertion>
        </text:changed-region>
        <text:changed-region xml:id="ct108260688" text:id="ct108260688">
          <text:insertion>
            <office:change-info>
              <dc:creator>Mark Rotteveel</dc:creator>
              <dc:date>2011-10-12T20:25:00</dc:date>
            </office:change-info>
          </text:insertion>
        </text:changed-region>
        <text:changed-region xml:id="ct290404168" text:id="ct290404168">
          <text:insertion>
            <office:change-info>
              <dc:creator>Mark Rotteveel</dc:creator>
              <dc:date>2011-11-13T12:56:00</dc:date>
            </office:change-info>
          </text:insertion>
        </text:changed-region>
        <text:changed-region xml:id="ct106785344" text:id="ct106785344">
          <text:insertion>
            <office:change-info>
              <dc:creator>Mark Rotteveel</dc:creator>
              <dc:date>2011-11-13T13:00:00</dc:date>
            </office:change-info>
          </text:insertion>
        </text:changed-region>
        <text:changed-region xml:id="ct290403960" text:id="ct290403960">
          <text:insertion>
            <office:change-info>
              <dc:creator>Mark Rotteveel</dc:creator>
              <dc:date>2011-11-13T12:34:00</dc:date>
            </office:change-info>
          </text:insertion>
        </text:changed-region>
        <text:changed-region xml:id="ct108260896" text:id="ct108260896">
          <text:deletion>
            <office:change-info>
              <dc:creator>Mark Rotteveel</dc:creator>
              <dc:date>2011-11-13T12:32:00</dc:date>
            </office:change-info>
            <text:h text:style-name="Heading_20_2" text:outline-level="2"><office:annotation><dc:creator>Unknown Author</dc:creator><dc:date>2011-10-15T22:18:35.71</dc:date><text:p text:style-name="P56"><text:span text:style-name="T22">Yes</text:span></text:p><text:p><text:span text:style-name="T23"/></text:p></office:annotation></text:h>
          </text:deletion>
          <text:insertion>
            <office:change-info office:chg-author="Unknown Author" office:chg-date-time="2011-10-15T22:18:00"/>
          </text:insertion>
        </text:changed-region>
        <text:changed-region xml:id="ct291356184" text:id="ct291356184">
          <text:deletion>
            <office:change-info>
              <dc:creator>Mark Rotteveel</dc:creator>
              <dc:date>2011-11-13T12:32:00</dc:date>
            </office:change-info>
            <text:h text:style-name="Heading_20_2" text:outline-level="2">Features from previous releases</text:h>
          </text:deletion>
        </text:changed-region>
        <text:changed-region xml:id="ct290403856" text:id="ct290403856">
          <text:insertion>
            <office:change-info>
              <dc:creator>Mark Rotteveel</dc:creator>
              <dc:date>2011-11-13T12:32:00</dc:date>
            </office:change-info>
          </text:insertion>
        </text:changed-region>
        <text:changed-region xml:id="ct108261000" text:id="ct108261000">
          <text:insertion>
            <office:change-info>
              <dc:creator>Mark Rotteveel</dc:creator>
              <dc:date>2011-10-12T20:36:00</dc:date>
            </office:change-info>
          </text:insertion>
        </text:changed-region>
        <text:changed-region xml:id="ct108261104" text:id="ct108261104">
          <text:deletion>
            <office:change-info>
              <dc:creator>Mark Rotteveel</dc:creator>
              <dc:date>2011-10-12T20:36:00</dc:date>
            </office:change-info>
            <text:p text:style-name="Text_20_body">The i</text:p>
          </text:deletion>
        </text:changed-region>
        <text:changed-region xml:id="ct108261208" text:id="ct108261208">
          <text:deletion>
            <office:change-info>
              <dc:creator>Mark Rotteveel</dc:creator>
              <dc:date>2011-10-12T20:36:00</dc:date>
            </office:change-info>
            <text:p text:style-name="Text_20_body">about</text:p>
          </text:deletion>
        </text:changed-region>
        <text:changed-region xml:id="ct108261312" text:id="ct108261312">
          <text:insertion>
            <office:change-info>
              <dc:creator>Mark Rotteveel</dc:creator>
              <dc:date>2011-10-12T20:36:00</dc:date>
            </office:change-info>
          </text:insertion>
        </text:changed-region>
        <text:changed-region xml:id="ct108261416" text:id="ct108261416">
          <text:deletion>
            <office:change-info>
              <dc:creator>Mark Rotteveel</dc:creator>
              <dc:date>2011-10-12T21:04:00</dc:date>
            </office:change-info>
            <text:p text:style-name="Text_20_body"><text:s/>how to use</text:p>
          </text:deletion>
        </text:changed-region>
        <text:changed-region xml:id="ct108261520" text:id="ct108261520">
          <text:insertion>
            <office:change-info>
              <dc:creator>Mark Rotteveel</dc:creator>
              <dc:date>2011-10-12T20:36:00</dc:date>
            </office:change-info>
          </text:insertion>
        </text:changed-region>
        <text:changed-region xml:id="ct290933448" text:id="ct290933448">
          <text:format-change>
            <office:change-info>
              <dc:creator>Mark Rotteveel</dc:creator>
              <dc:date>2011-11-13T13:15:00</dc:date>
            </office:change-info>
          </text:format-change>
        </text:changed-region>
        <text:changed-region xml:id="ct290931576" text:id="ct290931576">
          <text:format-change>
            <office:change-info>
              <dc:creator>Mark Rotteveel</dc:creator>
              <dc:date>2011-11-13T13:15:00</dc:date>
            </office:change-info>
          </text:format-change>
        </text:changed-region>
        <text:changed-region xml:id="ct290931680" text:id="ct290931680">
          <text:format-change>
            <office:change-info>
              <dc:creator>Mark Rotteveel</dc:creator>
              <dc:date>2011-11-13T13:15:00</dc:date>
            </office:change-info>
          </text:format-change>
        </text:changed-region>
        <text:changed-region xml:id="ct290931784" text:id="ct290931784">
          <text:format-change>
            <office:change-info>
              <dc:creator>Mark Rotteveel</dc:creator>
              <dc:date>2011-11-13T13:15:00</dc:date>
            </office:change-info>
          </text:format-change>
        </text:changed-region>
        <text:changed-region xml:id="ct290931888" text:id="ct290931888">
          <text:format-change>
            <office:change-info>
              <dc:creator>Mark Rotteveel</dc:creator>
              <dc:date>2011-11-13T13:15:00</dc:date>
            </office:change-info>
          </text:format-change>
        </text:changed-region>
        <text:changed-region xml:id="ct290931992" text:id="ct290931992">
          <text:format-change>
            <office:change-info>
              <dc:creator>Mark Rotteveel</dc:creator>
              <dc:date>2011-11-13T13:15:00</dc:date>
            </office:change-info>
          </text:format-change>
        </text:changed-region>
        <text:changed-region xml:id="ct290932096" text:id="ct290932096">
          <text:format-change>
            <office:change-info>
              <dc:creator>Mark Rotteveel</dc:creator>
              <dc:date>2011-11-13T13:15:00</dc:date>
            </office:change-info>
          </text:format-change>
        </text:changed-region>
        <text:changed-region xml:id="ct302605936" text:id="ct302605936">
          <text:format-change>
            <office:change-info>
              <dc:creator>Mark Rotteveel</dc:creator>
              <dc:date>2011-11-13T13:15:00</dc:date>
            </office:change-info>
          </text:format-change>
        </text:changed-region>
        <text:changed-region xml:id="ct108261624" text:id="ct108261624">
          <text:deletion>
            <office:change-info>
              <dc:creator>Mark Rotteveel</dc:creator>
              <dc:date>2011-10-29T20:05:00</dc:date>
            </office:change-info>
            <text:p text:style-name="Text_20_body"><text:span text:style-name="Strong_20_Emphasis">the </text:span></text:p>
          </text:deletion>
        </text:changed-region>
        <text:changed-region xml:id="ct106785552" text:id="ct106785552">
          <text:deletion>
            <office:change-info>
              <dc:creator>Mark Rotteveel</dc:creator>
              <dc:date>2011-11-13T13:16:00</dc:date>
            </office:change-info>
            <text:p text:style-name="Text_20_body">Until </text:p>
          </text:deletion>
        </text:changed-region>
        <text:changed-region xml:id="ct108261832" text:id="ct108261832">
          <text:deletion>
            <office:change-info>
              <dc:creator>Mark Rotteveel</dc:creator>
              <dc:date>2011-10-29T20:06:00</dc:date>
            </office:change-info>
            <text:p text:style-name="Text_20_body"><office:annotation><dc:creator>Unknown Author</dc:creator><dc:date>2011-10-15T22:19:09.44</dc:date><text:p text:style-name="P56"><text:span text:style-name="T22">Fyracle is no longer relevant</text:span></text:p><text:p><text:span text:style-name="T23"/></text:p></office:annotation></text:p>
          </text:deletion>
        </text:changed-region>
        <text:changed-region xml:id="ct106785240" text:id="ct106785240">
          <text:deletion>
            <office:change-info>
              <dc:creator>Mark Rotteveel</dc:creator>
              <dc:date>2011-11-13T13:16:00</dc:date>
            </office:change-info>
            <text:p text:style-name="Text_20_body">this release</text:p>
          </text:deletion>
        </text:changed-region>
        <text:changed-region xml:id="ct106784304" text:id="ct106784304">
          <text:insertion>
            <office:change-info>
              <dc:creator>Mark Rotteveel</dc:creator>
              <dc:date>2011-11-13T13:16:00</dc:date>
            </office:change-info>
          </text:insertion>
        </text:changed-region>
        <text:changed-region xml:id="ct108261936" text:id="ct108261936">
          <text:deletion>
            <office:change-info>
              <dc:creator>Mark Rotteveel</dc:creator>
              <dc:date>2011-10-12T20:34:00</dc:date>
            </office:change-info>
            <text:p text:style-name="Text_20_body">the</text:p>
          </text:deletion>
        </text:changed-region>
        <text:changed-region xml:id="ct108262040" text:id="ct108262040">
          <text:insertion>
            <office:change-info>
              <dc:creator>Mark Rotteveel</dc:creator>
              <dc:date>2011-10-12T20:34:00</dc:date>
            </office:change-info>
          </text:insertion>
        </text:changed-region>
        <text:changed-region xml:id="ct108262144" text:id="ct108262144">
          <text:insertion>
            <office:change-info>
              <dc:creator>Mark Rotteveel</dc:creator>
              <dc:date>2011-10-12T20:34:00</dc:date>
            </office:change-info>
          </text:insertion>
        </text:changed-region>
        <text:changed-region xml:id="ct290933968" text:id="ct290933968">
          <text:format-change>
            <office:change-info>
              <dc:creator>Mark Rotteveel</dc:creator>
              <dc:date>2011-11-13T13:16:00</dc:date>
            </office:change-info>
          </text:format-change>
        </text:changed-region>
        <text:changed-region xml:id="ct302606560" text:id="ct302606560">
          <text:format-change>
            <office:change-info>
              <dc:creator>Mark Rotteveel</dc:creator>
              <dc:date>2011-11-13T13:17:00</dc:date>
            </office:change-info>
          </text:format-change>
        </text:changed-region>
        <text:changed-region xml:id="ct290934072" text:id="ct290934072">
          <text:format-change>
            <office:change-info>
              <dc:creator>Mark Rotteveel</dc:creator>
              <dc:date>2011-11-13T13:16:00</dc:date>
            </office:change-info>
          </text:format-change>
        </text:changed-region>
        <text:changed-region xml:id="ct108262352" text:id="ct108262352">
          <text:deletion>
            <office:change-info>
              <dc:creator>Unknown Author</dc:creator>
              <dc:date>2011-10-15T22:19:00</dc:date>
            </office:change-info>
            <text:p text:style-name="Text_20_body">a</text:p>
          </text:deletion>
        </text:changed-region>
        <text:changed-region xml:id="ct108262248" text:id="ct108262248">
          <text:deletion>
            <office:change-info>
              <dc:creator>Mark Rotteveel</dc:creator>
              <dc:date>2011-10-12T20:34:00</dc:date>
            </office:change-info>
            <text:p text:style-name="Text_20_body">or</text:p>
          </text:deletion>
        </text:changed-region>
        <text:changed-region xml:id="ct108262456" text:id="ct108262456">
          <text:insertion>
            <office:change-info>
              <dc:creator>Unknown Author</dc:creator>
              <dc:date>2011-10-15T22:19:00</dc:date>
            </office:change-info>
          </text:insertion>
        </text:changed-region>
        <text:changed-region xml:id="ct290933656" text:id="ct290933656">
          <text:format-change>
            <office:change-info>
              <dc:creator>Mark Rotteveel</dc:creator>
              <dc:date>2011-11-13T13:16:00</dc:date>
            </office:change-info>
          </text:format-change>
        </text:changed-region>
        <text:changed-region xml:id="ct290933864" text:id="ct290933864">
          <text:format-change>
            <office:change-info>
              <dc:creator>Mark Rotteveel</dc:creator>
              <dc:date>2011-11-13T13:17:00</dc:date>
            </office:change-info>
          </text:format-change>
        </text:changed-region>
        <text:changed-region xml:id="ct302600424" text:id="ct302600424">
          <text:format-change>
            <office:change-info>
              <dc:creator>Mark Rotteveel</dc:creator>
              <dc:date>2011-11-13T13:16:00</dc:date>
            </office:change-info>
          </text:format-change>
        </text:changed-region>
        <text:changed-region xml:id="ct290932200" text:id="ct290932200">
          <text:deletion>
            <office:change-info>
              <dc:creator>Mark Rotteveel</dc:creator>
              <dc:date>2011-11-13T13:16:00</dc:date>
            </office:change-info>
            <text:p text:style-name="Text_20_body"><text:s/></text:p>
          </text:deletion>
        </text:changed-region>
        <text:changed-region xml:id="ct108262560" text:id="ct108262560">
          <text:deletion>
            <office:change-info>
              <dc:creator>Unknown Author</dc:creator>
              <dc:date>2011-10-15T22:19:00</dc:date>
            </office:change-info>
            <text:p text:style-name="Text_20_body"><text:s/>Fyracle client library theor</text:p>
          </text:deletion>
        </text:changed-region>
        <text:changed-region xml:id="ct108262664" text:id="ct108262664">
          <text:deletion>
            <office:change-info>
              <dc:creator>Mark Rotteveel</dc:creator>
              <dc:date>2011-11-13T13:16:00</dc:date>
            </office:change-info>
            <text:p text:style-name="Text_20_body">-</text:p>
          </text:deletion>
          <text:insertion>
            <office:change-info office:chg-author="Unknown Author" office:chg-date-time="2011-10-15T22:19:00"/>
          </text:insertion>
        </text:changed-region>
        <text:changed-region xml:id="ct108262768" text:id="ct108262768">
          <text:deletion>
            <office:change-info>
              <dc:creator>Mark Rotteveel</dc:creator>
              <dc:date>2011-10-12T21:15:00</dc:date>
            </office:change-info>
            <text:p text:style-name="Text_20_body">possible </text:p>
          </text:deletion>
        </text:changed-region>
        <text:changed-region xml:id="ct108332920" text:id="ct108332920">
          <text:insertion>
            <office:change-info>
              <dc:creator>Mark Rotteveel</dc:creator>
              <dc:date>2011-10-12T20:35:00</dc:date>
            </office:change-info>
          </text:insertion>
        </text:changed-region>
        <text:changed-region xml:id="ct108333024" text:id="ct108333024">
          <text:deletion>
            <office:change-info>
              <dc:creator>Mark Rotteveel</dc:creator>
              <dc:date>2011-10-12T20:35:00</dc:date>
            </office:change-info>
            <text:p text:style-name="Text_20_body">,</text:p>
          </text:deletion>
        </text:changed-region>
        <text:changed-region xml:id="ct108333128" text:id="ct108333128">
          <text:deletion>
            <office:change-info>
              <dc:creator>Mark Rotteveel</dc:creator>
              <dc:date>2011-10-12T20:35:00</dc:date>
            </office:change-info>
            <text:p text:style-name="Text_20_body">f</text:p>
          </text:deletion>
        </text:changed-region>
        <text:changed-region xml:id="ct108333232" text:id="ct108333232">
          <text:insertion>
            <office:change-info>
              <dc:creator>Mark Rotteveel</dc:creator>
              <dc:date>2011-10-12T20:35:00</dc:date>
            </office:change-info>
          </text:insertion>
        </text:changed-region>
        <text:changed-region xml:id="ct108333336" text:id="ct108333336">
          <text:insertion>
            <office:change-info>
              <dc:creator>Mark Rotteveel</dc:creator>
              <dc:date>2011-10-12T20:35:00</dc:date>
            </office:change-info>
          </text:insertion>
        </text:changed-region>
        <text:changed-region xml:id="ct108333440" text:id="ct108333440">
          <text:insertion>
            <office:change-info>
              <dc:creator>Mark Rotteveel</dc:creator>
              <dc:date>2011-10-12T20:35:00</dc:date>
            </office:change-info>
          </text:insertion>
        </text:changed-region>
        <text:changed-region xml:id="ct108333544" text:id="ct108333544">
          <text:insertion>
            <office:change-info>
              <dc:creator>Mark Rotteveel</dc:creator>
              <dc:date>2011-10-12T21:16:00</dc:date>
            </office:change-info>
          </text:insertion>
        </text:changed-region>
        <text:changed-region xml:id="ct290932304" text:id="ct290932304">
          <text:deletion>
            <office:change-info>
              <dc:creator>Mark Rotteveel</dc:creator>
              <dc:date>2011-11-13T13:16:00</dc:date>
            </office:change-info>
            <text:p text:style-name="Text_20_body">Now</text:p>
          </text:deletion>
        </text:changed-region>
        <text:changed-region xml:id="ct290932408" text:id="ct290932408">
          <text:insertion>
            <office:change-info>
              <dc:creator>Mark Rotteveel</dc:creator>
              <dc:date>2011-11-13T13:16:00</dc:date>
            </office:change-info>
          </text:insertion>
        </text:changed-region>
        <text:changed-region xml:id="ct290933552" text:id="ct290933552">
          <text:insertion>
            <office:change-info>
              <dc:creator>Mark Rotteveel</dc:creator>
              <dc:date>2011-11-13T13:16:00</dc:date>
            </office:change-info>
          </text:insertion>
        </text:changed-region>
        <text:changed-region xml:id="ct291780224" text:id="ct291780224">
          <text:deletion>
            <office:change-info>
              <dc:creator>Mark Rotteveel</dc:creator>
              <dc:date>2011-11-13T13:16:00</dc:date>
            </office:change-info>
            <text:p text:style-name="Text_20_body"><text:s/></text:p>
          </text:deletion>
        </text:changed-region>
        <text:changed-region xml:id="ct108333648" text:id="ct108333648">
          <text:insertion>
            <office:change-info>
              <dc:creator>Mark Rotteveel</dc:creator>
              <dc:date>2011-10-12T20:33:00</dc:date>
            </office:change-info>
          </text:insertion>
        </text:changed-region>
        <text:changed-region xml:id="ct108333752" text:id="ct108333752">
          <text:deletion>
            <office:change-info>
              <dc:creator>Mark Rotteveel</dc:creator>
              <dc:date>2011-10-12T20:33:00</dc:date>
            </office:change-info>
            <text:p text:style-name="Text_20_body"><text:s/></text:p>
          </text:deletion>
        </text:changed-region>
        <text:changed-region xml:id="ct290933760" text:id="ct290933760">
          <text:format-change>
            <office:change-info>
              <dc:creator>Mark Rotteveel</dc:creator>
              <dc:date>2011-11-13T13:16:00</dc:date>
            </office:change-info>
          </text:format-change>
        </text:changed-region>
        <text:changed-region xml:id="ct108333856" text:id="ct108333856">
          <text:deletion>
            <office:change-info>
              <dc:creator>Mark Rotteveel</dc:creator>
              <dc:date>2011-10-12T20:33:00</dc:date>
            </office:change-info>
            <text:p text:style-name="Text_20_body"><text:span text:style-name="Source_20_Text"><text:span text:style-name="T2">1</text:span></text:span></text:p>
          </text:deletion>
        </text:changed-region>
        <text:changed-region xml:id="ct108333960" text:id="ct108333960">
          <text:insertion>
            <office:change-info>
              <dc:creator>Mark Rotteveel</dc:creator>
              <dc:date>2011-10-12T20:33:00</dc:date>
            </office:change-info>
          </text:insertion>
        </text:changed-region>
        <text:changed-region xml:id="ct290934176" text:id="ct290934176">
          <text:format-change>
            <office:change-info>
              <dc:creator>Mark Rotteveel</dc:creator>
              <dc:date>2011-11-13T13:16:00</dc:date>
            </office:change-info>
          </text:format-change>
        </text:changed-region>
        <text:changed-region xml:id="ct290934280" text:id="ct290934280">
          <text:format-change>
            <office:change-info>
              <dc:creator>Mark Rotteveel</dc:creator>
              <dc:date>2011-11-13T13:17:00</dc:date>
            </office:change-info>
          </text:format-change>
        </text:changed-region>
        <text:changed-region xml:id="ct302606456" text:id="ct302606456">
          <text:format-change>
            <office:change-info>
              <dc:creator>Mark Rotteveel</dc:creator>
              <dc:date>2011-11-13T13:16:00</dc:date>
            </office:change-info>
          </text:format-change>
        </text:changed-region>
        <text:changed-region xml:id="ct108334064" text:id="ct108334064">
          <text:deletion>
            <office:change-info>
              <dc:creator>Mark Rotteveel</dc:creator>
              <dc:date>2011-10-12T20:33:00</dc:date>
            </office:change-info>
            <text:p text:style-name="Text_20_body"><text:span text:style-name="Source_20_Text"><text:span text:style-name="T2">1</text:span></text:span></text:p>
          </text:deletion>
        </text:changed-region>
        <text:changed-region xml:id="ct108334168" text:id="ct108334168">
          <text:insertion>
            <office:change-info>
              <dc:creator>Mark Rotteveel</dc:creator>
              <dc:date>2011-10-12T20:33:00</dc:date>
            </office:change-info>
          </text:insertion>
        </text:changed-region>
        <text:changed-region xml:id="ct302606248" text:id="ct302606248">
          <text:format-change>
            <office:change-info>
              <dc:creator>Mark Rotteveel</dc:creator>
              <dc:date>2011-11-13T13:16:00</dc:date>
            </office:change-info>
          </text:format-change>
        </text:changed-region>
        <text:changed-region xml:id="ct302605728" text:id="ct302605728">
          <text:deletion>
            <office:change-info>
              <dc:creator>Mark Rotteveel</dc:creator>
              <dc:date>2011-11-13T13:17:00</dc:date>
            </office:change-info>
            <text:p text:style-name="Text_20_body"><text:span text:style-name="Strong_20_Emphasis"/></text:p>
            <text:p text:style-name="Text_20_body"><text:span text:style-name="Strong_20_Emphasis"/></text:p>
          </text:deletion>
        </text:changed-region>
        <text:changed-region xml:id="ct108334688" text:id="ct108334688">
          <text:deletion>
            <office:change-info>
              <dc:creator>Unknown Author</dc:creator>
              <dc:date>2011-10-15T22:19:00</dc:date>
            </office:change-info>
            <text:p text:style-name="Text_20_body"><text:span text:style-name="Strong_20_Emphasis">Note, the JNI library (jaybird2</text:span></text:p>
          </text:deletion>
        </text:changed-region>
        <text:changed-region xml:id="ct108334584" text:id="ct108334584">
          <text:deletion>
            <office:change-info>
              <dc:creator>Mark Rotteveel</dc:creator>
              <dc:date>2011-10-12T20:31:00</dc:date>
            </office:change-info>
            <text:p text:style-name="Text_20_body"><text:span text:style-name="Strong_20_Emphasis">1</text:span></text:p>
          </text:deletion>
        </text:changed-region>
        <text:changed-region xml:id="ct108334480" text:id="ct108334480">
          <text:deletion>
            <office:change-info>
              <dc:creator>Unknown Author</dc:creator>
              <dc:date>2011-10-15T22:19:00</dc:date>
            </office:change-info>
            <text:p text:style-name="Text_20_body"><text:span text:style-name="Strong_20_Emphasis">2.dll/libjaybird22</text:span></text:p>
          </text:deletion>
        </text:changed-region>
        <text:changed-region xml:id="ct108334376" text:id="ct108334376">
          <text:deletion>
            <office:change-info>
              <dc:creator>Mark Rotteveel</dc:creator>
              <dc:date>2011-10-12T20:31:00</dc:date>
            </office:change-info>
            <text:p text:style-name="Text_20_body"><text:span text:style-name="Strong_20_Emphasis">1</text:span></text:p>
          </text:deletion>
        </text:changed-region>
        <text:changed-region xml:id="ct108334272" text:id="ct108334272">
          <text:deletion>
            <office:change-info>
              <dc:creator>Unknown Author</dc:creator>
              <dc:date>2011-10-15T22:19:00</dc:date>
            </office:change-info>
            <text:p text:style-name="Text_20_body"><text:span text:style-name="Strong_20_Emphasis">between Jaybird 2.1 beta 1 and Jaybird 2.1 RC1 releases. Please ensure to use the latest version.</text:span><text:span text:style-name="Strong_20_Emphasis"><office:annotation><dc:creator>Mark Rotteveel</dc:creator><dc:date>2011-10-12T20:31:59.44</dc:date><text:p text:style-name="P56"><text:span text:style-name="T27">Still relevant?</text:span></text:p></office:annotation></text:span><text:span text:style-name="Strong_20_Emphasis"> incompatible manner n.so) was changed in a</text:span></text:p>
          </text:deletion>
        </text:changed-region>
        <text:changed-region xml:id="ct302606664" text:id="ct302606664">
          <text:format-change>
            <office:change-info>
              <dc:creator>Mark Rotteveel</dc:creator>
              <dc:date>2011-11-13T13:18:00</dc:date>
            </office:change-info>
          </text:format-change>
        </text:changed-region>
        <text:changed-region xml:id="ct302606768" text:id="ct302606768">
          <text:format-change>
            <office:change-info>
              <dc:creator>Mark Rotteveel</dc:creator>
              <dc:date>2011-11-13T13:18:00</dc:date>
            </office:change-info>
          </text:format-change>
        </text:changed-region>
        <text:changed-region xml:id="ct302605624" text:id="ct302605624">
          <text:format-change>
            <office:change-info>
              <dc:creator>Mark Rotteveel</dc:creator>
              <dc:date>2011-11-13T13:18:00</dc:date>
            </office:change-info>
          </text:format-change>
        </text:changed-region>
        <text:changed-region xml:id="ct302606352" text:id="ct302606352">
          <text:format-change>
            <office:change-info>
              <dc:creator>Mark Rotteveel</dc:creator>
              <dc:date>2011-11-13T13:18:00</dc:date>
            </office:change-info>
          </text:format-change>
        </text:changed-region>
        <text:changed-region xml:id="ct302606872" text:id="ct302606872">
          <text:format-change>
            <office:change-info>
              <dc:creator>Mark Rotteveel</dc:creator>
              <dc:date>2011-11-13T13:18:00</dc:date>
            </office:change-info>
          </text:format-change>
        </text:changed-region>
        <text:changed-region xml:id="ct302606976" text:id="ct302606976">
          <text:format-change>
            <office:change-info>
              <dc:creator>Mark Rotteveel</dc:creator>
              <dc:date>2011-11-13T13:18:00</dc:date>
            </office:change-info>
          </text:format-change>
        </text:changed-region>
        <text:changed-region xml:id="ct302607080" text:id="ct302607080">
          <text:format-change>
            <office:change-info>
              <dc:creator>Mark Rotteveel</dc:creator>
              <dc:date>2011-11-13T13:18:00</dc:date>
            </office:change-info>
          </text:format-change>
        </text:changed-region>
        <text:changed-region xml:id="ct302600008" text:id="ct302600008">
          <text:format-change>
            <office:change-info>
              <dc:creator>Mark Rotteveel</dc:creator>
              <dc:date>2011-11-13T13:18:00</dc:date>
            </office:change-info>
          </text:format-change>
        </text:changed-region>
        <text:changed-region xml:id="ct302600112" text:id="ct302600112">
          <text:format-change>
            <office:change-info>
              <dc:creator>Mark Rotteveel</dc:creator>
              <dc:date>2011-11-13T13:18:00</dc:date>
            </office:change-info>
          </text:format-change>
        </text:changed-region>
        <text:changed-region xml:id="ct108334896" text:id="ct108334896">
          <text:insertion>
            <office:change-info>
              <dc:creator>Mark Rotteveel</dc:creator>
              <dc:date>2011-10-12T20:32:00</dc:date>
            </office:change-info>
          </text:insertion>
        </text:changed-region>
        <text:changed-region xml:id="ct302600528" text:id="ct302600528">
          <text:deletion>
            <office:change-info>
              <dc:creator>Mark Rotteveel</dc:creator>
              <dc:date>2011-11-13T13:18:00</dc:date>
            </office:change-info>
            <text:p text:style-name="P1"><text:s/></text:p>
          </text:deletion>
        </text:changed-region>
        <text:changed-region xml:id="ct108335000" text:id="ct108335000">
          <text:deletion>
            <office:change-info>
              <dc:creator>Mark Rotteveel</dc:creator>
              <dc:date>2011-10-12T20:32:00</dc:date>
            </office:change-info>
            <text:p text:style-name="P1"><text:s/>now</text:p>
          </text:deletion>
        </text:changed-region>
        <text:changed-region xml:id="ct108335104" text:id="ct108335104">
          <text:deletion>
            <office:change-info>
              <dc:creator>Mark Rotteveel</dc:creator>
              <dc:date>2011-10-12T20:33:00</dc:date>
            </office:change-info>
            <text:p text:style-name="P1">the </text:p>
          </text:deletion>
        </text:changed-region>
        <text:changed-region xml:id="ct302600632" text:id="ct302600632">
          <text:format-change>
            <office:change-info>
              <dc:creator>Mark Rotteveel</dc:creator>
              <dc:date>2011-11-13T13:18:00</dc:date>
            </office:change-info>
          </text:format-change>
        </text:changed-region>
        <text:changed-region xml:id="ct302600736" text:id="ct302600736">
          <text:format-change>
            <office:change-info>
              <dc:creator>Mark Rotteveel</dc:creator>
              <dc:date>2011-11-13T13:18:00</dc:date>
            </office:change-info>
          </text:format-change>
        </text:changed-region>
        <text:changed-region xml:id="ct302600840" text:id="ct302600840">
          <text:format-change>
            <office:change-info>
              <dc:creator>Mark Rotteveel</dc:creator>
              <dc:date>2011-11-13T13:18:00</dc:date>
            </office:change-info>
          </text:format-change>
        </text:changed-region>
        <text:changed-region xml:id="ct302607184" text:id="ct302607184">
          <text:format-change>
            <office:change-info>
              <dc:creator>Mark Rotteveel</dc:creator>
              <dc:date>2011-11-13T13:18:00</dc:date>
            </office:change-info>
          </text:format-change>
        </text:changed-region>
        <text:changed-region xml:id="ct108335208" text:id="ct108335208">
          <text:insertion>
            <office:change-info>
              <dc:creator>Mark Rotteveel</dc:creator>
              <dc:date>2011-10-12T20:33:00</dc:date>
            </office:change-info>
          </text:insertion>
        </text:changed-region>
        <text:changed-region xml:id="ct302607496" text:id="ct302607496">
          <text:format-change>
            <office:change-info>
              <dc:creator>Mark Rotteveel</dc:creator>
              <dc:date>2011-11-13T13:18:00</dc:date>
            </office:change-info>
          </text:format-change>
        </text:changed-region>
        <text:changed-region xml:id="ct302607600" text:id="ct302607600">
          <text:format-change>
            <office:change-info>
              <dc:creator>Mark Rotteveel</dc:creator>
              <dc:date>2011-11-13T13:18:00</dc:date>
            </office:change-info>
          </text:format-change>
        </text:changed-region>
        <text:changed-region xml:id="ct302607288" text:id="ct302607288">
          <text:format-change>
            <office:change-info>
              <dc:creator>Mark Rotteveel</dc:creator>
              <dc:date>2011-11-13T13:18:00</dc:date>
            </office:change-info>
          </text:format-change>
        </text:changed-region>
        <text:changed-region xml:id="ct302599592" text:id="ct302599592">
          <text:format-change>
            <office:change-info>
              <dc:creator>Mark Rotteveel</dc:creator>
              <dc:date>2011-11-13T13:18:00</dc:date>
            </office:change-info>
          </text:format-change>
        </text:changed-region>
        <text:changed-region xml:id="ct302607392" text:id="ct302607392">
          <text:format-change>
            <office:change-info>
              <dc:creator>Mark Rotteveel</dc:creator>
              <dc:date>2011-11-13T13:18:00</dc:date>
            </office:change-info>
          </text:format-change>
        </text:changed-region>
        <text:changed-region xml:id="ct302599696" text:id="ct302599696">
          <text:format-change>
            <office:change-info>
              <dc:creator>Mark Rotteveel</dc:creator>
              <dc:date>2011-11-13T13:18:00</dc:date>
            </office:change-info>
          </text:format-change>
        </text:changed-region>
        <text:changed-region xml:id="ct302599800" text:id="ct302599800">
          <text:format-change>
            <office:change-info>
              <dc:creator>Mark Rotteveel</dc:creator>
              <dc:date>2011-11-13T13:18:00</dc:date>
            </office:change-info>
          </text:format-change>
        </text:changed-region>
        <text:changed-region xml:id="ct302599904" text:id="ct302599904">
          <text:format-change>
            <office:change-info>
              <dc:creator>Mark Rotteveel</dc:creator>
              <dc:date>2011-11-13T13:19:00</dc:date>
            </office:change-info>
          </text:format-change>
        </text:changed-region>
        <text:changed-region xml:id="ct302600944" text:id="ct302600944">
          <text:insertion>
            <office:change-info>
              <dc:creator>Mark Rotteveel</dc:creator>
              <dc:date>2011-11-13T13:19:00</dc:date>
            </office:change-info>
          </text:insertion>
        </text:changed-region>
        <text:changed-region xml:id="ct302600320" text:id="ct302600320">
          <text:deletion>
            <office:change-info>
              <dc:creator>Mark Rotteveel</dc:creator>
              <dc:date>2011-11-13T13:19:00</dc:date>
            </office:change-info>
            <text:p text:style-name="P1">T</text:p>
          </text:deletion>
        </text:changed-region>
        <text:changed-region xml:id="ct302601048" text:id="ct302601048">
          <text:insertion>
            <office:change-info>
              <dc:creator>Mark Rotteveel</dc:creator>
              <dc:date>2011-11-13T13:19:00</dc:date>
            </office:change-info>
          </text:insertion>
        </text:changed-region>
        <text:changed-region xml:id="ct302602400" text:id="ct302602400">
          <text:format-change>
            <office:change-info>
              <dc:creator>Mark Rotteveel</dc:creator>
              <dc:date>2011-11-13T13:20:00</dc:date>
            </office:change-info>
          </text:format-change>
        </text:changed-region>
        <text:changed-region xml:id="ct291782096" text:id="ct291782096">
          <text:format-change>
            <office:change-info>
              <dc:creator>Mark Rotteveel</dc:creator>
              <dc:date>2011-11-13T13:20:00</dc:date>
            </office:change-info>
          </text:format-change>
        </text:changed-region>
        <text:changed-region xml:id="ct291781888" text:id="ct291781888">
          <text:format-change>
            <office:change-info>
              <dc:creator>Mark Rotteveel</dc:creator>
              <dc:date>2011-11-13T13:20:00</dc:date>
            </office:change-info>
          </text:format-change>
        </text:changed-region>
        <text:changed-region xml:id="ct302601568" text:id="ct302601568">
          <text:format-change>
            <office:change-info>
              <dc:creator>Mark Rotteveel</dc:creator>
              <dc:date>2011-11-13T13:20:00</dc:date>
            </office:change-info>
          </text:format-change>
        </text:changed-region>
        <text:changed-region xml:id="ct302601256" text:id="ct302601256">
          <text:format-change>
            <office:change-info>
              <dc:creator>Mark Rotteveel</dc:creator>
              <dc:date>2011-11-13T13:20:00</dc:date>
            </office:change-info>
          </text:format-change>
        </text:changed-region>
        <text:changed-region xml:id="ct291781784" text:id="ct291781784">
          <text:format-change>
            <office:change-info>
              <dc:creator>Mark Rotteveel</dc:creator>
              <dc:date>2011-11-13T13:20:00</dc:date>
            </office:change-info>
          </text:format-change>
        </text:changed-region>
        <text:changed-region xml:id="ct291783136" text:id="ct291783136">
          <text:format-change>
            <office:change-info>
              <dc:creator>Mark Rotteveel</dc:creator>
              <dc:date>2011-11-13T13:21:00</dc:date>
            </office:change-info>
          </text:format-change>
        </text:changed-region>
        <text:changed-region xml:id="ct291783240" text:id="ct291783240">
          <text:format-change>
            <office:change-info>
              <dc:creator>Mark Rotteveel</dc:creator>
              <dc:date>2011-11-13T13:21:00</dc:date>
            </office:change-info>
          </text:format-change>
        </text:changed-region>
        <text:changed-region xml:id="ct291781680" text:id="ct291781680">
          <text:format-change>
            <office:change-info>
              <dc:creator>Mark Rotteveel</dc:creator>
              <dc:date>2011-11-13T13:20:00</dc:date>
            </office:change-info>
          </text:format-change>
        </text:changed-region>
        <text:changed-region xml:id="ct291781368" text:id="ct291781368">
          <text:format-change>
            <office:change-info>
              <dc:creator>Mark Rotteveel</dc:creator>
              <dc:date>2011-11-13T13:20:00</dc:date>
            </office:change-info>
          </text:format-change>
        </text:changed-region>
        <text:changed-region xml:id="ct291781472" text:id="ct291781472">
          <text:format-change>
            <office:change-info>
              <dc:creator>Mark Rotteveel</dc:creator>
              <dc:date>2011-11-13T13:20:00</dc:date>
            </office:change-info>
          </text:format-change>
        </text:changed-region>
        <text:changed-region xml:id="ct291781576" text:id="ct291781576">
          <text:format-change>
            <office:change-info>
              <dc:creator>Mark Rotteveel</dc:creator>
              <dc:date>2011-11-13T13:20:00</dc:date>
            </office:change-info>
          </text:format-change>
        </text:changed-region>
        <text:changed-region xml:id="ct291781264" text:id="ct291781264">
          <text:format-change>
            <office:change-info>
              <dc:creator>Mark Rotteveel</dc:creator>
              <dc:date>2011-11-13T13:20:00</dc:date>
            </office:change-info>
          </text:format-change>
        </text:changed-region>
        <text:changed-region xml:id="ct290693480" text:id="ct290693480">
          <text:deletion>
            <office:change-info>
              <dc:creator>Unknown Author</dc:creator>
              <dc:date>2011-10-15T22:21:00</dc:date>
            </office:change-info>
            <text:p text:style-name="P2">Set TPB parameters for the specified transaction isolation level. The newly specified para</text:p>
          </text:deletion>
        </text:changed-region>
        <text:changed-region xml:id="ct302601464" text:id="ct302601464">
          <text:format-change>
            <office:change-info>
              <dc:creator>Mark Rotteveel</dc:creator>
              <dc:date>2011-11-13T13:20:00</dc:date>
            </office:change-info>
          </text:format-change>
        </text:changed-region>
        <text:changed-region xml:id="ct291781160" text:id="ct291781160">
          <text:format-change>
            <office:change-info>
              <dc:creator>Mark Rotteveel</dc:creator>
              <dc:date>2011-11-13T13:20:00</dc:date>
            </office:change-info>
          </text:format-change>
        </text:changed-region>
        <text:changed-region xml:id="ct291780536" text:id="ct291780536">
          <text:format-change>
            <office:change-info>
              <dc:creator>Mark Rotteveel</dc:creator>
              <dc:date>2011-11-13T13:20:00</dc:date>
            </office:change-info>
          </text:format-change>
        </text:changed-region>
        <text:changed-region xml:id="ct291780640" text:id="ct291780640">
          <text:format-change>
            <office:change-info>
              <dc:creator>Mark Rotteveel</dc:creator>
              <dc:date>2011-11-13T13:20:00</dc:date>
            </office:change-info>
          </text:format-change>
        </text:changed-region>
        <text:changed-region xml:id="ct302601360" text:id="ct302601360">
          <text:format-change>
            <office:change-info>
              <dc:creator>Mark Rotteveel</dc:creator>
              <dc:date>2011-11-13T13:20:00</dc:date>
            </office:change-info>
          </text:format-change>
        </text:changed-region>
        <text:changed-region xml:id="ct291780744" text:id="ct291780744">
          <text:format-change>
            <office:change-info>
              <dc:creator>Mark Rotteveel</dc:creator>
              <dc:date>2011-11-13T13:20:00</dc:date>
            </office:change-info>
          </text:format-change>
        </text:changed-region>
        <text:changed-region xml:id="ct291780848" text:id="ct291780848">
          <text:format-change>
            <office:change-info>
              <dc:creator>Mark Rotteveel</dc:creator>
              <dc:date>2011-11-13T13:20:00</dc:date>
            </office:change-info>
          </text:format-change>
        </text:changed-region>
        <text:changed-region xml:id="ct291780952" text:id="ct291780952">
          <text:format-change>
            <office:change-info>
              <dc:creator>Mark Rotteveel</dc:creator>
              <dc:date>2011-11-13T13:20:00</dc:date>
            </office:change-info>
          </text:format-change>
        </text:changed-region>
        <text:changed-region xml:id="ct291783344" text:id="ct291783344">
          <text:format-change>
            <office:change-info>
              <dc:creator>Mark Rotteveel</dc:creator>
              <dc:date>2011-11-13T13:21:00</dc:date>
            </office:change-info>
          </text:format-change>
        </text:changed-region>
        <text:changed-region xml:id="ct291781056" text:id="ct291781056">
          <text:format-change>
            <office:change-info>
              <dc:creator>Mark Rotteveel</dc:creator>
              <dc:date>2011-11-13T13:20:00</dc:date>
            </office:change-info>
          </text:format-change>
        </text:changed-region>
        <text:changed-region xml:id="ct291782200" text:id="ct291782200">
          <text:insertion>
            <office:change-info>
              <dc:creator>Mark Rotteveel</dc:creator>
              <dc:date>2011-11-13T13:20:00</dc:date>
            </office:change-info>
          </text:insertion>
        </text:changed-region>
        <text:changed-region xml:id="ct291780432" text:id="ct291780432">
          <text:format-change>
            <office:change-info>
              <dc:creator>Mark Rotteveel</dc:creator>
              <dc:date>2011-11-13T13:20:00</dc:date>
            </office:change-info>
          </text:format-change>
        </text:changed-region>
        <text:changed-region xml:id="ct302601152" text:id="ct302601152">
          <text:format-change>
            <office:change-info>
              <dc:creator>Mark Rotteveel</dc:creator>
              <dc:date>2011-11-13T13:20:00</dc:date>
            </office:change-info>
          </text:format-change>
        </text:changed-region>
        <text:changed-region xml:id="ct291779704" text:id="ct291779704">
          <text:format-change>
            <office:change-info>
              <dc:creator>Mark Rotteveel</dc:creator>
              <dc:date>2011-11-13T13:20:00</dc:date>
            </office:change-info>
          </text:format-change>
        </text:changed-region>
        <text:changed-region xml:id="ct291780016" text:id="ct291780016">
          <text:format-change>
            <office:change-info>
              <dc:creator>Mark Rotteveel</dc:creator>
              <dc:date>2011-11-13T13:20:00</dc:date>
            </office:change-info>
          </text:format-change>
        </text:changed-region>
        <text:changed-region xml:id="ct302601776" text:id="ct302601776">
          <text:format-change>
            <office:change-info>
              <dc:creator>Mark Rotteveel</dc:creator>
              <dc:date>2011-11-13T13:20:00</dc:date>
            </office:change-info>
          </text:format-change>
        </text:changed-region>
        <text:changed-region xml:id="ct291779912" text:id="ct291779912">
          <text:format-change>
            <office:change-info>
              <dc:creator>Mark Rotteveel</dc:creator>
              <dc:date>2011-11-13T13:20:00</dc:date>
            </office:change-info>
          </text:format-change>
        </text:changed-region>
        <text:changed-region xml:id="ct291783552" text:id="ct291783552">
          <text:deletion>
            <office:change-info>
              <dc:creator>Mark Rotteveel</dc:creator>
              <dc:date>2011-11-13T13:21:00</dc:date>
            </office:change-info>
            <text:p text:style-name="P2">"</text:p>
          </text:deletion>
        </text:changed-region>
        <text:changed-region xml:id="ct290698368" text:id="ct290698368">
          <text:format-change>
            <office:change-info>
              <dc:creator>Mark Rotteveel</dc:creator>
              <dc:date>2011-11-13T13:21:00</dc:date>
            </office:change-info>
          </text:format-change>
        </text:changed-region>
        <text:changed-region xml:id="ct291783448" text:id="ct291783448">
          <text:deletion>
            <office:change-info>
              <dc:creator>Mark Rotteveel</dc:creator>
              <dc:date>2011-11-13T13:21:00</dc:date>
            </office:change-info>
            <text:p text:style-name="P2"><text:span text:style-name="T3">"</text:span></text:p>
          </text:deletion>
        </text:changed-region>
        <text:changed-region xml:id="ct302601880" text:id="ct302601880">
          <text:format-change>
            <office:change-info>
              <dc:creator>Mark Rotteveel</dc:creator>
              <dc:date>2011-11-13T13:20:00</dc:date>
            </office:change-info>
          </text:format-change>
        </text:changed-region>
        <text:changed-region xml:id="ct291780120" text:id="ct291780120">
          <text:format-change>
            <office:change-info>
              <dc:creator>Mark Rotteveel</dc:creator>
              <dc:date>2011-11-13T13:20:00</dc:date>
            </office:change-info>
          </text:format-change>
        </text:changed-region>
        <text:changed-region xml:id="ct302601984" text:id="ct302601984">
          <text:format-change>
            <office:change-info>
              <dc:creator>Mark Rotteveel</dc:creator>
              <dc:date>2011-11-13T13:20:00</dc:date>
            </office:change-info>
          </text:format-change>
        </text:changed-region>
        <text:changed-region xml:id="ct291779496" text:id="ct291779496">
          <text:format-change>
            <office:change-info>
              <dc:creator>Mark Rotteveel</dc:creator>
              <dc:date>2011-11-13T13:20:00</dc:date>
            </office:change-info>
          </text:format-change>
        </text:changed-region>
        <text:changed-region xml:id="ct291780328" text:id="ct291780328">
          <text:format-change>
            <office:change-info>
              <dc:creator>Mark Rotteveel</dc:creator>
              <dc:date>2011-11-13T13:20:00</dc:date>
            </office:change-info>
          </text:format-change>
        </text:changed-region>
        <text:changed-region xml:id="ct291778144" text:id="ct291778144">
          <text:format-change>
            <office:change-info>
              <dc:creator>Mark Rotteveel</dc:creator>
              <dc:date>2011-11-13T13:20:00</dc:date>
            </office:change-info>
          </text:format-change>
        </text:changed-region>
        <text:changed-region xml:id="ct302602088" text:id="ct302602088">
          <text:format-change>
            <office:change-info>
              <dc:creator>Mark Rotteveel</dc:creator>
              <dc:date>2011-11-13T13:20:00</dc:date>
            </office:change-info>
          </text:format-change>
        </text:changed-region>
        <text:changed-region xml:id="ct291776584" text:id="ct291776584">
          <text:format-change>
            <office:change-info>
              <dc:creator>Mark Rotteveel</dc:creator>
              <dc:date>2011-11-13T13:20:00</dc:date>
            </office:change-info>
          </text:format-change>
        </text:changed-region>
        <text:changed-region xml:id="ct291777832" text:id="ct291777832">
          <text:format-change>
            <office:change-info>
              <dc:creator>Mark Rotteveel</dc:creator>
              <dc:date>2011-11-13T13:20:00</dc:date>
            </office:change-info>
          </text:format-change>
        </text:changed-region>
        <text:changed-region xml:id="ct302602192" text:id="ct302602192">
          <text:format-change>
            <office:change-info>
              <dc:creator>Mark Rotteveel</dc:creator>
              <dc:date>2011-11-13T13:20:00</dc:date>
            </office:change-info>
          </text:format-change>
        </text:changed-region>
        <text:changed-region xml:id="ct291776792" text:id="ct291776792">
          <text:deletion>
            <office:change-info>
              <dc:creator>Mark Rotteveel</dc:creator>
              <dc:date>2011-11-13T12:56:00</dc:date>
            </office:change-info>
            <text:h text:style-name="Heading_20_2" text:outline-level="2">Distribution package</text:h>
            <text:p text:style-name="Text_20_body">Jaybird driver has compile-time and run-time dependencies to JCA 1.0</text:p>
          </text:deletion>
        </text:changed-region>
        <text:changed-region xml:id="ct108334792" text:id="ct108334792">
          <text:deletion>
            <office:change-info>
              <dc:creator>Mark Rotteveel</dc:creator>
              <dc:date>2011-10-12T20:37:00</dc:date>
            </office:change-info>
            <text:p text:style-name="Text_20_body">, JTA 1.0.1,</text:p>
          </text:deletion>
        </text:changed-region>
        <text:changed-region xml:id="ct108335416" text:id="ct108335416">
          <text:deletion>
            <office:change-info>
              <dc:creator>Unknown Author</dc:creator>
              <dc:date>2011-10-15T22:20:00</dc:date>
            </office:change-info>
            <text:p text:style-name="Text_20_body">JAAS 1.0<office:annotation><dc:creator>Mark Rotteveel</dc:creator><dc:date>2011-10-12T20:39:14.45</dc:date><text:p text:style-name="P56"><text:span text:style-name="T27">JAAS has been part of JDK since 1.4, no longer relevant to mention here and below?</text:span></text:p></office:annotation> and</text:p>
          </text:deletion>
        </text:changed-region>
        <text:changed-region xml:id="ct108335520" text:id="ct108335520">
          <text:deletion>
            <office:change-info>
              <dc:creator>Mark Rotteveel</dc:creator>
              <dc:date>2011-11-13T12:56:00</dc:date>
            </office:change-info>
            <text:p text:style-name="Text_20_body">-</text:p>
          </text:deletion>
          <text:insertion>
            <office:change-info office:chg-author="Unknown Author" office:chg-date-time="2011-10-15T22:20:00"/>
          </text:insertion>
        </text:changed-region>
        <text:changed-region xml:id="ct108335624" text:id="ct108335624">
          <text:deletion>
            <office:change-info>
              <dc:creator>Mark Rotteveel</dc:creator>
              <dc:date>2011-10-12T20:37:00</dc:date>
            </office:change-info>
            <text:p text:style-name="Text_20_body"><text:s/>and JDBC 2.0 Optional Package</text:p>
          </text:deletion>
        </text:changed-region>
        <text:changed-region xml:id="ct291775960" text:id="ct291775960">
          <text:deletion>
            <office:change-info>
              <dc:creator>Mark Rotteveel</dc:creator>
              <dc:date>2011-11-13T12:56:00</dc:date>
            </office:change-info>
            <text:p text:style-name="Text_20_body">. Additionally, if Log4J classes are found in the class path, it is possible to enable extensive logging inside the driver.</text:p>
            <text:p text:style-name="Text_20_body">Following file groups can be found in distribution package:</text:p>
            <text:p text:style-name="Text_20_body"><text:span text:style-name="Source_20_Text">Jaybird-2.2.0.jar</text:span> – archive containing JCA/JDBC driver and JMX management class. It requires JCA 1.0</text:p>
          </text:deletion>
        </text:changed-region>
        <text:changed-region xml:id="ct108335728" text:id="ct108335728">
          <text:deletion>
            <office:change-info>
              <dc:creator>Mark Rotteveel</dc:creator>
              <dc:date>2011-10-12T20:40:00</dc:date>
            </office:change-info>
            <text:p text:style-name="Text_20_body">, JTA 1.0.1,</text:p>
          </text:deletion>
        </text:changed-region>
        <text:changed-region xml:id="ct291777104" text:id="ct291777104">
          <text:deletion>
            <office:change-info>
              <dc:creator>Mark Rotteveel</dc:creator>
              <dc:date>2011-11-13T12:56:00</dc:date>
            </office:change-info>
            <text:p text:style-name="Text_20_body"><text:s/>and JAAS 1.0.</text:p>
            <text:list xml:id="list32185871" text:style-name="L1">
              <text:list-item>
                <text:p text:style-name="P3"><text:span text:style-name="Source_20_Text">Jaybird-pool-2.2.0.jar</text:span> – archive contains implementation of connection pooling and statement pooling interfaces.</text:p>
              </text:list-item>
              <text:list-item>
                <text:p text:style-name="P3"><text:span text:style-name="Source_20_Text">Jaybird-full-2.2.0.jar</text:span> – merge of <text:span text:style-name="Source_20_Text">firebirdsql.jar</text:span> and <text:span text:style-name="Source_20_Text">mini-j2ee.jar</text:span>. This archive can be used for standalone<text:note text:id="ftn3" text:note-class="footnote"><text:note-citation>3</text:note-citation><text:note-body><text:p text:style-name="Footnote">You have to ensure that your class path contains JAAS 1.0 classes when using JDK 1.3.x.</text:p></text:note-body></text:note> Jaybird deployments.</text:p>
              </text:list-item>
            </text:list>
            <text:p text:style-name="Text_20_body"><text:span text:style-name="Source_20_Text"/></text:p>
          </text:deletion>
        </text:changed-region>
        <text:changed-region xml:id="ct108335832" text:id="ct108335832">
          <text:deletion>
            <office:change-info>
              <dc:creator>Unknown Author</dc:creator>
              <dc:date>2011-10-15T22:20:00</dc:date>
            </office:change-info>
            <text:p text:style-name="Text_20_body"><text:span text:style-name="Source_20_Text">lib/jaas.jar</text:span> – archive containing JAAS 1.0 classes.</text:p>
          </text:deletion>
        </text:changed-region>
        <text:changed-region xml:id="ct108335936" text:id="ct108335936">
          <text:deletion>
            <office:change-info>
              <dc:creator>Mark Rotteveel</dc:creator>
              <dc:date>2011-11-13T12:56:00</dc:date>
            </office:change-info>
            <text:p text:style-name="Text_20_body">-</text:p>
          </text:deletion>
          <text:insertion>
            <office:change-info office:chg-author="Unknown Author" office:chg-date-time="2011-10-15T22:20:00"/>
          </text:insertion>
        </text:changed-region>
        <text:changed-region xml:id="ct291776480" text:id="ct291776480">
          <text:deletion>
            <office:change-info>
              <dc:creator>Mark Rotteveel</dc:creator>
              <dc:date>2011-11-13T12:56:00</dc:date>
            </office:change-info>
            <text:p text:style-name="Text_20_body"><text:span text:style-name="Source_20_Text"/></text:p>
            <text:list xml:id="list33725839" text:continue-numbering="true" text:style-name="L1">
              <text:list-item>
                <text:p text:style-name="P3"><text:span text:style-name="Source_20_Text">lib/log4j-core.jar</text:span> – archive containing core Log4J classes that provide a possibility to log into the file.</text:p>
              </text:list-item>
            </text:list>
            <text:p text:style-name="Text_20_body"><text:span text:style-name="Source_20_Text">lib/mini-j2ee.jar</text:span> – archive containing JCA 1.0</text:p>
          </text:deletion>
        </text:changed-region>
        <text:changed-region xml:id="ct108336040" text:id="ct108336040">
          <text:deletion>
            <office:change-info>
              <dc:creator>Mark Rotteveel</dc:creator>
              <dc:date>2011-10-12T20:40:00</dc:date>
            </office:change-info>
            <text:p text:style-name="Text_20_body">, JTA 1.0.1 and JDBC 2.0 Optional Package</text:p>
          </text:deletion>
        </text:changed-region>
        <text:changed-region xml:id="ct291778560" text:id="ct291778560">
          <text:deletion>
            <office:change-info>
              <dc:creator>Mark Rotteveel</dc:creator>
              <dc:date>2011-11-13T12:56:00</dc:date>
            </office:change-info>
            <text:p text:style-name="Text_20_body"><text:s/>classes.</text:p>
            <text:list xml:id="list33723042" text:continue-numbering="true" text:style-name="L1">
              <text:list-item>
                <text:p text:style-name="P3"><text:span text:style-name="Source_20_Text">jaybird22.dll</text:span> – Windows version of the JNI library for Type 2 and Embedded Server drivers, 32-bit.</text:p>
              </text:list-item>
              <text:list-item>
                <text:p text:style-name="P3"><text:span text:style-name="Source_20_Text">jaybird22_x64.dll</text:span> – Windows version of the JNI library for Type 2 and Embedded Server drivers, 64-bit.</text:p>
              </text:list-item>
            </text:list>
            <text:h text:style-name="Heading_20_3" text:outline-level="3"><text:bookmark text:name="__RefHeading__2773_156057913611111111111111111111111111111111111111111111111111111111111111111111111111111111111111111111111111111111111111111111111111111111"/>License<text:bookmark-end text:name="__RefHeading__2773_156057913611111111111111111111111111111111111111111111111111111111111111111111111111111111111111111111111111111111111111111111111111111111"/></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 text:name="__RefHeading__2775_156057913611111111111111111111111111111111111111111111111111111111111111111111111111111111111111111111111111111111111111111111111111111111"/>Source Code<text:bookmark-end text:name="__RefHeading__2775_156057913611111111111111111111111111111111111111111111111111111111111111111111111111111111111111111111111111111111111111111111111111111111"/></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deletion>
        </text:changed-region>
        <text:changed-region xml:id="ct291783760" text:id="ct291783760">
          <text:deletion>
            <office:change-info>
              <dc:creator>Mark Rotteveel</dc:creator>
              <dc:date>2011-11-13T13:21:00</dc:date>
            </office:change-info>
            <text:p text:style-name="Text_20_body"><text:span text:style-name="Source_20_Text"/></text:p>
            <text:p text:style-name="Text_20_body"><text:span text:style-name="Source_20_Text"/></text:p>
          </text:deletion>
        </text:changed-region>
        <text:changed-region xml:id="ct291356808" text:id="ct291356808">
          <text:deletion>
            <office:change-info>
              <dc:creator>Mark Rotteveel</dc:creator>
              <dc:date>2011-11-13T12:33:00</dc:date>
            </office:change-info>
            <text:p text:style-name="Text_20_body">JDBC URL Format</text:p>
            <text:p text:style-name="P4">Driver provides different JDBC URLs for different usage scenarios:</text:p>
            <text:h text:style-name="Heading_20_3" text:outline-level="3"><text:bookmark text:name="__RefHeading__2779_156057913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ure Java<text:bookmark-end text:name="__RefHeading__2779_156057913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text:span text:style-name="Source_20_Text"/></text:p>
          </text:deletion>
        </text:changed-region>
        <text:changed-region xml:id="ct108336352" text:id="ct108336352">
          <text:deletion>
            <office:change-info>
              <dc:creator>Mark Rotteveel</dc:creator>
              <dc:date>2011-11-13T12:33:00</dc:date>
            </office:change-info>
            <text:p text:style-name="Text_20_body"><text:span text:style-name="Source_20_Text"><office:annotation><dc:creator>Unknown Author</dc:creator><dc:date>2011-10-15T22:21:29.80</dc:date><text:p text:style-name="P56"><text:span text:style-name="T25">I do not know... I am pretty lazy, so I would skip this. If you wish, you can add some text here :)</text:span></text:p><text:p><text:span text:style-name="T26"/></text:p></office:annotation></text:span></text:p>
          </text:deletion>
          <text:insertion>
            <office:change-info office:chg-author="Unknown Author" office:chg-date-time="2011-10-15T22:21:00"/>
          </text:insertion>
        </text:changed-region>
        <text:changed-region xml:id="ct291356600" text:id="ct291356600">
          <text:deletion>
            <office:change-info>
              <dc:creator>Mark Rotteveel</dc:creator>
              <dc:date>2011-11-13T12:33:00</dc:date>
            </office:change-info>
            <text:p text:style-name="Text_20_body"><text:span text:style-name="Source_20_Text">jdbc:firebirdsql:host[/port]:/path/to/db.fdb</text:span> <text:line-break/>Default URL, will connect to the database using type 4 JDBC driver. Best suited for client-server applications with dedicated database server. Port can be omitted (default value is 3050), host name must be present. </text:p>
            <text:p text:style-name="Text_20_body"/>
          </text:deletion>
        </text:changed-region>
        <text:changed-region xml:id="ct108336456" text:id="ct108336456">
          <text:deletion>
            <office:change-info>
              <dc:creator>Unknown Author</dc:creator>
              <dc:date>2011-10-15T22:21:00</dc:date>
            </office:change-info>
            <text:p text:style-name="Text_20_body">First format is considered official, second – compatibility mode for InterClient migration</text:p>
          </text:deletion>
        </text:changed-region>
        <text:changed-region xml:id="ct291356912" text:id="ct291356912">
          <text:deletion>
            <office:change-info>
              <dc:creator>Mark Rotteveel</dc:creator>
              <dc:date>2011-11-13T12:33:00</dc:date>
            </office:change-info>
            <text:p text:style-name="Text_20_body">.</text:p>
            <text:h text:style-name="Heading_20_3" text:outline-level="3">Using Firebird client library</text:h>
            <text:p text:style-name="Table_20_Contents"><text:span text:style-name="Source_20_Text">jdbc:firebirdsql:native:host[/port]:/path/to/db.fdb</text:span> </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ext:span text:style-name="Source_20_Text"><text:span text:style-name="T4"><office:annotation><dc:creator>Mark Rotteveel</dc:creator><dc:date>2011-10-12T20:51:52.87</dc:date><text:p text:style-name="P56"><text:span text:style-name="T24">Needs further revision</text:span></text:p></office:annotation></text:span></text:span><text:span text:style-name="Source_20_Text"><text:span text:style-name="T4"><office:annotation><dc:creator>Unknown Author</dc:creator><dc:date>2011-10-15T22:24:07.87</dc:date><text:p text:style-name="P56"><text:span text:style-name="T25">Yup.... I have no longer Windows 2000... I can install XP and have Windows 7.</text:span></text:p><text:p><text:span text:style-name="T26"/></text:p></office:annotation></text:span></text:span><text:span text:style-name="Source_20_Text"><text:span text:style-name="T4">pe 2 driver i</text:span></text:span>n local mode. Uses client library as in previous case, however will not use socket c2000 and Windows XP SP1ommunication, but rather access database directly. Requires correct installation of the client library.</text:p>
            <text:h text:style-name="Heading_20_3" text:outline-level="3"><text:bookmark text:name="__RefHeading__2783_156057913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mbedded Server<text:bookmark-end text:name="__RefHeading__2783_156057913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deletion>
        </text:changed-region>
        <text:changed-region xml:id="ct290403232" text:id="ct290403232">
          <text:deletion>
            <office:change-info>
              <dc:creator>Mark Rotteveel</dc:creator>
              <dc:date>2011-11-13T12:36:00</dc:date>
            </office:change-info>
            <text:p text:style-name="Table_20_Contents"><text:span text:style-name="Source_20_Text"/></text:p>
            <text:p text:style-name="Table_20_Contents"><text:span text:style-name="Source_20_Text"/></text:p>
          </text:deletion>
        </text:changed-region>
        <text:changed-region xml:id="ct108336560" text:id="ct108336560">
          <text:insertion>
            <office:change-info>
              <dc:creator>Mark Rotteveel</dc:creator>
              <dc:date>2011-10-12T20:43:00</dc:date>
            </office:change-info>
          </text:insertion>
        </text:changed-region>
        <text:changed-region xml:id="ct290697744" text:id="ct290697744">
          <text:format-change>
            <office:change-info>
              <dc:creator>Mark Rotteveel</dc:creator>
              <dc:date>2011-11-13T13:43:00</dc:date>
            </office:change-info>
          </text:format-change>
        </text:changed-region>
        <text:changed-region xml:id="ct108336664" text:id="ct108336664">
          <text:insertion>
            <office:change-info>
              <dc:creator>Mark Rotteveel</dc:creator>
              <dc:date>2011-10-12T20:43:00</dc:date>
            </office:change-info>
          </text:insertion>
        </text:changed-region>
        <text:changed-region xml:id="ct108336768" text:id="ct108336768">
          <text:insertion>
            <office:change-info>
              <dc:creator>Unknown Author</dc:creator>
              <dc:date>2011-10-15T22:22:00</dc:date>
            </office:change-info>
          </text:insertion>
        </text:changed-region>
        <text:changed-region xml:id="ct290698264" text:id="ct290698264">
          <text:insertion>
            <office:change-info>
              <dc:creator>Mark Rotteveel</dc:creator>
              <dc:date>2011-11-13T13:23:00</dc:date>
            </office:change-info>
          </text:insertion>
        </text:changed-region>
        <text:changed-region xml:id="ct291785840" text:id="ct291785840">
          <text:format-change>
            <office:change-info>
              <dc:creator>Mark Rotteveel</dc:creator>
              <dc:date>2011-11-13T13:43:00</dc:date>
            </office:change-info>
          </text:format-change>
        </text:changed-region>
        <text:changed-region xml:id="ct291785736" text:id="ct291785736">
          <text:format-change>
            <office:change-info>
              <dc:creator>Mark Rotteveel</dc:creator>
              <dc:date>2011-11-13T13:43:00</dc:date>
            </office:change-info>
          </text:format-change>
        </text:changed-region>
        <text:changed-region xml:id="ct291785216" text:id="ct291785216">
          <text:format-change>
            <office:change-info>
              <dc:creator>Mark Rotteveel</dc:creator>
              <dc:date>2011-11-13T13:43:00</dc:date>
            </office:change-info>
          </text:format-change>
        </text:changed-region>
        <text:changed-region xml:id="ct291785944" text:id="ct291785944">
          <text:format-change>
            <office:change-info>
              <dc:creator>Mark Rotteveel</dc:creator>
              <dc:date>2011-11-13T13:44:00</dc:date>
            </office:change-info>
          </text:format-change>
        </text:changed-region>
        <text:changed-region xml:id="ct291786048" text:id="ct291786048">
          <text:format-change>
            <office:change-info>
              <dc:creator>Mark Rotteveel</dc:creator>
              <dc:date>2011-11-13T13:44:00</dc:date>
            </office:change-info>
          </text:format-change>
        </text:changed-region>
        <text:changed-region xml:id="ct291785528" text:id="ct291785528">
          <text:format-change>
            <office:change-info>
              <dc:creator>Mark Rotteveel</dc:creator>
              <dc:date>2011-11-13T13:44:00</dc:date>
            </office:change-info>
          </text:format-change>
        </text:changed-region>
        <text:changed-region xml:id="ct291785424" text:id="ct291785424">
          <text:format-change>
            <office:change-info>
              <dc:creator>Mark Rotteveel</dc:creator>
              <dc:date>2011-11-13T13:44:00</dc:date>
            </office:change-info>
          </text:format-change>
        </text:changed-region>
        <text:changed-region xml:id="ct291785632" text:id="ct291785632">
          <text:format-change>
            <office:change-info>
              <dc:creator>Mark Rotteveel</dc:creator>
              <dc:date>2011-11-13T13:44:00</dc:date>
            </office:change-info>
          </text:format-change>
        </text:changed-region>
        <text:changed-region xml:id="ct290697224" text:id="ct290697224">
          <text:format-change>
            <office:change-info>
              <dc:creator>Mark Rotteveel</dc:creator>
              <dc:date>2011-11-13T13:43:00</dc:date>
            </office:change-info>
          </text:format-change>
        </text:changed-region>
        <text:changed-region xml:id="ct290697640" text:id="ct290697640">
          <text:format-change>
            <office:change-info>
              <dc:creator>Mark Rotteveel</dc:creator>
              <dc:date>2011-11-13T13:43:00</dc:date>
            </office:change-info>
          </text:format-change>
        </text:changed-region>
        <text:changed-region xml:id="ct290697848" text:id="ct290697848">
          <text:format-change>
            <office:change-info>
              <dc:creator>Mark Rotteveel</dc:creator>
              <dc:date>2011-11-13T13:43:00</dc:date>
            </office:change-info>
          </text:format-change>
        </text:changed-region>
        <text:changed-region xml:id="ct291783864" text:id="ct291783864">
          <text:format-change>
            <office:change-info>
              <dc:creator>Mark Rotteveel</dc:creator>
              <dc:date>2011-11-13T13:43:00</dc:date>
            </office:change-info>
          </text:format-change>
        </text:changed-region>
        <text:changed-region xml:id="ct291786152" text:id="ct291786152">
          <text:format-change>
            <office:change-info>
              <dc:creator>Mark Rotteveel</dc:creator>
              <dc:date>2011-11-13T13:44:00</dc:date>
            </office:change-info>
          </text:format-change>
        </text:changed-region>
        <text:changed-region xml:id="ct291783968" text:id="ct291783968">
          <text:format-change>
            <office:change-info>
              <dc:creator>Mark Rotteveel</dc:creator>
              <dc:date>2011-11-13T13:43:00</dc:date>
            </office:change-info>
          </text:format-change>
        </text:changed-region>
        <text:changed-region xml:id="ct291784488" text:id="ct291784488">
          <text:format-change>
            <office:change-info>
              <dc:creator>Mark Rotteveel</dc:creator>
              <dc:date>2011-11-13T13:43:00</dc:date>
            </office:change-info>
          </text:format-change>
        </text:changed-region>
        <text:changed-region xml:id="ct291786360" text:id="ct291786360">
          <text:insertion>
            <office:change-info>
              <dc:creator>Mark Rotteveel</dc:creator>
              <dc:date>2011-11-13T13:44:00</dc:date>
            </office:change-info>
          </text:insertion>
        </text:changed-region>
        <text:changed-region xml:id="ct291784384" text:id="ct291784384">
          <text:format-change>
            <office:change-info>
              <dc:creator>Mark Rotteveel</dc:creator>
              <dc:date>2011-11-13T13:43:00</dc:date>
            </office:change-info>
          </text:format-change>
        </text:changed-region>
        <text:changed-region xml:id="ct291784280" text:id="ct291784280">
          <text:format-change>
            <office:change-info>
              <dc:creator>Mark Rotteveel</dc:creator>
              <dc:date>2011-11-13T13:43:00</dc:date>
            </office:change-info>
          </text:format-change>
        </text:changed-region>
        <text:changed-region xml:id="ct291784176" text:id="ct291784176">
          <text:format-change>
            <office:change-info>
              <dc:creator>Mark Rotteveel</dc:creator>
              <dc:date>2011-11-13T13:43:00</dc:date>
            </office:change-info>
          </text:format-change>
        </text:changed-region>
        <text:changed-region xml:id="ct291783656" text:id="ct291783656">
          <text:format-change>
            <office:change-info>
              <dc:creator>Mark Rotteveel</dc:creator>
              <dc:date>2011-11-13T13:43:00</dc:date>
            </office:change-info>
          </text:format-change>
        </text:changed-region>
        <text:changed-region xml:id="ct291784072" text:id="ct291784072">
          <text:format-change>
            <office:change-info>
              <dc:creator>Mark Rotteveel</dc:creator>
              <dc:date>2011-11-13T13:43:00</dc:date>
            </office:change-info>
          </text:format-change>
        </text:changed-region>
        <text:changed-region xml:id="ct291784592" text:id="ct291784592">
          <text:format-change>
            <office:change-info>
              <dc:creator>Mark Rotteveel</dc:creator>
              <dc:date>2011-11-13T13:43:00</dc:date>
            </office:change-info>
          </text:format-change>
        </text:changed-region>
        <text:changed-region xml:id="ct291784696" text:id="ct291784696">
          <text:format-change>
            <office:change-info>
              <dc:creator>Mark Rotteveel</dc:creator>
              <dc:date>2011-11-13T13:43:00</dc:date>
            </office:change-info>
          </text:format-change>
        </text:changed-region>
        <text:changed-region xml:id="ct291784800" text:id="ct291784800">
          <text:format-change>
            <office:change-info>
              <dc:creator>Mark Rotteveel</dc:creator>
              <dc:date>2011-11-13T13:43:00</dc:date>
            </office:change-info>
          </text:format-change>
        </text:changed-region>
        <text:changed-region xml:id="ct291786672" text:id="ct291786672">
          <text:format-change>
            <office:change-info>
              <dc:creator>Mark Rotteveel</dc:creator>
              <dc:date>2011-11-13T13:44:00</dc:date>
            </office:change-info>
          </text:format-change>
        </text:changed-region>
        <text:changed-region xml:id="ct291786464" text:id="ct291786464">
          <text:format-change>
            <office:change-info>
              <dc:creator>Mark Rotteveel</dc:creator>
              <dc:date>2011-11-13T13:44:00</dc:date>
            </office:change-info>
          </text:format-change>
        </text:changed-region>
        <text:changed-region xml:id="ct291786256" text:id="ct291786256">
          <text:format-change>
            <office:change-info>
              <dc:creator>Mark Rotteveel</dc:creator>
              <dc:date>2011-11-13T13:44:00</dc:date>
            </office:change-info>
          </text:format-change>
        </text:changed-region>
        <text:changed-region xml:id="ct291784904" text:id="ct291784904">
          <text:format-change>
            <office:change-info>
              <dc:creator>Mark Rotteveel</dc:creator>
              <dc:date>2011-11-13T13:43:00</dc:date>
            </office:change-info>
          </text:format-change>
        </text:changed-region>
        <text:changed-region xml:id="ct291786776" text:id="ct291786776">
          <text:format-change>
            <office:change-info>
              <dc:creator>Mark Rotteveel</dc:creator>
              <dc:date>2011-11-13T13:45:00</dc:date>
            </office:change-info>
          </text:format-change>
        </text:changed-region>
        <text:changed-region xml:id="ct291786568" text:id="ct291786568">
          <text:format-change>
            <office:change-info>
              <dc:creator>Mark Rotteveel</dc:creator>
              <dc:date>2011-11-13T13:45:00</dc:date>
            </office:change-info>
          </text:format-change>
        </text:changed-region>
        <text:changed-region xml:id="ct291785008" text:id="ct291785008">
          <text:format-change>
            <office:change-info>
              <dc:creator>Mark Rotteveel</dc:creator>
              <dc:date>2011-11-13T13:43:00</dc:date>
            </office:change-info>
          </text:format-change>
        </text:changed-region>
        <text:changed-region xml:id="ct291785112" text:id="ct291785112">
          <text:format-change>
            <office:change-info>
              <dc:creator>Mark Rotteveel</dc:creator>
              <dc:date>2011-11-13T13:43:00</dc:date>
            </office:change-info>
          </text:format-change>
        </text:changed-region>
        <text:changed-region xml:id="ct291785320" text:id="ct291785320">
          <text:format-change>
            <office:change-info>
              <dc:creator>Mark Rotteveel</dc:creator>
              <dc:date>2011-11-13T13:43:00</dc:date>
            </office:change-info>
          </text:format-change>
        </text:changed-region>
        <text:changed-region xml:id="ct291786984" text:id="ct291786984">
          <text:format-change>
            <office:change-info>
              <dc:creator>Mark Rotteveel</dc:creator>
              <dc:date>2011-11-13T13:45:00</dc:date>
            </office:change-info>
          </text:format-change>
        </text:changed-region>
        <text:changed-region xml:id="ct291787088" text:id="ct291787088">
          <text:format-change>
            <office:change-info>
              <dc:creator>Mark Rotteveel</dc:creator>
              <dc:date>2011-11-13T13:45:00</dc:date>
            </office:change-info>
          </text:format-change>
        </text:changed-region>
        <text:changed-region xml:id="ct291787192" text:id="ct291787192">
          <text:format-change>
            <office:change-info>
              <dc:creator>Mark Rotteveel</dc:creator>
              <dc:date>2011-11-13T13:45:00</dc:date>
            </office:change-info>
          </text:format-change>
        </text:changed-region>
        <text:changed-region xml:id="ct108260792" text:id="ct108260792">
          <text:deletion>
            <office:change-info>
              <dc:creator>Mark Rotteveel</dc:creator>
              <dc:date>2011-11-13T12:45:00</dc:date>
            </office:change-info>
            <text:h text:style-name="Heading_20_2" text:outline-level="2">Using Type 2 and Embedded Server driver</text:h>
            <text:p text:style-name="Text_20_body">Jaybird 2.</text:p>
          </text:deletion>
        </text:changed-region>
        <text:changed-region xml:id="ct108495696" text:id="ct108495696">
          <text:deletion>
            <office:change-info>
              <dc:creator>Mark Rotteveel</dc:creator>
              <dc:date>2011-10-12T20:45:00</dc:date>
            </office:change-info>
            <text:p text:style-name="Text_20_body">1</text:p>
          </text:deletion>
        </text:changed-region>
        <text:changed-region xml:id="ct290403648" text:id="ct290403648">
          <text:deletion>
            <office:change-info>
              <dc:creator>Mark Rotteveel</dc:creator>
              <dc:date>2011-11-13T12:45:00</dc:date>
            </office:change-info>
            <text:p text:style-name="Text_20_body"><text:s/>provides </text:p>
          </text:deletion>
        </text:changed-region>
        <text:changed-region xml:id="ct108496008" text:id="ct108496008">
          <text:deletion>
            <office:change-info>
              <dc:creator>Mark Rotteveel</dc:creator>
              <dc:date>2011-10-12T20:45:00</dc:date>
            </office:change-info>
            <text:p text:style-name="Text_20_body">t</text:p>
          </text:deletion>
        </text:changed-region>
        <text:changed-region xml:id="ct108336872" text:id="ct108336872">
          <text:deletion>
            <office:change-info>
              <dc:creator>Mark Rotteveel</dc:creator>
              <dc:date>2011-11-13T12:45:00</dc:date>
            </office:change-info>
            <text:p text:style-name="Text_20_body">ype 2 JDBC driver that uses native client library to connect to the databases. Additionally Jaybird 2.</text:p>
          </text:deletion>
        </text:changed-region>
        <text:changed-region xml:id="ct108496320" text:id="ct108496320">
          <text:deletion>
            <office:change-info>
              <dc:creator>Mark Rotteveel</dc:creator>
              <dc:date>2011-10-12T20:46:00</dc:date>
            </office:change-info>
            <text:p text:style-name="Text_20_body">1</text:p>
          </text:deletion>
        </text:changed-region>
        <text:changed-region xml:id="ct108336248" text:id="ct108336248">
          <text:deletion>
            <office:change-info>
              <dc:creator>Mark Rotteveel</dc:creator>
              <dc:date>2011-11-13T12:45:00</dc:date>
            </office:change-info>
            <text:p text:style-name="Text_20_body"><text:s/>can use embedded version of Firebird </text:p>
          </text:deletion>
        </text:changed-region>
        <text:changed-region xml:id="ct108496632" text:id="ct108496632">
          <text:deletion>
            <office:change-info>
              <dc:creator>Mark Rotteveel</dc:creator>
              <dc:date>2011-10-12T20:46:00</dc:date>
            </office:change-info>
            <text:p text:style-name="Text_20_body">relational database allowing to create</text:p>
          </text:deletion>
        </text:changed-region>
        <text:changed-region xml:id="ct108496216" text:id="ct108496216">
          <text:deletion>
            <office:change-info>
              <dc:creator>Mark Rotteveel</dc:creator>
              <dc:date>2011-11-13T12:45:00</dc:date>
            </office:change-info>
            <text:p text:style-name="Text_20_body"><text:s/>Java applications </text:p>
          </text:deletion>
        </text:changed-region>
        <text:changed-region xml:id="ct108496736" text:id="ct108496736">
          <text:deletion>
            <office:change-info>
              <dc:creator>Mark Rotteveel</dc:creator>
              <dc:date>2011-10-12T20:46:00</dc:date>
            </office:change-info>
            <text:p text:style-name="Text_20_body">that does</text:p>
          </text:deletion>
        </text:changed-region>
        <text:changed-region xml:id="ct108496528" text:id="ct108496528">
          <text:deletion>
            <office:change-info>
              <dc:creator>Mark Rotteveel</dc:creator>
              <dc:date>2011-11-13T12:45:00</dc:date>
            </office:change-info>
            <text:p text:style-name="Text_20_body"><text:s/>not require separate server setup.</text:p>
            <text:p text:style-name="Text_20_body">However </text:p>
          </text:deletion>
        </text:changed-region>
        <text:changed-region xml:id="ct108497152" text:id="ct108497152">
          <text:deletion>
            <office:change-info>
              <dc:creator>Mark Rotteveel</dc:creator>
              <dc:date>2011-10-12T21:06:00</dc:date>
            </office:change-info>
            <text:p text:style-name="Text_20_body">t</text:p>
          </text:deletion>
        </text:changed-region>
        <text:changed-region xml:id="ct108496840" text:id="ct108496840">
          <text:deletion>
            <office:change-info>
              <dc:creator>Mark Rotteveel</dc:creator>
              <dc:date>2011-11-13T12:45:00</dc:date>
            </office:change-info>
            <text:p text:style-name="Text_20_body">ype 2 driver has also limitations:</text:p>
            <text:p text:style-name="Text_20_body">Due to multi-threading issues in Firebird client library as well as in embedded server version, it is not possible to access </text:p>
          </text:deletion>
        </text:changed-region>
        <text:changed-region xml:id="ct108497568" text:id="ct108497568">
          <text:deletion>
            <office:change-info>
              <dc:creator>Mark Rotteveel</dc:creator>
              <dc:date>2011-10-12T20:47:00</dc:date>
            </office:change-info>
            <text:p text:style-name="Text_20_body">them</text:p>
          </text:deletion>
        </text:changed-region>
        <text:changed-region xml:id="ct108497256" text:id="ct108497256">
          <text:deletion>
            <office:change-info>
              <dc:creator>Mark Rotteveel</dc:creator>
              <dc:date>2011-11-13T12:45:00</dc:date>
            </office:change-info>
            <text:p text:style-name="Text_20_body"><text:s/>from different threads simultaneously. When using client library only one thread is allowed to access connection at a time</text:p>
          </text:deletion>
        </text:changed-region>
        <text:changed-region xml:id="ct108498088" text:id="ct108498088">
          <text:deletion>
            <office:change-info>
              <dc:creator>Mark Rotteveel</dc:creator>
              <dc:date>2011-10-12T20:47:00</dc:date>
            </office:change-info>
            <text:p text:style-name="Text_20_body">, however it is allowed to access</text:p>
          </text:deletion>
        </text:changed-region>
        <text:changed-region xml:id="ct108497672" text:id="ct108497672">
          <text:deletion>
            <office:change-info>
              <dc:creator>Mark Rotteveel</dc:creator>
              <dc:date>2011-11-13T12:45:00</dc:date>
            </office:change-info>
            <text:p text:style-name="Text_20_body"><text:s/>different connections from different threads. Client library in local mode and embedded server library on Linux do not allow multithreaded access to the library. Jaybird provides necessary synchronization in Java code, however </text:p>
          </text:deletion>
        </text:changed-region>
        <text:changed-region xml:id="ct108498400" text:id="ct108498400">
          <text:deletion>
            <office:change-info>
              <dc:creator>Mark Rotteveel</dc:creator>
              <dc:date>2011-10-12T20:48:00</dc:date>
            </office:change-info>
            <text:p text:style-name="Text_20_body">corresponding</text:p>
          </text:deletion>
        </text:changed-region>
        <text:changed-region xml:id="ct108498192" text:id="ct108498192">
          <text:deletion>
            <office:change-info>
              <dc:creator>Mark Rotteveel</dc:creator>
              <dc:date>2011-11-13T12:45:00</dc:date>
            </office:change-info>
            <text:p text:style-name="Text_20_body"><text:s/>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p text:style-name="Text_20_body"><text:span text:style-name="Strong_20_Emphasis"><text:span text:style-name="T5"/></text:span></text:p>
          </text:deletion>
        </text:changed-region>
        <text:changed-region xml:id="ct108498712" text:id="ct108498712">
          <text:deletion>
            <office:change-info>
              <dc:creator>Unknown Author</dc:creator>
              <dc:date>2011-10-15T22:23:00</dc:date>
            </office:change-info>
            <text:p text:style-name="Text_20_body"><text:span text:style-name="Strong_20_Emphasis"><text:span text:style-name="T5">Current implementation of the JNI library allows that either client library or embedded server library is loaded into memory. The first library being loaded wins, attempt to load 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span><text:span text:style-name="Strong_20_Emphasis"><text:span text:style-name="T5"><office:annotation><dc:creator>Mark Rotteveel</dc:creator><dc:date>2011-10-12T20:49:12.46</dc:date><text:p text:style-name="P56"><text:span text:style-name="T27">Contradicts info in section 'Support for multiple JNI libraries'</text:span></text:p></office:annotation></text:span></text:span></text:p>
          </text:deletion>
        </text:changed-region>
        <text:changed-region xml:id="ct108498504" text:id="ct108498504">
          <text:deletion>
            <office:change-info>
              <dc:creator>Mark Rotteveel</dc:creator>
              <dc:date>2011-11-13T12:45:00</dc:date>
            </office:change-info>
            <text:p text:style-name="Text_20_body"><text:span text:style-name="Strong_20_Emphasis"><text:span text:style-name="T5"/></text:span></text:p>
            <text:list xml:id="list32191073" text:style-name="L2">
              <text:list-item>
                <text:list>
                  <text:list-item>
                    <text:list>
                      <text:list-item>
                        <text:h text:style-name="P5" text:outline-level="3">Configuring Type 2 JDBC driver</text:h>
                      </text:list-item>
                    </text:list>
                  </text:list-item>
                </text:list>
              </text:list-item>
            </text:list>
            <text:p text:style-name="Text_20_body">Type 2 JDBC driver requires JNI library to be installed and available </text:p>
          </text:deletion>
        </text:changed-region>
        <text:changed-region xml:id="ct108499024" text:id="ct108499024">
          <text:deletion>
            <office:change-info>
              <dc:creator>Mark Rotteveel</dc:creator>
              <dc:date>2011-10-12T20:50:00</dc:date>
            </office:change-info>
            <text:p text:style-name="Text_20_body">for</text:p>
          </text:deletion>
        </text:changed-region>
        <text:changed-region xml:id="ct108498608" text:id="ct108498608">
          <text:deletion>
            <office:change-info>
              <dc:creator>Mark Rotteveel</dc:creator>
              <dc:date>2011-11-13T12:45:00</dc:date>
            </office:change-info>
            <text:p text:style-name="Text_20_body"><text:s/>Java Virtual Machine. Precompiled binaries for Windows and Linux platforms are distributed with Jaybird:</text:p>
            <text:p text:style-name="Text_20_body"><text:span text:style-name="Strong_20_Emphasis">Please note that Jaybird 2.</text:span></text:p>
          </text:deletion>
        </text:changed-region>
        <text:changed-region xml:id="ct108499336" text:id="ct108499336">
          <text:deletion>
            <office:change-info>
              <dc:creator>Mark Rotteveel</dc:creator>
              <dc:date>2011-10-12T20:50:00</dc:date>
            </office:change-info>
            <text:p text:style-name="Text_20_body"><text:span text:style-name="Strong_20_Emphasis">1</text:span></text:p>
          </text:deletion>
        </text:changed-region>
        <text:changed-region xml:id="ct108499128" text:id="ct108499128">
          <text:deletion>
            <office:change-info>
              <dc:creator>Mark Rotteveel</dc:creator>
              <dc:date>2011-11-13T12:45:00</dc:date>
            </office:change-info>
            <text:p text:style-name="Text_20_body"><text:span text:style-name="Strong_20_Emphasis"><text:s/>provides update to the JNI libraries to support new features. It is not compatible with JNI library for Jaybird 2.</text:span></text:p>
          </text:deletion>
        </text:changed-region>
        <text:changed-region xml:id="ct108499440" text:id="ct108499440">
          <text:deletion>
            <office:change-info>
              <dc:creator>Mark Rotteveel</dc:creator>
              <dc:date>2011-10-12T20:51:00</dc:date>
            </office:change-info>
            <text:p text:style-name="Text_20_body"><text:span text:style-name="Strong_20_Emphasis">0</text:span></text:p>
          </text:deletion>
        </text:changed-region>
        <text:changed-region xml:id="ct108499544" text:id="ct108499544">
          <text:deletion>
            <office:change-info>
              <dc:creator>Mark Rotteveel</dc:creator>
              <dc:date>2011-11-13T12:45:00</dc:date>
            </office:change-info>
            <text:p text:style-name="Text_20_body"><text:span text:style-name="Strong_20_Emphasis">.</text:span></text:p>
            <text:p text:style-name="Text_20_body"><text:span text:style-name="Source_20_Text"/></text:p>
          </text:deletion>
        </text:changed-region>
        <text:changed-region xml:id="ct108569424" text:id="ct108569424">
          <text:deletion>
            <office:change-info>
              <dc:creator>Mark Rotteveel</dc:creator>
              <dc:date>2011-11-13T12:45:00</dc:date>
            </office:change-info>
            <text:p text:style-name="Text_20_body"><text:span text:style-name="Source_20_Text"><office:annotation><dc:creator>Unknown Author</dc:creator><dc:date>2011-10-15T22:24:07.87</dc:date><text:p text:style-name="P56"><text:span text:style-name="T25">Yup.... I have no longer Windows 2000... I can install XP and have Windows 7.</text:span></text:p><text:p><text:span text:style-name="T26"/></text:p></office:annotation></text:span></text:p>
          </text:deletion>
          <text:insertion>
            <office:change-info office:chg-author="Unknown Author" office:chg-date-time="2011-10-15T22:24:00"/>
          </text:insertion>
        </text:changed-region>
        <text:changed-region xml:id="ct108499232" text:id="ct108499232">
          <text:deletion>
            <office:change-info>
              <dc:creator>Mark Rotteveel</dc:creator>
              <dc:date>2011-11-13T12:45:00</dc:date>
            </office:change-info>
            <text:p text:style-name="Text_20_body"><text:span text:style-name="Source_20_Text">jaybird2</text:span></text:p>
          </text:deletion>
        </text:changed-region>
        <text:changed-region xml:id="ct108569632" text:id="ct108569632">
          <text:deletion>
            <office:change-info>
              <dc:creator>Mark Rotteveel</dc:creator>
              <dc:date>2011-10-12T20:51:00</dc:date>
            </office:change-info>
            <text:p text:style-name="Text_20_body"><text:span text:style-name="Source_20_Text">1</text:span></text:p>
          </text:deletion>
        </text:changed-region>
        <text:changed-region xml:id="ct108499648" text:id="ct108499648">
          <text:deletion>
            <office:change-info>
              <dc:creator>Mark Rotteveel</dc:creator>
              <dc:date>2011-11-13T12:45:00</dc:date>
            </office:change-info>
            <text:p text:style-name="Text_20_body"><text:span text:style-name="Source_20_Text">.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p text:style-name="Text_20_body"><text:span text:style-name="Source_20_Text">libjaybird2</text:span></text:p>
          </text:deletion>
        </text:changed-region>
        <text:changed-region xml:id="ct108569840" text:id="ct108569840">
          <text:deletion>
            <office:change-info>
              <dc:creator>Mark Rotteveel</dc:creator>
              <dc:date>2011-10-12T20:51:00</dc:date>
            </office:change-info>
            <text:p text:style-name="Text_20_body"><text:span text:style-name="Source_20_Text">1</text:span></text:p>
          </text:deletion>
        </text:changed-region>
        <text:changed-region xml:id="ct108498920" text:id="ct108498920">
          <text:deletion>
            <office:change-info>
              <dc:creator>Mark Rotteveel</dc:creator>
              <dc:date>2011-11-13T12:45:00</dc:date>
            </office:change-info>
            <text:p text:style-name="Text_20_body"><text:span text:style-name="Source_20_Text">.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 xml:id="list32178706" text:style-name="L3">
              <text:list-item>
                <text:p text:style-name="P6">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text:bookmark text:name="__RefHeading__2791_1560579136111111111111111111111111111111111111111111111111111111111111111111111111111111111111111111111111111111111111111111111111111111111111111111111111111111111111111111111111111"/>Configuring Embedded Server JDBC driver<text:bookmark-end text:name="__RefHeading__2791_1560579136111111111111111111111111111111111111111111111111111111111111111111111111111111111111111111111111111111111111111111111111111111111111111111111111111111111111111111111111111"/></text:h>
            <text:p text:style-name="Text_20_body">Embedded Server JDBC driver uses same JNI library and configuration steps for the </text:p>
          </text:deletion>
        </text:changed-region>
        <text:changed-region xml:id="ct108570152" text:id="ct108570152">
          <text:deletion>
            <office:change-info>
              <dc:creator>Mark Rotteveel</dc:creator>
              <dc:date>2011-10-12T20:52:00</dc:date>
            </office:change-info>
            <text:p text:style-name="Text_20_body">t</text:p>
          </text:deletion>
        </text:changed-region>
        <text:changed-region xml:id="ct108498816" text:id="ct108498816">
          <text:deletion>
            <office:change-info>
              <dc:creator>Mark Rotteveel</dc:creator>
              <dc:date>2011-11-13T12:45:00</dc:date>
            </office:change-info>
            <text:p text:style-name="Text_20_body">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xml:id="list32193175" text:style-name="L4">
              <text:list-item>
                <text:p text:style-name="P7"><text:span text:style-name="Source_20_Text">FIREBIRD</text:span> environment variable.</text:p>
              </text:list-item>
              <text:list-item>
                <text:p text:style-name="P7"><text:span text:style-name="Source_20_Text">RootDirectory</text:span> parameter in the <text:span text:style-name="Source_20_Text">firebird.conf</text:span> file.</text:p>
              </text:list-item>
              <text:list-item>
                <text:p text:style-name="P7">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Text_20_body">Therefore, if application uses character encodings, UDFs or wants to fine-tune server</text:p>
          </text:deletion>
        </text:changed-region>
        <text:changed-region xml:id="ct108570464" text:id="ct108570464">
          <text:deletion>
            <office:change-info>
              <dc:creator>Mark Rotteveel</dc:creator>
              <dc:date>2011-10-12T21:09:00</dc:date>
            </office:change-info>
            <text:p text:style-name="Text_20_body">'s</text:p>
          </text:deletion>
        </text:changed-region>
        <text:changed-region xml:id="ct290698888" text:id="ct290698888">
          <text:deletion>
            <office:change-info>
              <dc:creator>Mark Rotteveel</dc:creator>
              <dc:date>2011-11-13T12:45:00</dc:date>
            </office:change-info>
            <text:p text:style-name="Text_20_body"><text:s/>behavior <text:s/>through the configuration file, the <text:span text:style-name="Source_20_Text">FIREBIRD</text:span> environment variable must be specified and point to the installation directory of the Embedded Server, e.g. current working directory.</text:p>
            <text:p text:style-name="Text_20_body"><text:span text:style-name="Strong_20_Emphasis"><text:span text:style-name="T5"/></text:span></text:p>
          </text:deletion>
        </text:changed-region>
        <text:changed-region xml:id="ct108497984" text:id="ct108497984">
          <text:deletion>
            <office:change-info>
              <dc:creator>Mark Rotteveel</dc:creator>
              <dc:date>2011-11-13T13:46:00</dc:date>
            </office:change-info>
            <text:p text:style-name="Text_20_body">3.0 </text:p>
          </text:deletion>
        </text:changed-region>
        <text:changed-region xml:id="ct108570672" text:id="ct108570672">
          <text:deletion>
            <office:change-info>
              <dc:creator>Mark Rotteveel</dc:creator>
              <dc:date>2011-11-13T13:45:00</dc:date>
            </office:change-info>
            <text:p text:style-name="Text_20_body"><office:annotation><dc:creator>Unknown Author</dc:creator><dc:date>2011-10-15T22:25:03.89</dc:date><text:p text:style-name="P56"><text:span text:style-name="T22">Remove...</text:span></text:p><text:p><text:span text:style-name="T23"/></text:p></office:annotation></text:p>
          </text:deletion>
          <text:insertion>
            <office:change-info office:chg-author="Unknown Author" office:chg-date-time="2011-10-15T22:25:00"/>
          </text:insertion>
        </text:changed-region>
        <text:changed-region xml:id="ct290697952" text:id="ct290697952">
          <text:deletion>
            <office:change-info>
              <dc:creator>Mark Rotteveel</dc:creator>
              <dc:date>2011-11-13T13:45:00</dc:date>
            </office:change-info>
            <text:p text:style-name="Text_20_body">As </text:p>
          </text:deletion>
        </text:changed-region>
        <text:changed-region xml:id="ct108570776" text:id="ct108570776">
          <text:deletion>
            <office:change-info>
              <dc:creator>Mark Rotteveel</dc:creator>
              <dc:date>2011-10-12T20:52:00</dc:date>
            </office:change-info>
            <text:p text:style-name="Text_20_body">it </text:p>
          </text:deletion>
        </text:changed-region>
        <text:changed-region xml:id="ct108569944" text:id="ct108569944">
          <text:deletion>
            <office:change-info>
              <dc:creator>Mark Rotteveel</dc:creator>
              <dc:date>2011-11-13T13:45:00</dc:date>
            </office:change-info>
            <text:p text:style-name="Text_20_body">was mentioned before, Jaybird JCA/JDBC driver passed Sun </text:p>
          </text:deletion>
        </text:changed-region>
        <text:changed-region xml:id="ct108570984" text:id="ct108570984">
          <text:deletion>
            <office:change-info>
              <dc:creator>Mark Rotteveel</dc:creator>
              <dc:date>2011-11-13T13:45:00</dc:date>
            </office:change-info>
            <text:p text:style-name="Text_20_body"><office:annotation><dc:creator>Unknown Author</dc:creator><dc:date>2011-10-15T22:25:13.89</dc:date><text:p text:style-name="P56"><text:span text:style-name="T22">If they did not significantly refactor their suite, that would cost too much effort....</text:span></text:p><text:p><text:span text:style-name="T23"/></text:p></office:annotation></text:p>
          </text:deletion>
          <text:insertion>
            <office:change-info office:chg-author="Unknown Author" office:chg-date-time="2011-10-15T22:25:00"/>
          </text:insertion>
        </text:changed-region>
        <text:changed-region xml:id="ct108570568" text:id="ct108570568">
          <text:deletion>
            <office:change-info>
              <dc:creator>Mark Rotteveel</dc:creator>
              <dc:date>2011-11-13T13:45:00</dc:date>
            </office:change-info>
            <text:p text:style-name="Text_20_body">JDBC CTS 1.3.1 test suite. All tests except those that do not apply to Firebird RDBMS succeeded. However</text:p>
          </text:deletion>
        </text:changed-region>
        <text:changed-region xml:id="ct290785488" text:id="ct290785488">
          <text:insertion>
            <office:change-info>
              <dc:creator>Mark Rotteveel</dc:creator>
              <dc:date>2011-11-13T13:45:00</dc:date>
            </office:change-info>
          </text:insertion>
        </text:changed-region>
        <text:changed-region xml:id="ct108571088" text:id="ct108571088">
          <text:insertion>
            <office:change-info>
              <dc:creator>Mark Rotteveel</dc:creator>
              <dc:date>2011-10-12T20:53:00</dc:date>
            </office:change-info>
          </text:insertion>
        </text:changed-region>
        <text:changed-region xml:id="ct290700136" text:id="ct290700136">
          <text:insertion>
            <office:change-info>
              <dc:creator>Mark Rotteveel</dc:creator>
              <dc:date>2011-11-13T13:48:00</dc:date>
            </office:change-info>
          </text:insertion>
        </text:changed-region>
        <text:changed-region xml:id="ct290700448" text:id="ct290700448">
          <text:insertion>
            <office:change-info>
              <dc:creator>Mark Rotteveel</dc:creator>
              <dc:date>2011-11-13T13:49:00</dc:date>
            </office:change-info>
          </text:insertion>
        </text:changed-region>
        <text:changed-region xml:id="ct108497880" text:id="ct108497880">
          <text:deletion>
            <office:change-info>
              <dc:creator>Mark Rotteveel</dc:creator>
              <dc:date>2011-11-13T13:46:00</dc:date>
            </office:change-info>
            <text:h text:style-name="Heading_20_3" text:outline-level="3">3.0 </text:h>
          </text:deletion>
        </text:changed-region>
        <text:changed-region xml:id="ct108497464" text:id="ct108497464">
          <text:format-change>
            <office:change-info>
              <dc:creator>Mark Rotteveel</dc:creator>
              <dc:date>2011-11-13T13:46:00</dc:date>
            </office:change-info>
          </text:format-change>
        </text:changed-region>
        <text:changed-region xml:id="ct108495800" text:id="ct108495800">
          <text:format-change>
            <office:change-info>
              <dc:creator>Mark Rotteveel</dc:creator>
              <dc:date>2011-11-13T13:46:00</dc:date>
            </office:change-info>
          </text:format-change>
        </text:changed-region>
        <text:changed-region xml:id="ct108497776" text:id="ct108497776">
          <text:format-change>
            <office:change-info>
              <dc:creator>Mark Rotteveel</dc:creator>
              <dc:date>2011-11-13T13:46:00</dc:date>
            </office:change-info>
          </text:format-change>
        </text:changed-region>
        <text:changed-region xml:id="ct108495904" text:id="ct108495904">
          <text:format-change>
            <office:change-info>
              <dc:creator>Mark Rotteveel</dc:creator>
              <dc:date>2011-11-13T13:46:00</dc:date>
            </office:change-info>
          </text:format-change>
        </text:changed-region>
        <text:changed-region xml:id="ct108498296" text:id="ct108498296">
          <text:format-change>
            <office:change-info>
              <dc:creator>Mark Rotteveel</dc:creator>
              <dc:date>2011-11-13T13:46:00</dc:date>
            </office:change-info>
          </text:format-change>
        </text:changed-region>
        <text:changed-region xml:id="ct108497360" text:id="ct108497360">
          <text:deletion>
            <office:change-info>
              <dc:creator>Mark Rotteveel</dc:creator>
              <dc:date>2011-11-13T13:46:00</dc:date>
            </office:change-info>
            <text:list xml:id="list32184262" text:style-name="L5">
              <text:list-item>
                <text:list>
                  <text:list-item>
                    <text:p text:style-name="P8"><text:span text:style-name="Source_20_Text"/></text:p>
                  </text:list-item>
                </text:list>
              </text:list-item>
              <text:list-item>
                <text:p text:style-name="P8"><text:span text:style-name="Source_20_Text"/></text:p>
              </text:list-item>
            </text:list>
          </text:deletion>
        </text:changed-region>
        <text:changed-region xml:id="ct108571192" text:id="ct108571192">
          <text:deletion>
            <office:change-info>
              <dc:creator>Unknown Author</dc:creator>
              <dc:date>2011-10-15T22:30:00</dc:date>
            </office:change-info>
            <text:list xml:id="list33711483" text:continue-numbering="true" text:style-name="L5">
              <text:list-item>
                <text:p text:style-name="P8"><text:span text:style-name="Source_20_Text">java.sql.Clob</text:span> data type is not yet supported.<text:span text:style-name="Source_20_Text"><office:annotation><dc:creator>Mark Rotteveel</dc:creator><dc:date>2011-10-12T21:10:11.47</dc:date><text:p text:style-name="P56"><text:span text:style-name="T24">Is that still the case?</text:span></text:p></office:annotation></text:span></text:p>
              </text:list-item>
            </text:list>
          </text:deletion>
        </text:changed-region>
        <text:changed-region xml:id="ct108497048" text:id="ct108497048">
          <text:format-change>
            <office:change-info>
              <dc:creator>Mark Rotteveel</dc:creator>
              <dc:date>2011-11-13T13:46:00</dc:date>
            </office:change-info>
          </text:format-change>
        </text:changed-region>
        <text:changed-region xml:id="ct108496944" text:id="ct108496944">
          <text:format-change>
            <office:change-info>
              <dc:creator>Mark Rotteveel</dc:creator>
              <dc:date>2011-11-13T13:46:00</dc:date>
            </office:change-info>
          </text:format-change>
        </text:changed-region>
        <text:changed-region xml:id="ct108496424" text:id="ct108496424">
          <text:format-change>
            <office:change-info>
              <dc:creator>Mark Rotteveel</dc:creator>
              <dc:date>2011-11-13T13:46:00</dc:date>
            </office:change-info>
          </text:format-change>
        </text:changed-region>
        <text:changed-region xml:id="ct108496112" text:id="ct108496112">
          <text:format-change>
            <office:change-info>
              <dc:creator>Mark Rotteveel</dc:creator>
              <dc:date>2011-11-13T13:46:00</dc:date>
            </office:change-info>
          </text:format-change>
        </text:changed-region>
        <text:changed-region xml:id="ct290785696" text:id="ct290785696">
          <text:format-change>
            <office:change-info>
              <dc:creator>Mark Rotteveel</dc:creator>
              <dc:date>2011-11-13T13:46:00</dc:date>
            </office:change-info>
          </text:format-change>
        </text:changed-region>
        <text:changed-region xml:id="ct290785592" text:id="ct290785592">
          <text:deletion>
            <office:change-info>
              <dc:creator>Mark Rotteveel</dc:creator>
              <dc:date>2011-11-13T13:46:00</dc:date>
            </office:change-info>
            <text:list xml:id="list33703314" text:continue-numbering="true" text:style-name="L5">
              <text:list-item>
                <text:list>
                  <text:list-item>
                    <text:p text:style-name="P8"><text:span text:style-name="Source_20_Text"/></text:p>
                  </text:list-item>
                  <text:list-item>
                    <text:p text:style-name="P8"><text:span text:style-name="Source_20_Text"/></text:p>
                  </text:list-item>
                </text:list>
              </text:list-item>
            </text:list>
          </text:deletion>
        </text:changed-region>
        <text:changed-region xml:id="ct108571296" text:id="ct108571296">
          <text:deletion>
            <office:change-info>
              <dc:creator>Unknown Author</dc:creator>
              <dc:date>2011-10-15T22:31:00</dc:date>
            </office:change-info>
            <text:list xml:id="list33722265" text:continue-numbering="true" text:style-name="L5">
              <text:list-item>
                <text:list>
                  <text:list-item>
                    <text:p text:style-name="P8"><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span text:style-name="Source_20_Text"><office:annotation><dc:creator>Mark Rotteveel</dc:creator><dc:date>2011-10-12T20:53:43.47</dc:date><text:p text:style-name="P56"><text:span text:style-name="T24">Changed with 2.2</text:span></text:p></office:annotation></text:span></text:p>
                  </text:list-item>
                </text:list>
              </text:list-item>
            </text:list>
          </text:deletion>
        </text:changed-region>
        <text:changed-region xml:id="ct290786008" text:id="ct290786008">
          <text:deletion>
            <office:change-info>
              <dc:creator>Mark Rotteveel</dc:creator>
              <dc:date>2011-11-13T13:49:00</dc:date>
            </office:change-info>
            <text:list xml:id="list33707730" text:continue-numbering="true" text:style-name="L5">
              <text:list-item>
                <text:p text:style-name="P8"><text:span text:style-name="Source_20_Text"><text:span text:style-name="T4">java.sql.PreparedStatement</text:span></text:span></text:p>
                <text:list>
                  <text:list-item>
                    <text:p text:style-name="P8"><text:span text:style-name="Source_20_Text"><text:span text:style-name="T4">setObject(int index, Object object, int type)</text:span></text:span> Target SQL type is determined from the class of the passed object and corresponding parameter is ignored.</text:p>
                  </text:list-item>
                </text:list>
              </text:list-item>
              <text:list-item>
                <text:p text:style-name="P8"><text:span text:style-name="Source_20_Text"><text:span text:style-name="T4">setObject(int index, Object object, int type, int scale)</text:span></text:span> Same as above, type and scale are ignored.</text:p>
              </text:list-item>
              <text:list-item>
                <text:p text:style-name="P8"><text:span text:style-name="Source_20_Text"><text:span text:style-name="T4"/></text:span></text:p>
              </text:list-item>
            </text:list>
          </text:deletion>
        </text:changed-region>
        <text:changed-region xml:id="ct290786112" text:id="ct290786112">
          <text:format-change>
            <office:change-info>
              <dc:creator>Mark Rotteveel</dc:creator>
              <dc:date>2011-11-13T13:47:00</dc:date>
            </office:change-info>
          </text:format-change>
        </text:changed-region>
        <text:changed-region xml:id="ct290786216" text:id="ct290786216">
          <text:format-change>
            <office:change-info>
              <dc:creator>Mark Rotteveel</dc:creator>
              <dc:date>2011-11-13T13:47:00</dc:date>
            </office:change-info>
          </text:format-change>
        </text:changed-region>
        <text:changed-region xml:id="ct290786320" text:id="ct290786320">
          <text:format-change>
            <office:change-info>
              <dc:creator>Mark Rotteveel</dc:creator>
              <dc:date>2011-11-13T13:47:00</dc:date>
            </office:change-info>
          </text:format-change>
        </text:changed-region>
        <text:changed-region xml:id="ct290784760" text:id="ct290784760">
          <text:format-change>
            <office:change-info>
              <dc:creator>Mark Rotteveel</dc:creator>
              <dc:date>2011-11-13T13:47:00</dc:date>
            </office:change-info>
          </text:format-change>
        </text:changed-region>
        <text:changed-region xml:id="ct108571400" text:id="ct108571400">
          <text:insertion>
            <office:change-info>
              <dc:creator>Mark Rotteveel</dc:creator>
              <dc:date>2011-10-12T20:54:00</dc:date>
            </office:change-info>
          </text:insertion>
        </text:changed-region>
        <text:changed-region xml:id="ct108571504" text:id="ct108571504">
          <text:insertion>
            <office:change-info>
              <dc:creator>Unknown Author</dc:creator>
              <dc:date>2011-10-15T22:31:00</dc:date>
            </office:change-info>
          </text:insertion>
        </text:changed-region>
        <text:changed-region xml:id="ct290785176" text:id="ct290785176">
          <text:format-change>
            <office:change-info>
              <dc:creator>Mark Rotteveel</dc:creator>
              <dc:date>2011-11-13T13:47:00</dc:date>
            </office:change-info>
          </text:format-change>
        </text:changed-region>
        <text:changed-region xml:id="ct290784968" text:id="ct290784968">
          <text:format-change>
            <office:change-info>
              <dc:creator>Mark Rotteveel</dc:creator>
              <dc:date>2011-11-13T13:47:00</dc:date>
            </office:change-info>
          </text:format-change>
        </text:changed-region>
        <text:changed-region xml:id="ct290784864" text:id="ct290784864">
          <text:deletion>
            <office:change-info>
              <dc:creator>Mark Rotteveel</dc:creator>
              <dc:date>2011-11-13T13:47:00</dc:date>
            </office:change-info>
            <text:list xml:id="list33694896" text:continue-numbering="true" text:style-name="L5">
              <text:list-item>
                <text:list>
                  <text:list-item>
                    <text:p text:style-name="P8">Firebird server.</text:p>
                  </text:list-item>
                  <text:list-item>
                    <text:p text:style-name="P8"><text:span text:style-name="Source_20_Text"/></text:p>
                  </text:list-item>
                </text:list>
              </text:list-item>
            </text:list>
          </text:deletion>
        </text:changed-region>
        <text:changed-region xml:id="ct108571608" text:id="ct108571608">
          <text:deletion>
            <office:change-info>
              <dc:creator>Unknown Author</dc:creator>
              <dc:date>2011-10-15T22:32:00</dc:date>
            </office:change-info>
            <text:list xml:id="list33707573" text:continue-numbering="true" text:style-name="L5">
              <text:list-item>
                <text:list>
                  <text:list-item>
                    <text:p text:style-name="P8"><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8"><text:span text:style-name="Source_20_Text">getGeneratedKeys()</text:span> is not implemented because server does not support this feature yet. As soon as support for this feature is available, driver will be updated.</text:p>
                  </text:list-item>
                </text:list>
              </text:list-item>
            </text:list>
          </text:deletion>
        </text:changed-region>
        <text:changed-region xml:id="ct290784656" text:id="ct290784656">
          <text:insertion>
            <office:change-info>
              <dc:creator>Mark Rotteveel</dc:creator>
              <dc:date>2011-11-13T13:47:00</dc:date>
            </office:change-info>
          </text:insertion>
        </text:changed-region>
        <text:changed-region xml:id="ct290785072" text:id="ct290785072">
          <text:format-change>
            <office:change-info>
              <dc:creator>Mark Rotteveel</dc:creator>
              <dc:date>2011-11-13T13:47:00</dc:date>
            </office:change-info>
          </text:format-change>
        </text:changed-region>
        <text:changed-region xml:id="ct290785280" text:id="ct290785280">
          <text:format-change>
            <office:change-info>
              <dc:creator>Mark Rotteveel</dc:creator>
              <dc:date>2011-11-13T13:47:00</dc:date>
            </office:change-info>
          </text:format-change>
        </text:changed-region>
        <text:changed-region xml:id="ct290785384" text:id="ct290785384">
          <text:format-change>
            <office:change-info>
              <dc:creator>Mark Rotteveel</dc:creator>
              <dc:date>2011-11-13T13:47:00</dc:date>
            </office:change-info>
          </text:format-change>
        </text:changed-region>
        <text:changed-region xml:id="ct106784512" text:id="ct106784512">
          <text:format-change>
            <office:change-info>
              <dc:creator>Mark Rotteveel</dc:creator>
              <dc:date>2011-11-13T13:47:00</dc:date>
            </office:change-info>
          </text:format-change>
        </text:changed-region>
        <text:changed-region xml:id="ct106784408" text:id="ct106784408">
          <text:format-change>
            <office:change-info>
              <dc:creator>Mark Rotteveel</dc:creator>
              <dc:date>2011-11-13T13:47:00</dc:date>
            </office:change-info>
          </text:format-change>
        </text:changed-region>
        <text:changed-region xml:id="ct106784616" text:id="ct106784616">
          <text:format-change>
            <office:change-info>
              <dc:creator>Mark Rotteveel</dc:creator>
              <dc:date>2011-11-13T13:47:00</dc:date>
            </office:change-info>
          </text:format-change>
        </text:changed-region>
        <text:changed-region xml:id="ct106784720" text:id="ct106784720">
          <text:format-change>
            <office:change-info>
              <dc:creator>Mark Rotteveel</dc:creator>
              <dc:date>2011-11-13T13:48:00</dc:date>
            </office:change-info>
          </text:format-change>
        </text:changed-region>
        <text:changed-region xml:id="ct106784824" text:id="ct106784824">
          <text:format-change>
            <office:change-info>
              <dc:creator>Mark Rotteveel</dc:creator>
              <dc:date>2011-11-13T13:48:00</dc:date>
            </office:change-info>
          </text:format-change>
        </text:changed-region>
        <text:changed-region xml:id="ct106784928" text:id="ct106784928">
          <text:format-change>
            <office:change-info>
              <dc:creator>Mark Rotteveel</dc:creator>
              <dc:date>2011-11-13T13:48:00</dc:date>
            </office:change-info>
          </text:format-change>
        </text:changed-region>
        <text:changed-region xml:id="ct108571712" text:id="ct108571712">
          <text:insertion>
            <office:change-info>
              <dc:creator>Mark Rotteveel</dc:creator>
              <dc:date>2011-10-12T20:54:00</dc:date>
            </office:change-info>
          </text:insertion>
        </text:changed-region>
        <text:changed-region xml:id="ct108571816" text:id="ct108571816">
          <text:insertion>
            <office:change-info>
              <dc:creator>Unknown Author</dc:creator>
              <dc:date>2011-10-15T22:34:00</dc:date>
            </office:change-info>
          </text:insertion>
        </text:changed-region>
        <text:changed-region xml:id="ct290700240" text:id="ct290700240">
          <text:format-change>
            <office:change-info>
              <dc:creator>Mark Rotteveel</dc:creator>
              <dc:date>2011-11-13T13:48:00</dc:date>
            </office:change-info>
          </text:format-change>
        </text:changed-region>
        <text:changed-region xml:id="ct106785032" text:id="ct106785032">
          <text:format-change>
            <office:change-info>
              <dc:creator>Mark Rotteveel</dc:creator>
              <dc:date>2011-11-13T13:48:00</dc:date>
            </office:change-info>
          </text:format-change>
        </text:changed-region>
        <text:changed-region xml:id="ct106785136" text:id="ct106785136">
          <text:format-change>
            <office:change-info>
              <dc:creator>Mark Rotteveel</dc:creator>
              <dc:date>2011-11-13T13:48:00</dc:date>
            </office:change-info>
          </text:format-change>
        </text:changed-region>
        <text:changed-region xml:id="ct290700032" text:id="ct290700032">
          <text:format-change>
            <office:change-info>
              <dc:creator>Mark Rotteveel</dc:creator>
              <dc:date>2011-11-13T13:48:00</dc:date>
            </office:change-info>
          </text:format-change>
        </text:changed-region>
        <text:changed-region xml:id="ct108571920" text:id="ct108571920">
          <text:deletion>
            <office:change-info>
              <dc:creator>Mark Rotteveel</dc:creator>
              <dc:date>2011-10-12T21:10:00</dc:date>
            </office:change-info>
            <text:p text:style-name="Text_20_body"><text:s/>driver</text:p>
          </text:deletion>
        </text:changed-region>
        <text:changed-region xml:id="ct108572024" text:id="ct108572024">
          <text:deletion>
            <office:change-info>
              <dc:creator>Mark Rotteveel</dc:creator>
              <dc:date>2011-10-12T20:55:00</dc:date>
            </office:change-info>
            <text:p text:style-name="Text_20_body">also </text:p>
          </text:deletion>
        </text:changed-region>
        <text:changed-region xml:id="ct290700968" text:id="ct290700968">
          <text:deletion>
            <office:change-info>
              <dc:creator>Mark Rotteveel</dc:creator>
              <dc:date>2011-11-13T13:51:00</dc:date>
            </office:change-info>
            <text:p text:style-name="Text_20_body">the behavior depends </text:p>
          </text:deletion>
        </text:changed-region>
        <text:changed-region xml:id="ct290700552" text:id="ct290700552">
          <text:insertion>
            <office:change-info>
              <dc:creator>Mark Rotteveel</dc:creator>
              <dc:date>2011-11-13T13:52:00</dc:date>
            </office:change-info>
          </text:insertion>
        </text:changed-region>
        <text:changed-region xml:id="ct290785904" text:id="ct290785904">
          <text:format-change>
            <office:change-info>
              <dc:creator>Mark Rotteveel</dc:creator>
              <dc:date>2011-11-13T13:51:00</dc:date>
            </office:change-info>
          </text:format-change>
        </text:changed-region>
        <text:changed-region xml:id="ct290785800" text:id="ct290785800">
          <text:format-change>
            <office:change-info>
              <dc:creator>Mark Rotteveel</dc:creator>
              <dc:date>2011-11-13T13:51:00</dc:date>
            </office:change-info>
          </text:format-change>
        </text:changed-region>
        <text:changed-region xml:id="ct108572232" text:id="ct108572232">
          <text:insertion>
            <office:change-info>
              <dc:creator>Mark Rotteveel</dc:creator>
              <dc:date>2011-10-12T20:57:00</dc:date>
            </office:change-info>
          </text:insertion>
        </text:changed-region>
        <text:changed-region xml:id="ct108572336" text:id="ct108572336">
          <text:insertion>
            <office:change-info>
              <dc:creator>Mark Rotteveel</dc:creator>
              <dc:date>2011-10-12T20:57:00</dc:date>
            </office:change-info>
          </text:insertion>
        </text:changed-region>
        <text:changed-region xml:id="ct108572440" text:id="ct108572440">
          <text:insertion>
            <office:change-info>
              <dc:creator>Unknown Author</dc:creator>
              <dc:date>2011-10-15T22:35:00</dc:date>
            </office:change-info>
          </text:insertion>
        </text:changed-region>
        <text:changed-region xml:id="ct290700864" text:id="ct290700864">
          <text:format-change>
            <office:change-info>
              <dc:creator>Mark Rotteveel</dc:creator>
              <dc:date>2011-11-13T13:51:00</dc:date>
            </office:change-info>
          </text:format-change>
        </text:changed-region>
        <text:changed-region xml:id="ct290700760" text:id="ct290700760">
          <text:format-change>
            <office:change-info>
              <dc:creator>Mark Rotteveel</dc:creator>
              <dc:date>2011-11-13T13:51:00</dc:date>
            </office:change-info>
          </text:format-change>
        </text:changed-region>
        <text:changed-region xml:id="ct291358888" text:id="ct291358888">
          <text:format-change>
            <office:change-info>
              <dc:creator>Mark Rotteveel</dc:creator>
              <dc:date>2011-11-13T13:53:00</dc:date>
            </office:change-info>
          </text:format-change>
        </text:changed-region>
        <text:changed-region xml:id="ct291357952" text:id="ct291357952">
          <text:format-change>
            <office:change-info>
              <dc:creator>Mark Rotteveel</dc:creator>
              <dc:date>2011-11-13T13:53:00</dc:date>
            </office:change-info>
          </text:format-change>
        </text:changed-region>
        <text:changed-region xml:id="ct291359200" text:id="ct291359200">
          <text:format-change>
            <office:change-info>
              <dc:creator>Mark Rotteveel</dc:creator>
              <dc:date>2011-11-13T13:53:00</dc:date>
            </office:change-info>
          </text:format-change>
        </text:changed-region>
        <text:changed-region xml:id="ct108572544" text:id="ct108572544">
          <text:insertion>
            <office:change-info>
              <dc:creator>Mark Rotteveel</dc:creator>
              <dc:date>2011-10-12T20:59:00</dc:date>
            </office:change-info>
          </text:insertion>
        </text:changed-region>
        <text:changed-region xml:id="ct108572648" text:id="ct108572648">
          <text:insertion>
            <office:change-info>
              <dc:creator>Unknown Author</dc:creator>
              <dc:date>2011-10-15T22:37:00</dc:date>
            </office:change-info>
          </text:insertion>
        </text:changed-region>
        <text:changed-region xml:id="ct108572752" text:id="ct108572752">
          <text:insertion>
            <office:change-info>
              <dc:creator>Mark Rotteveel</dc:creator>
              <dc:date>2011-10-12T20:59:00</dc:date>
            </office:change-info>
          </text:insertion>
        </text:changed-region>
        <text:changed-region xml:id="ct108572856" text:id="ct108572856">
          <text:deletion>
            <office:change-info>
              <dc:creator>Mark Rotteveel</dc:creator>
              <dc:date>2011-10-12T20:59:00</dc:date>
            </office:change-info>
            <text:p text:style-name="Text_20_body">is</text:p>
          </text:deletion>
        </text:changed-region>
        <text:changed-region xml:id="ct108572960" text:id="ct108572960">
          <text:insertion>
            <office:change-info>
              <dc:creator>Mark Rotteveel</dc:creator>
              <dc:date>2011-10-12T20:59:00</dc:date>
            </office:change-info>
          </text:insertion>
        </text:changed-region>
        <text:changed-region xml:id="ct108573064" text:id="ct108573064">
          <text:insertion>
            <office:change-info>
              <dc:creator>Mark Rotteveel</dc:creator>
              <dc:date>2011-10-12T20:59:00</dc:date>
            </office:change-info>
          </text:insertion>
        </text:changed-region>
        <text:changed-region xml:id="ct291358992" text:id="ct291358992">
          <text:format-change>
            <office:change-info>
              <dc:creator>Mark Rotteveel</dc:creator>
              <dc:date>2011-11-13T13:53:00</dc:date>
            </office:change-info>
          </text:format-change>
        </text:changed-region>
        <text:changed-region xml:id="ct108573168" text:id="ct108573168">
          <text:deletion>
            <office:change-info>
              <dc:creator>Mark Rotteveel</dc:creator>
              <dc:date>2011-10-12T21:00:00</dc:date>
            </office:change-info>
            <text:p text:style-name="Text_20_body"><text:span text:style-name="Source_20_Text"><text:s/>method</text:span></text:p>
          </text:deletion>
        </text:changed-region>
        <text:changed-region xml:id="ct108573272" text:id="ct108573272">
          <text:deletion>
            <office:change-info>
              <dc:creator>Mark Rotteveel</dc:creator>
              <dc:date>2011-10-12T21:00:00</dc:date>
            </office:change-info>
            <text:p text:style-name="Text_20_body">when</text:p>
          </text:deletion>
        </text:changed-region>
        <text:changed-region xml:id="ct108573376" text:id="ct108573376">
          <text:insertion>
            <office:change-info>
              <dc:creator>Mark Rotteveel</dc:creator>
              <dc:date>2011-10-12T21:00:00</dc:date>
            </office:change-info>
          </text:insertion>
        </text:changed-region>
        <text:changed-region xml:id="ct108749648" text:id="ct108749648">
          <text:insertion>
            <office:change-info>
              <dc:creator>Mark Rotteveel</dc:creator>
              <dc:date>2011-10-12T21:11:00</dc:date>
            </office:change-info>
          </text:insertion>
        </text:changed-region>
        <text:changed-region xml:id="ct108749752" text:id="ct108749752">
          <text:insertion>
            <office:change-info>
              <dc:creator>Mark Rotteveel</dc:creator>
              <dc:date>2011-10-12T21:11:00</dc:date>
            </office:change-info>
          </text:insertion>
        </text:changed-region>
        <text:changed-region xml:id="ct108749856" text:id="ct108749856">
          <text:insertion>
            <office:change-info>
              <dc:creator>Mark Rotteveel</dc:creator>
              <dc:date>2011-10-12T21:00:00</dc:date>
            </office:change-info>
          </text:insertion>
        </text:changed-region>
        <text:changed-region xml:id="ct291359096" text:id="ct291359096">
          <text:format-change>
            <office:change-info>
              <dc:creator>Mark Rotteveel</dc:creator>
              <dc:date>2011-11-13T13:53:00</dc:date>
            </office:change-info>
          </text:format-change>
        </text:changed-region>
        <text:changed-region xml:id="ct108749960" text:id="ct108749960">
          <text:insertion>
            <office:change-info>
              <dc:creator>Mark Rotteveel</dc:creator>
              <dc:date>2011-10-12T21:01:00</dc:date>
            </office:change-info>
          </text:insertion>
        </text:changed-region>
        <text:changed-region xml:id="ct108750064" text:id="ct108750064">
          <text:insertion>
            <office:change-info>
              <dc:creator>Unknown Author</dc:creator>
              <dc:date>2011-10-15T22:37:00</dc:date>
            </office:change-info>
          </text:insertion>
        </text:changed-region>
        <text:changed-region xml:id="ct108750168" text:id="ct108750168">
          <text:format-change>
            <office:change-info>
              <dc:creator>Mark Rotteveel</dc:creator>
              <dc:date>2011-10-29T20:12:00</dc:date>
            </office:change-info>
          </text:format-change>
        </text:changed-region>
        <text:changed-region xml:id="ct108750272" text:id="ct108750272">
          <text:format-change>
            <office:change-info>
              <dc:creator>Mark Rotteveel</dc:creator>
              <dc:date>2011-10-29T20:12:00</dc:date>
            </office:change-info>
          </text:format-change>
        </text:changed-region>
        <text:changed-region xml:id="ct108750376" text:id="ct108750376">
          <text:format-change>
            <office:change-info>
              <dc:creator>Mark Rotteveel</dc:creator>
              <dc:date>2011-10-29T20:12:00</dc:date>
            </office:change-info>
          </text:format-change>
        </text:changed-region>
        <text:changed-region xml:id="ct108750480" text:id="ct108750480">
          <text:format-change>
            <office:change-info>
              <dc:creator>Mark Rotteveel</dc:creator>
              <dc:date>2011-10-29T20:12:00</dc:date>
            </office:change-info>
          </text:format-change>
        </text:changed-region>
        <text:changed-region xml:id="ct108750584" text:id="ct108750584">
          <text:format-change>
            <office:change-info>
              <dc:creator>Mark Rotteveel</dc:creator>
              <dc:date>2011-10-29T20:12:00</dc:date>
            </office:change-info>
          </text:format-change>
        </text:changed-region>
        <text:changed-region xml:id="ct108750688" text:id="ct108750688">
          <text:format-change>
            <office:change-info>
              <dc:creator>Mark Rotteveel</dc:creator>
              <dc:date>2011-10-29T20:12:00</dc:date>
            </office:change-info>
          </text:format-change>
        </text:changed-region>
        <text:changed-region xml:id="ct108750792" text:id="ct108750792">
          <text:format-change>
            <office:change-info>
              <dc:creator>Mark Rotteveel</dc:creator>
              <dc:date>2011-10-29T20:12:00</dc:date>
            </office:change-info>
          </text:format-change>
        </text:changed-region>
        <text:changed-region xml:id="ct108750896" text:id="ct108750896">
          <text:format-change>
            <office:change-info>
              <dc:creator>Mark Rotteveel</dc:creator>
              <dc:date>2011-10-29T20:11:00</dc:date>
            </office:change-info>
          </text:format-change>
        </text:changed-region>
        <text:changed-region xml:id="ct108751000" text:id="ct108751000">
          <text:format-change>
            <office:change-info>
              <dc:creator>Mark Rotteveel</dc:creator>
              <dc:date>2011-10-29T20:11:00</dc:date>
            </office:change-info>
          </text:format-change>
        </text:changed-region>
        <text:changed-region xml:id="ct108751104" text:id="ct108751104">
          <text:format-change>
            <office:change-info>
              <dc:creator>Mark Rotteveel</dc:creator>
              <dc:date>2011-10-29T20:11:00</dc:date>
            </office:change-info>
          </text:format-change>
        </text:changed-region>
        <text:changed-region xml:id="ct108751208" text:id="ct108751208">
          <text:format-change>
            <office:change-info>
              <dc:creator>Mark Rotteveel</dc:creator>
              <dc:date>2011-10-29T20:11:00</dc:date>
            </office:change-info>
          </text:format-change>
        </text:changed-region>
        <text:changed-region xml:id="ct108751312" text:id="ct108751312">
          <text:format-change>
            <office:change-info>
              <dc:creator>Mark Rotteveel</dc:creator>
              <dc:date>2011-10-29T20:11:00</dc:date>
            </office:change-info>
          </text:format-change>
        </text:changed-region>
        <text:changed-region xml:id="ct108751416" text:id="ct108751416">
          <text:format-change>
            <office:change-info>
              <dc:creator>Mark Rotteveel</dc:creator>
              <dc:date>2011-10-29T20:11:00</dc:date>
            </office:change-info>
          </text:format-change>
        </text:changed-region>
        <text:changed-region xml:id="ct108751520" text:id="ct108751520">
          <text:format-change>
            <office:change-info>
              <dc:creator>Mark Rotteveel</dc:creator>
              <dc:date>2011-10-29T20:11:00</dc:date>
            </office:change-info>
          </text:format-change>
        </text:changed-region>
        <text:changed-region xml:id="ct108751624" text:id="ct108751624">
          <text:format-change>
            <office:change-info>
              <dc:creator>Mark Rotteveel</dc:creator>
              <dc:date>2011-10-29T20:11:00</dc:date>
            </office:change-info>
          </text:format-change>
        </text:changed-region>
        <text:changed-region xml:id="ct108751728" text:id="ct108751728">
          <text:format-change>
            <office:change-info>
              <dc:creator>Mark Rotteveel</dc:creator>
              <dc:date>2011-10-29T20:11:00</dc:date>
            </office:change-info>
          </text:format-change>
        </text:changed-region>
        <text:changed-region xml:id="ct108751832" text:id="ct108751832">
          <text:format-change>
            <office:change-info>
              <dc:creator>Mark Rotteveel</dc:creator>
              <dc:date>2011-10-29T20:11:00</dc:date>
            </office:change-info>
          </text:format-change>
        </text:changed-region>
        <text:changed-region xml:id="ct108751936" text:id="ct108751936">
          <text:format-change>
            <office:change-info>
              <dc:creator>Mark Rotteveel</dc:creator>
              <dc:date>2011-10-29T20:10:00</dc:date>
            </office:change-info>
          </text:format-change>
        </text:changed-region>
        <text:changed-region xml:id="ct108752040" text:id="ct108752040">
          <text:format-change>
            <office:change-info>
              <dc:creator>Mark Rotteveel</dc:creator>
              <dc:date>2011-10-29T20:10:00</dc:date>
            </office:change-info>
          </text:format-change>
        </text:changed-region>
        <text:changed-region xml:id="ct108752144" text:id="ct108752144">
          <text:format-change>
            <office:change-info>
              <dc:creator>Mark Rotteveel</dc:creator>
              <dc:date>2011-10-29T20:10:00</dc:date>
            </office:change-info>
          </text:format-change>
        </text:changed-region>
        <text:changed-region xml:id="ct108752248" text:id="ct108752248">
          <text:format-change>
            <office:change-info>
              <dc:creator>Mark Rotteveel</dc:creator>
              <dc:date>2011-10-29T20:10:00</dc:date>
            </office:change-info>
          </text:format-change>
        </text:changed-region>
        <text:changed-region xml:id="ct108752352" text:id="ct108752352">
          <text:format-change>
            <office:change-info>
              <dc:creator>Mark Rotteveel</dc:creator>
              <dc:date>2011-10-29T20:10:00</dc:date>
            </office:change-info>
          </text:format-change>
        </text:changed-region>
        <text:changed-region xml:id="ct108752456" text:id="ct108752456">
          <text:format-change>
            <office:change-info>
              <dc:creator>Mark Rotteveel</dc:creator>
              <dc:date>2011-10-29T20:10:00</dc:date>
            </office:change-info>
          </text:format-change>
        </text:changed-region>
        <text:changed-region xml:id="ct108752560" text:id="ct108752560">
          <text:format-change>
            <office:change-info>
              <dc:creator>Mark Rotteveel</dc:creator>
              <dc:date>2011-10-29T20:10:00</dc:date>
            </office:change-info>
          </text:format-change>
        </text:changed-region>
        <text:changed-region xml:id="ct108752664" text:id="ct108752664">
          <text:format-change>
            <office:change-info>
              <dc:creator>Mark Rotteveel</dc:creator>
              <dc:date>2011-10-29T20:10:00</dc:date>
            </office:change-info>
          </text:format-change>
        </text:changed-region>
        <text:changed-region xml:id="ct108752768" text:id="ct108752768">
          <text:format-change>
            <office:change-info>
              <dc:creator>Mark Rotteveel</dc:creator>
              <dc:date>2011-10-29T20:10:00</dc:date>
            </office:change-info>
          </text:format-change>
        </text:changed-region>
        <text:changed-region xml:id="ct108752872" text:id="ct108752872">
          <text:format-change>
            <office:change-info>
              <dc:creator>Mark Rotteveel</dc:creator>
              <dc:date>2011-10-29T20:10:00</dc:date>
            </office:change-info>
          </text:format-change>
        </text:changed-region>
        <text:changed-region xml:id="ct108752976" text:id="ct108752976">
          <text:format-change>
            <office:change-info>
              <dc:creator>Mark Rotteveel</dc:creator>
              <dc:date>2011-10-29T20:10:00</dc:date>
            </office:change-info>
          </text:format-change>
        </text:changed-region>
        <text:changed-region xml:id="ct108753080" text:id="ct108753080">
          <text:format-change>
            <office:change-info>
              <dc:creator>Mark Rotteveel</dc:creator>
              <dc:date>2011-10-29T20:10:00</dc:date>
            </office:change-info>
          </text:format-change>
        </text:changed-region>
        <text:changed-region xml:id="ct108753184" text:id="ct108753184">
          <text:format-change>
            <office:change-info>
              <dc:creator>Mark Rotteveel</dc:creator>
              <dc:date>2011-10-29T20:10:00</dc:date>
            </office:change-info>
          </text:format-change>
        </text:changed-region>
        <text:changed-region xml:id="ct108753288" text:id="ct108753288">
          <text:format-change>
            <office:change-info>
              <dc:creator>Mark Rotteveel</dc:creator>
              <dc:date>2011-10-29T20:10:00</dc:date>
            </office:change-info>
          </text:format-change>
        </text:changed-region>
        <text:changed-region xml:id="ct108753392" text:id="ct108753392">
          <text:format-change>
            <office:change-info>
              <dc:creator>Mark Rotteveel</dc:creator>
              <dc:date>2011-10-29T20:09:00</dc:date>
            </office:change-info>
          </text:format-change>
        </text:changed-region>
        <text:changed-region xml:id="ct108753496" text:id="ct108753496">
          <text:format-change>
            <office:change-info>
              <dc:creator>Mark Rotteveel</dc:creator>
              <dc:date>2011-10-29T20:09:00</dc:date>
            </office:change-info>
          </text:format-change>
        </text:changed-region>
        <text:changed-region xml:id="ct108753600" text:id="ct108753600">
          <text:format-change>
            <office:change-info>
              <dc:creator>Mark Rotteveel</dc:creator>
              <dc:date>2011-10-29T20:09:00</dc:date>
            </office:change-info>
          </text:format-change>
        </text:changed-region>
        <text:changed-region xml:id="ct108802896" text:id="ct108802896">
          <text:format-change>
            <office:change-info>
              <dc:creator>Mark Rotteveel</dc:creator>
              <dc:date>2011-10-29T20:09:00</dc:date>
            </office:change-info>
          </text:format-change>
        </text:changed-region>
        <text:changed-region xml:id="ct108803000" text:id="ct108803000">
          <text:insertion>
            <office:change-info>
              <dc:creator>Mark Rotteveel</dc:creator>
              <dc:date>2011-10-12T21:03:00</dc:date>
            </office:change-info>
          </text:insertion>
        </text:changed-region>
        <text:changed-region xml:id="ct108803104" text:id="ct108803104">
          <text:insertion>
            <office:change-info>
              <dc:creator>Unknown Author</dc:creator>
              <dc:date>2011-10-15T22:38:00</dc:date>
            </office:change-info>
          </text:insertion>
        </text:changed-region>
        <text:changed-region xml:id="ct108803208" text:id="ct108803208">
          <text:format-change>
            <office:change-info>
              <dc:creator>Mark Rotteveel</dc:creator>
              <dc:date>2011-10-29T20:09:00</dc:date>
            </office:change-info>
          </text:format-change>
        </text:changed-region>
        <text:changed-region xml:id="ct290930640" text:id="ct290930640">
          <text:deletion>
            <office:change-info>
              <dc:creator>Mark Rotteveel</dc:creator>
              <dc:date>2011-11-13T13:53:00</dc:date>
            </office:change-info>
            <text:p text:style-name="P1"><text:s/>Additionally, when connection or prepared statement is closed twice, driver will throw an SQL exception with an attached stack trace of previous call to <text:span text:style-name="Source_20_Text"><text:span text:style-name="T4">close()</text:span></text:span> method.</text:p>
          </text:deletion>
        </text:changed-region>
        <text:changed-region xml:id="ct108803520" text:id="ct108803520">
          <text:format-change>
            <office:change-info>
              <dc:creator>Mark Rotteveel</dc:creator>
              <dc:date>2011-10-29T20:08:00</dc:date>
            </office:change-info>
          </text:format-change>
        </text:changed-region>
        <text:changed-region xml:id="ct108803624" text:id="ct108803624">
          <text:format-change>
            <office:change-info>
              <dc:creator>Mark Rotteveel</dc:creator>
              <dc:date>2011-10-29T20:09:00</dc:date>
            </office:change-info>
          </text:format-change>
        </text:changed-region>
        <text:changed-region xml:id="ct108803728" text:id="ct108803728">
          <text:format-change>
            <office:change-info>
              <dc:creator>Mark Rotteveel</dc:creator>
              <dc:date>2011-10-29T20:09:00</dc:date>
            </office:change-info>
          </text:format-change>
        </text:changed-region>
        <text:changed-region xml:id="ct108803832" text:id="ct108803832">
          <text:format-change>
            <office:change-info>
              <dc:creator>Mark Rotteveel</dc:creator>
              <dc:date>2011-10-29T20:09:00</dc:date>
            </office:change-info>
          </text:format-change>
        </text:changed-region>
        <text:changed-region xml:id="ct108803936" text:id="ct108803936">
          <text:format-change>
            <office:change-info>
              <dc:creator>Mark Rotteveel</dc:creator>
              <dc:date>2011-10-29T20:09:00</dc:date>
            </office:change-info>
          </text:format-change>
        </text:changed-region>
        <text:changed-region xml:id="ct108804040" text:id="ct108804040">
          <text:format-change>
            <office:change-info>
              <dc:creator>Mark Rotteveel</dc:creator>
              <dc:date>2011-10-29T20:09:00</dc:date>
            </office:change-info>
          </text:format-change>
        </text:changed-region>
        <text:changed-region xml:id="ct108804144" text:id="ct108804144">
          <text:format-change>
            <office:change-info>
              <dc:creator>Mark Rotteveel</dc:creator>
              <dc:date>2011-10-29T20:09:00</dc:date>
            </office:change-info>
          </text:format-change>
        </text:changed-region>
        <text:changed-region xml:id="ct108804248" text:id="ct108804248">
          <text:format-change>
            <office:change-info>
              <dc:creator>Mark Rotteveel</dc:creator>
              <dc:date>2011-10-29T20:09:00</dc:date>
            </office:change-info>
          </text:format-change>
        </text:changed-region>
        <text:changed-region xml:id="ct108804352" text:id="ct108804352">
          <text:format-change>
            <office:change-info>
              <dc:creator>Mark Rotteveel</dc:creator>
              <dc:date>2011-10-29T20:08:00</dc:date>
            </office:change-info>
          </text:format-change>
        </text:changed-region>
        <text:changed-region xml:id="ct108804456" text:id="ct108804456">
          <text:format-change>
            <office:change-info>
              <dc:creator>Mark Rotteveel</dc:creator>
              <dc:date>2011-10-29T20:09:00</dc:date>
            </office:change-info>
          </text:format-change>
        </text:changed-region>
        <text:changed-region xml:id="ct108804560" text:id="ct108804560">
          <text:format-change>
            <office:change-info>
              <dc:creator>Mark Rotteveel</dc:creator>
              <dc:date>2011-10-29T20:09:00</dc:date>
            </office:change-info>
          </text:format-change>
        </text:changed-region>
        <text:changed-region xml:id="ct108804664" text:id="ct108804664">
          <text:format-change>
            <office:change-info>
              <dc:creator>Mark Rotteveel</dc:creator>
              <dc:date>2011-10-29T20:08:00</dc:date>
            </office:change-info>
          </text:format-change>
        </text:changed-region>
        <text:changed-region xml:id="ct108804768" text:id="ct108804768">
          <text:format-change>
            <office:change-info>
              <dc:creator>Mark Rotteveel</dc:creator>
              <dc:date>2011-10-29T20:09:00</dc:date>
            </office:change-info>
          </text:format-change>
        </text:changed-region>
        <text:changed-region xml:id="ct108804872" text:id="ct108804872">
          <text:format-change>
            <office:change-info>
              <dc:creator>Mark Rotteveel</dc:creator>
              <dc:date>2011-10-29T20:09:00</dc:date>
            </office:change-info>
          </text:format-change>
        </text:changed-region>
        <text:changed-region xml:id="ct108804976" text:id="ct108804976">
          <text:format-change>
            <office:change-info>
              <dc:creator>Mark Rotteveel</dc:creator>
              <dc:date>2011-10-29T20:09:00</dc:date>
            </office:change-info>
          </text:format-change>
        </text:changed-region>
        <text:changed-region xml:id="ct291778248" text:id="ct291778248">
          <text:deletion>
            <office:change-info>
              <dc:creator>Mark Rotteveel</dc:creator>
              <dc:date>2011-11-13T13:00:00</dc:date>
            </office:change-info>
            <text:p text:style-name="Text_20_body"/>
            <text:h text:style-name="Heading_20_2" text:outline-level="2">Documentation and Support</text:h>
            <text:h text:style-name="Heading_20_3" text:outline-level="3"><text:bookmark text:name="__RefHeading__2821_1560579136111111111111111111111111111111111111111111111111111111111111111111111111111111111111111111111111111111111111111111111"/>Where to get more information on Jaybird<text:bookmark-end text:name="__RefHeading__2821_1560579136111111111111111111111111111111111111111111111111111111111111111111111111111111111111111111111111111111111111111111111"/></text:h>
            <text:p text:style-name="Text_20_body"/>
          </text:deletion>
        </text:changed-region>
        <text:changed-region xml:id="ct108805184" text:id="ct108805184">
          <text:deletion>
            <office:change-info>
              <dc:creator>Mark Rotteveel</dc:creator>
              <dc:date>2011-11-13T13:00:00</dc:date>
            </office:change-info>
            <text:p text:style-name="Text_20_body"><office:annotation><dc:creator>Unknown Author</dc:creator><dc:date>2011-10-15T22:38:31.04</dc:date><text:p text:style-name="P56"><text:span text:style-name="T22">Yes... currently wiki is hosted outside Firebird, but Firebird project already uses Confluence... Also there is a Programmers Manual...</text:span></text:p><text:p><text:span text:style-name="T23"/></text:p></office:annotation></text:p>
          </text:deletion>
          <text:insertion>
            <office:change-info office:chg-author="Unknown Author" office:chg-date-time="2011-10-15T22:38:00"/>
          </text:insertion>
        </text:changed-region>
        <text:changed-region xml:id="ct291779600" text:id="ct291779600">
          <text:deletion>
            <office:change-info>
              <dc:creator>Mark Rotteveel</dc:creator>
              <dc:date>2011-11-13T13:00:00</dc:date>
            </office:change-info>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text:bookmark text:name="__RefHeading__2823_1560579136111111111111111111111111111111111111111111111111111111111111111111111111111111111111111111111111111111111111111111111"/>Where to get help<text:bookmark-end text:name="__RefHeading__2823_1560579136111111111111111111111111111111111111111111111111111111111111111111111111111111111111111111111111111111111111111111111"/></text:h>
            <text:p text:style-name="Text_20_body">The best place to start is the FAQ. Many details for using Jaybird with various programs are located there. Below are some links to useful web sites.</text:p>
            <text:list xml:id="list32186532" text:style-name="L6">
              <text:list-item>
                <text:p text:style-name="P9">The <text:a xlink:type="simple" xlink:href="http://groups.yahoo.com/group/Firebird-Java">http://groups.yahoo.com/group/Firebird-Java</text:a> and corresponding mailing list Firebird-Java@yahoogroups.com.</text:p>
              </text:list-item>
              <text:list-item>
                <text:p text:style-name="P9">The code for Firebird and this driver are on <text:a xlink:type="simple" xlink:href="http://sourceforge.net/projects/firebird">http://sourceforge.net/projects/firebird</text:a>.</text:p>
              </text:list-item>
              <text:list-item>
                <text:p text:style-name="P9">The Firebird project home page <text:a xlink:type="simple" xlink:href="http://www.firebirdsql.com/">http://www.firebirdsql.com</text:a>.</text:p>
              </text:list-item>
            </text:list>
            <text:h text:style-name="Heading_20_3" text:outline-level="3"><text:bookmark text:name="__RefHeading__2825_1560579136111111111111111111111111111111111111111111111111111111111111111111111111111111111111111111111111111111111111111111111"/>Reporting Bugs<text:bookmark-end text:name="__RefHeading__2825_1560579136111111111111111111111111111111111111111111111111111111111111111111111111111111111111111111111111111111111111111111111"/></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1"/>
          </text:deletion>
        </text:changed-region>
        <text:changed-region xml:id="ct108805496" text:id="ct108805496">
          <text:deletion>
            <office:change-info>
              <dc:creator>Mark Rotteveel</dc:creator>
              <dc:date>2011-11-13T13:00:00</dc:date>
            </office:change-info>
            <text:p text:style-name="P1"><office:annotation><dc:creator>Unknown Author</dc:creator><dc:date>2011-10-15T22:39:35.05</dc:date><text:p text:style-name="P56"><text:span text:style-name="T22">Yes, need to be changed to tracker.</text:span></text:p><text:p><text:span text:style-name="T23"/></text:p></office:annotation></text:p>
          </text:deletion>
          <text:insertion>
            <office:change-info office:chg-author="Unknown Author" office:chg-date-time="2011-10-15T22:39:00"/>
          </text:insertion>
        </text:changed-region>
        <text:changed-region xml:id="ct302606040" text:id="ct302606040">
          <text:deletion>
            <office:change-info>
              <dc:creator>Mark Rotteveel</dc:creator>
              <dc:date>2011-11-13T13:00:00</dc:date>
            </office:change-info>
            <text:p text:style-name="P1">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1">Please send corrections, suggestions, or additions to these Release Notes to to the mailing list at Firebird-Java@yahoogroups.co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change-start text:change-id="ct107427976"/><office:annotation><dc:creator>Mark Rotteveel</dc:creator><dc:date>2011-10-09T12:39:07.55</dc:date><text:p text:style-name="P56"><text:span text:style-name="T27">Some of the fonts used </text:span><text:span text:style-name="T32">(eg Albany and Cumberland)</text:span><text:span text:style-name="T27"> are non-free fonts that were included in StarOffice and were used as a default in older versions of OpenOffice. Replace with a free font like Liberation or a general available font like Times New Roman or Arial?</text:span></text:p></office:annotation><text:change-end text:change-id="ct107427976"/>JCA/JDBC Driver<text:line-break/><draw:path text:anchor-type="as-char" svg:y="0cm" draw:z-index="0" draw:style-name="gr1" draw:text-style-name="P58"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
          <text:p text:style-name="P30"><text:a xlink:type="simple" xlink:href="#__RefHeading__2737_1560579136">General Notes</text:a></text:p>
          <text:p text:style-name="P31"><text:a xlink:type="simple" xlink:href="#__RefHeading__2739_1560579136">Supported Firebird versions</text:a></text:p>
          <text:p text:style-name="P31"><text:a xlink:type="simple" xlink:href="#__RefHeading__2741_1560579136">Specification support</text:a></text:p>
          <text:p text:style-name="P30"><text:a xlink:type="simple" xlink:href="#__RefHeading__2743_1560579136">What's new in Jaybird 2.2</text:a></text:p>
          <text:p text:style-name="P31"><text:a xlink:type="simple" xlink:href="#__RefHeading__2745_1560579136">Java 6 and JDBC 4.0 API support</text:a></text:p>
          <text:p text:style-name="P31"><text:a xlink:type="simple" xlink:href="#__RefHeading__8759_1080388197">Java 7 and JDBC 4.1 API support</text:a></text:p>
          <text:p text:style-name="P31"><text:a xlink:type="simple" xlink:href="#__RefHeading__2747_1560579136">Native and Embedded (JNI) 64-bit Windows and Linux support</text:a></text:p>
          <text:p text:style-name="P31"><text:a xlink:type="simple" xlink:href="#__RefHeading__2749_1560579136">Support for Firebird 2.5Added support for Firebird 2.5 Services API enhancements: </text:a></text:p>
          <text:p text:style-name="P31"><text:a xlink:type="simple" xlink:href="#__RefHeading__2751_1560579136">Compatibility changes</text:a></text:p>
          <text:p text:style-name="P31"><text:a xlink:type="simple" xlink:href="#__RefHeading__2753_1560579136">Datasources</text:a></text:p>
          <text:p text:style-name="P30"><text:a xlink:type="simple" xlink:href="#__RefHeading__8761_1080388197">Distribution package</text:a></text:p>
          <text:p text:style-name="P31"><text:a xlink:type="simple" xlink:href="#__RefHeading__2773_1560579136">License</text:a></text:p>
          <text:p text:style-name="P31"><text:a xlink:type="simple" xlink:href="#__RefHeading__2775_1560579136">Source Code</text:a></text:p>
          <text:p text:style-name="P30"><text:a xlink:type="simple" xlink:href="#__RefHeading__8763_1080388197">Documentation and Support</text:a></text:p>
          <text:p text:style-name="P31"><text:a xlink:type="simple" xlink:href="#__RefHeading__2821_1560579136">Where to get more information on Jaybird</text:a></text:p>
          <text:p text:style-name="P31"><text:a xlink:type="simple" xlink:href="#__RefHeading__2823_1560579136">Where to get help</text:a></text:p>
          <text:p text:style-name="P31"><text:a xlink:type="simple" xlink:href="#__RefHeading__2825_1560579136">Reporting Bugs</text:a></text:p>
          <text:p text:style-name="P31"><text:a xlink:type="simple" xlink:href="#__RefHeading__8765_1080388197">Corrections/Additions To Release Notes</text:a></text:p>
          <text:p text:style-name="P30"><text:a xlink:type="simple" xlink:href="#__RefHeading__8767_1080388197">JDBC URL Format</text:a></text:p>
          <text:p text:style-name="P31"><text:a xlink:type="simple" xlink:href="#__RefHeading__2779_1560579136">Pure Java</text:a></text:p>
          <text:p text:style-name="P31"><text:a xlink:type="simple" xlink:href="#__RefHeading__2781_1560579136">Using Firebird client library</text:a></text:p>
          <text:p text:style-name="P31"><text:a xlink:type="simple" xlink:href="#__RefHeading__2783_1560579136">Embedded Server</text:a></text:p>
          <text:p text:style-name="P30"><text:a xlink:type="simple" xlink:href="#__RefHeading__8769_1080388197">Using Type 2 and Embedded Server driver</text:a></text:p>
          <text:p text:style-name="P31"><text:a xlink:type="simple" xlink:href="#__RefHeading__2789_1560579136">Configuring Type 2 JDBC driver</text:a></text:p>
          <text:p text:style-name="P31"><text:a xlink:type="simple" xlink:href="#__RefHeading__2791_1560579136">Configuring Embedded Server JDBC driver</text:a></text:p>
          <text:p text:style-name="P30"><text:a xlink:type="simple" xlink:href="#__RefHeading__2755_1560579136">Usage</text:a></text:p>
          <text:p text:style-name="P31"><text:a xlink:type="simple" xlink:href="#__RefHeading__2757_1560579136">Events</text:a></text:p>
          <text:p text:style-name="P31"><text:a xlink:type="simple" xlink:href="#__RefHeading__2759_1560579136">Support for multiple JNI libraries</text:a></text:p>
          <text:p text:style-name="P31"><text:a xlink:type="simple" xlink:href="#__RefHeading__2761_1560579136">Default holdable result sets (closed ResultSet in auto-commit mode)</text:a></text:p>
          <text:p text:style-name="P31"><text:a xlink:type="simple" xlink:href="#__RefHeading__2763_1560579136">Updatable result sets</text:a></text:p>
          <text:p text:style-name="P31"><text:a xlink:type="simple" xlink:href="#__RefHeading__2765_1560579136">Firebird management interfaces</text:a></text:p>
          <text:p text:style-name="P31"><text:a xlink:type="simple" xlink:href="#__RefHeading__2767_1560579136">Jaybird JDBC extensions</text:a></text:p>
          <text:p text:style-name="P31"><text:a xlink:type="simple" xlink:href="#__RefHeading__2769_1560579136">JDBC 3.0 compatibility</text:a></text:p>
          <text:p text:style-name="P30"><text:a xlink:type="simple" xlink:href="#__RefHeading__2785_1560579136">JDBC connection properties</text:a></text:p>
          <text:p text:style-name="P30"><text:a xlink:type="simple" xlink:href="#__RefHeading__2793_1560579136">JDBC Compatibility</text:a></text:p>
          <text:p text:style-name="P31"><text:a xlink:type="simple" xlink:href="#__RefHeading__2795_1560579136">JDBC deviations and unimplemented features</text:a></text:p>
          <text:p text:style-name="P30"><text:a xlink:type="simple" xlink:href="#__RefHeading__2797_1560579136">Jaybird Specifics</text:a></text:p>
          <text:p text:style-name="P31"><text:a xlink:type="simple" xlink:href="#__RefHeading__2799_1560579136">Result sets</text:a></text:p>
          <text:p text:style-name="P31"><text:a xlink:type="simple" xlink:href="#__RefHeading__2801_1560579136">Using java.sql.ParameterMetaData with Callable Statements</text:a></text:p>
          <text:p text:style-name="P31"><text:a xlink:type="simple" xlink:href="#__RefHeading__2803_1560579136">Using ResultSet.getCharacterStream with BLOB fields</text:a></text:p>
          <text:p text:style-name="P31"><text:a xlink:type="simple" xlink:href="#__RefHeading__2805_1560579136">Heuristic transaction completion support</text:a></text:p>
          <text:p text:style-name="P30"><text:a xlink:type="simple" xlink:href="#__RefHeading__2807_1560579136">Connection pooling with Jaybird</text:a></text:p>
          <text:p text:style-name="P31"><text:a xlink:type="simple" xlink:href="#__RefHeading__2809_1560579136">Usage scenario</text:a></text:p>
          <text:p text:style-name="P31"><text:a xlink:type="simple" xlink:href="#__RefHeading__2811_1560579136">Connection Pool Classes</text:a></text:p>
          <text:p text:style-name="P31"><text:a xlink:type="simple" xlink:href="#__RefHeading__2813_1560579136">org.firebirdsql.pool.FBConnectionPoolDataSource</text:a></text:p>
          <text:p text:style-name="P31"><text:a xlink:type="simple" xlink:href="#__RefHeading__2815_1560579136">org.firebirdsql.pool.FBWrappingDataSource</text:a></text:p>
          <text:p text:style-name="P31"><text:soft-page-break/><text:a xlink:type="simple" xlink:href="#__RefHeading__2817_1560579136">Runtime object allocation and deallocation hints</text:a></text:p>
        </text:index-body>
      </text:table-of-content>
      <text:p text:style-name="Text_20_body"/>
      <text:h text:style-name="Heading_20_2" text:outline-level="2"><text:bookmark text:name="__RefHeading__2737_1560579136"/>General Notes<text:bookmark-end text:name="__RefHeading__2737_1560579136"/></text:h>
      <text:p text:style-name="Text_20_body">Jaybird is JCA/JDBC driver suite to connect to Firebird database server<text:change-start text:change-id="ct107427768"/>s<text:change-end text:change-id="ct107427768"/>. <text:change text:change-id="ct107829856"/><text:change text:change-id="ct107829752"/><text:change text:change-id="ct107829648"/></text:p>
      <text:p text:style-name="Text_20_body">This driver is based on both the <text:change text:change-id="ct107829960"/>JCA standard for application server connections to enterprise information systems and the well<text:change text:change-id="ct107830064"/><text:change-start text:change-id="ct107830168"/>-<text:change-end text:change-id="ct107830168"/>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text:change text:change-id="ct107830272"/> <text:change-start text:change-id="ct107830376"/><text:span text:style-name="Source_20_Text"><text:span text:style-name="T4">XADataSource</text:span></text:span><text:change-end text:change-id="ct107830376"/> <text:change text:change-id="ct107830480"/><text:change-start text:change-id="ct107830584"/>concept<text:change-end text:change-id="ct107830584"/>, the JCA specification is considerably clearer on the division of responsibility between the application server and driver.</text:p>
      <text:h text:style-name="Heading_20_3" text:outline-level="3"><text:bookmark text:name="__RefHeading__2739_1560579136"/>Supported Firebird versions<text:bookmark-end text:name="__RefHeading__2739_1560579136"/></text:h>
      <text:p text:style-name="Text_20_body">Jaybird 2.2 was tested against Firebird 2.1.<text:change text:change-id="ct290935528"/><text:change-start text:change-id="ct290935632"/>4<text:change-end text:change-id="ct290935632"/> and 2.5.<text:change text:change-id="ct107830896"/><text:change-start text:change-id="ct107831000"/>1<text:change-end text:change-id="ct107831000"/>, but should<text:change-start text:change-id="ct107831104"/> also<text:change-end text:change-id="ct107831104"/> support<text:change text:change-id="ct107831208"/><text:change-start text:change-id="ct290931160"/> other <text:change-end text:change-id="ct290931160"/><text:change text:change-id="ct290931264"/>Firebird <text:change text:change-id="ct290930848"/><text:change-start text:change-id="ct290930952"/>from 1.0<text:change-end text:change-id="ct290930952"/>. <text:change-start text:change-id="ct107831312"/>The <text:change-end text:change-id="ct107831312"/>Type 2 and embedded server JDBC drivers require <text:change-start text:change-id="ct107831416"/>the appropriate <text:change-end text:change-id="ct107831416"/>JNI library<text:change text:change-id="ct107831520"/><text:change-start text:change-id="ct107831624"/>. <text:change-end text:change-id="ct107831624"/><text:change text:change-id="ct107831728"/><text:change-start text:change-id="ct107831832"/>P<text:change-end text:change-id="ct107831832"/>recompiled <text:change-start text:change-id="ct107831936"/>JNI <text:change-end text:change-id="ct107831936"/>binaries for Win32 and Linux platforms are shipped in the default installation, other platforms require porting/building JNI library for that platform. </text:p>
      <text:p text:style-name="Text_20_body"><text:change-start text:change-id="ct107832040"/>This <text:change-end text:change-id="ct107832040"/><text:change text:change-id="ct106793928"/><text:change-start text:change-id="ct106793720"/>d<text:change-end text:change-id="ct106793720"/>river <text:change text:change-id="ct290935320"/><text:change-start text:change-id="ct290935736"/>does not<text:change-end text:change-id="ct290935736"/> supports InterBase servers due to a Firebird-specific changes in <text:change-start text:change-id="ct106793824"/>the <text:change-end text:change-id="ct106793824"/>database attachment parameters that are sen<text:change text:change-id="ct290935944"/><text:change-start text:change-id="ct290936048"/>t<text:change-end text:change-id="ct290936048"/> to the server.</text:p>
      <text:h text:style-name="Heading_20_3" text:outline-level="3"><text:bookmark text:name="__RefHeading__2741_1560579136"/>Specification support<text:bookmark-end text:name="__RefHeading__2741_1560579136"/></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text:change-start text:change-id="ct108246528"/>JDBC 4.1<text:change-end text:change-id="ct108246528"/></text:p>
            </table:table-cell>
            <table:table-cell table:style-name="Table2.A1" office:value-type="string">
              <text:p text:style-name="Text_20_body"><text:change-start text:change-id="ct108246632"/>Driver implements all JDBC 4.1 methods added to existing interfaces. The driver explicitly supports <text:span text:style-name="T3">closeOnCompletion</text:span>, most<text:change-end text:change-id="ct108246632"/><text:change-start text:change-id="ct108246736"/> other JDBC 4.1 specific methods throw <text:span text:style-name="T3">SQLFeatureNotSupportedException</text:span><text:change-end text:change-id="ct108246736"/><text:change-start text:change-id="ct108246840"/>.<text:change-end text:change-id="ct108246840"/></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correct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text:change text:change-id="ct108246944"/>JCA 1.0</text:p>
          </table:table-cell>
          <table:table-cell table:style-name="Table2.A2" office:value-type="string">
            <text:p text:style-name="Text_20_body">Jaybird provides implementation of <text:change-start text:change-id="ct108247048"/><text:span text:style-name="Source_20_Text"><text:span text:style-name="T4">javax.resource.spi.ManagedConnectionFactory</text:span></text:span><text:change-end text:change-id="ct108247048"/> and related interfaces. CCI interfaces are not supported.<text:change-start text:change-id="ct108247152"/></text:p>
            <text:p text:style-name="Text_20_body">JCA 1.5 support is currently not provided.<text:change-end text:change-id="ct108247152"/></text:p>
          </table:table-cell>
        </table:table-row>
        <table:table-row>
          <table:table-cell table:style-name="Table2.A2" office:value-type="string">
            <text:p text:style-name="Text_20_body">JTA 1.0.1</text:p>
          </table:table-cell>
          <table:table-cell table:style-name="Table2.A2" office:value-type="string">
            <text:p text:style-name="Text_20_body">Driver provides<text:change-start text:change-id="ct108247256"/> an<text:change-end text:change-id="ct108247256"/> implementation of <text:change-start text:change-id="ct108247360"/><text:span text:style-name="Source_20_Text"><text:span text:style-name="T4">javax.transaction.xa.XAResource</text:span></text:span><text:change-end text:change-id="ct108247360"/> interface via JCA framework and <text:change-start text:change-id="ct108247464"/><text:span text:style-name="Source_20_Text"><text:span text:style-name="T4">XADataSource</text:span></text:span><text:change-end text:change-id="ct108247464"/>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text:change-start text:change-id="ct108247568"/>a <text:change-end text:change-id="ct108247568"/>MBean to manage Firebird server<text:change-start text:change-id="ct108247672"/>s<text:change-end text:change-id="ct108247672"/> and installed databases via JMX agent.</text:p>
          </table:table-cell>
        </table:table-row>
      </table:table>
      <text:p text:style-name="Standard"><text:change-start text:change-id="ct108247776"/></text:p>
      <text:h text:style-name="P17" text:outline-level="2"><text:bookmark text:name="__RefHeading__2743_1560579136"/><text:change-end text:change-id="ct108247776"/>What's new in Jaybird 2.2<text:bookmark-end text:name="__RefHeading__2743_1560579136"/></text:h>
      <text:p text:style-name="Text_20_body">Jaybird 2.2 introduces following new features:</text:p>
      <text:h text:style-name="Heading_20_3" text:outline-level="3"><text:bookmark text:name="__RefHeading__2745_1560579136"/><text:change-start text:change-id="ct108803416"/>Java 6 and <text:change-end text:change-id="ct108803416"/><text:change text:change-id="ct108247984"/><text:change-start text:change-id="ct108248088"/>JDBC<text:change-end text:change-id="ct108248088"/> 4.0<text:change-start text:change-id="ct108248192"/> API support<text:bookmark-end text:name="__RefHeading__2745_1560579136"/><text:change-end text:change-id="ct108248192"/><text:change-start text:change-id="ct108248296"/></text:h>
      <text:p text:style-name="Text_20_body">Added support for the following JDBC 4.0 features:</text:p>
      <text:list xml:id="list32172531" text:style-name="L7">
        <text:list-item>
          <text:p text:style-name="P34">Automatic driver loading<text:change-end text:change-id="ct108248296"/><text:change-start text:change-id="ct108248400"/>: <text:change-end text:change-id="ct108248400"/><text:change-start text:change-id="ct108248504"/>on Java 6 and later it is no longer necessary to use <text:span text:style-name="T3">Class.forName(</text:span><text:change-end text:change-id="ct108248504"/><text:change-start text:change-id="ct108248608"/><text:span text:style-name="T3">"org.firebirdsql.jdbc.FBDriver"</text:span><text:change-end text:change-id="ct108248608"/><text:change-start text:change-id="ct108248712"/><text:span text:style-name="T3">)</text:span><text:change-end text:change-id="ct108248712"/><text:change-start text:change-id="ct291356080"/><text:span text:style-name="T3"> </text:span><text:span text:style-name="T10">to load the driver</text:span><text:change-end text:change-id="ct291356080"/><text:change-start text:change-id="ct108248816"/></text:p>
        </text:list-item>
        <text:list-item>
          <text:p text:style-name="P34"><text:change-end text:change-id="ct108248816"/><text:change-start text:change-id="ct108248920"/><text:span text:style-name="T10">Implementation of </text:span><text:span text:style-name="T3">java.sql.Wrapper</text:span><text:span text:style-name="T10"> on various JDBC classes</text:span></text:p>
        </text:list-item>
        <text:list-item>
          <text:p text:style-name="P34"><text:change-end text:change-id="ct108248920"/><text:change-start text:change-id="ct108249024"/><text:span text:style-name="T10">Support for chained exceptions</text:span><text:change-end text:change-id="ct108249024"/><text:change-start text:change-id="ct108249128"/><text:span text:style-name="T10"> (use </text:span><text:span text:style-name="T3">getNextException(</text:span><text:change-end text:change-id="ct108249128"/><text:change-start text:change-id="ct108249232"/><text:span text:style-name="T3">)</text:span><text:span text:style-name="T10"> and </text:span><text:span text:style-name="T3">iterator()</text:span><text:span text:style-name="T10"> to</text:span><text:change-end text:change-id="ct108249232"/><text:change-start text:change-id="ct108249336"/><text:span text:style-name="T10"> view other, related exceptions) and </text:span><text:span text:style-name="T3">getCause()</text:span><text:span text:style-name="T10"> to retrieve the cause (deprecating similar </text:span><text:change-end text:change-id="ct108249336"/><text:change-start text:change-id="ct108249440"/><text:span text:style-name="T3">getInternalException()</text:span><text:span text:style-name="T10">)</text:span><text:change-end text:change-id="ct108249440"/><text:change-start text:change-id="ct108249544"/></text:p>
        </text:list-item>
        <text:list-item>
          <text:p text:style-name="P34"><text:span text:style-name="T10"><office:annotation><dc:creator>Mark Rotteveel</dc:creator><dc:date>2011-10-29T19:36:12.68</dc:date><text:p text:style-name="P56"><text:span text:style-name="T27">Needs additional info and/or section later in document</text:span></text:p></office:annotation></text:span><text:span text:style-name="T10">Support for </text:span><text:span text:style-name="T3">getClientInfo()</text:span><text:span text:style-name="T10"> and </text:span><text:span text:style-name="T3">setClientInfo()</text:span><text:span text:style-name="T10"> on </text:span><text:span text:style-name="T3">Connection</text:span></text:p>
        </text:list-item>
        <text:list-item>
          <text:p text:style-name="P35"><text:change-end text:change-id="ct108249544"/><text:change-start text:change-id="ct108249648"/><office:annotation><dc:creator>Mark Rotteveel</dc:creator><dc:date>2011-10-29T19:36:59.68</dc:date><text:p text:style-name="P56"><text:span text:style-name="T27">More changes for 4.0?</text:span></text:p></office:annotation><text:change-end text:change-id="ct108249648"/><text:change-start text:change-id="ct108249752"/></text:p>
        </text:list-item>
      </text:list>
      <text:h text:style-name="Heading_20_3" text:outline-level="3"><text:bookmark text:name="__RefHeading__8759_1080388197"/><text:change-end text:change-id="ct108249752"/><text:change text:change-id="ct108249856"/><text:change-start text:change-id="ct290404376"/>Java 7 and <text:change-end text:change-id="ct290404376"/><text:change-start text:change-id="ct108249960"/>JDBC 4.1 API support<text:bookmark-end text:name="__RefHeading__8759_1080388197"/></text:h>
      <text:p text:style-name="Text_20_body">Added support for <text:change-end text:change-id="ct108249960"/><text:change-start text:change-id="ct108250064"/>the following JDBC 4.1 features:</text:p>
      <text:list xml:id="list32188747" text:style-name="L8">
        <text:list-item>
          <text:p text:style-name="P36">try-with-resources support<text:change-end text:change-id="ct108250064"/><text:change-start text:change-id="ct108250168"/></text:p>
        </text:list-item>
        <text:list-item>
          <text:p text:style-name="P36">Statement <text:span text:style-name="T13">closeOnCompletion</text:span> support</text:p>
        </text:list-item>
      </text:list>
      <text:p text:style-name="Text_20_body">Other methods defined <text:change-end text:change-id="ct108250168"/><text:change-start text:change-id="ct108250272"/>by JDBC 4.1 will throw <text:span text:style-name="T3">FBDriverNotCapableException</text:span> (a subclass of <text:span text:style-name="T3">SQLFeatureNotSupportedException</text:span>).<text:change-end text:change-id="ct108250272"/></text:p>
      <text:h text:style-name="Heading_20_3" text:outline-level="3"><text:bookmark text:name="__RefHeading__2747_1560579136"/><text:change-start text:change-id="ct108250376"/>Native and Embedded (JNI)<text:change-end text:change-id="ct108250376"/><text:change-start text:change-id="ct108250480"/> <text:change-end text:change-id="ct108250480"/>64-bit Windows and Linux support<text:bookmark-end text:name="__RefHeading__2747_1560579136"/><text:change-start text:change-id="ct108258816"/></text:h>
      <text:p text:style-name="Text_20_body">The JNI libraries for native and embedded support now also have a 64 bit version.<text:change-end text:change-id="ct108258816"/></text:p>
      <text:h text:style-name="Heading_20_3" text:outline-level="3"><text:bookmark text:name="__RefHeading__2749_1560579136"/>Support for Firebird 2.5<text:bookmark-end text:name="__RefHeading__2749_1560579136"/><text:change-start text:change-id="ct113171952"/></text:h>
      <text:p text:style-name="Text_20_body"><text:change-end text:change-id="ct113171952"/>Added support for Firebird 2.5 Services API enhancements<text:change text:change-id="ct290931056"/><text:change-start text:change-id="ct290931368"/>:<text:change-end text:change-id="ct290931368"/></text:p>
      <text:list xml:id="list32167183" text:style-name="L9">
        <text:list-item>
          <text:p text:style-name="P37">The security database can be set</text:p>
        </text:list-item>
        <text:list-item>
          <text:p text:style-name="P37">Support for SET/DROP AUTO ADMIN</text:p>
        </text:list-item>
        <text:list-item>
          <text:p text:style-name="P37">Mapping for new role RDB$ADMIN in security database</text:p>
        </text:list-item>
        <text:list-item>
          <text:p text:style-name="P37">Added new Firebird 2.1 shutdown/online modes availabe in Firebird 2.5 via the Services API</text:p>
        </text:list-item>
        <text:list-item>
          <text:p text:style-name="P37">Support for NBackup via Services API in Firebird 2.5</text:p>
        </text:list-item>
        <text:list-item>
          <text:p text:style-name="P37">Support for Trace/Audit via Services API in Firebird 2.5<text:change-start text:change-id="ct108258920"/></text:p>
        </text:list-item>
      </text:list>
      <text:h text:style-name="Heading_20_3" text:outline-level="3"><text:bookmark text:name="__RefHeading__2751_1560579136"/>Compatibility changes<text:bookmark-end text:name="__RefHeading__2751_1560579136"/></text:h>
      <text:p text:style-name="Text_20_body">Jaybird 2.2 introduces some changes in compatibility and announces some future breaking changes.</text:p>
      <text:p text:style-name="Heading_20_4">Java support</text:p>
      <text:p text:style-name="Text_20_body"><text:change-end text:change-id="ct108258920"/><text:change-start text:change-id="ct108259440"/>Jaybird 2.2 supports Java 5 (JDBC 3.0), Java 6 (JDBC 4.0) and Java 7 (JDBC 4.1). Support for earlier Java versions has been dropped<text:note text:id="ftn1" text:note-class="footnote"><text:note-citation>1</text:note-citation><text:note-body><text:p text:style-name="Footnote"><text:change-start text:change-id="ct108259024"/>If you really need a Java 1.4.2 compatible version, please send a mail to the Firebird-Java mailinglist.<text:change-end text:change-id="ct108259024"/><text:change-start text:change-id="ct108259128"/> If there is sufficient demand we will<text:change-end text:change-id="ct108259128"/><text:change-start text:change-id="ct108259232"/> see if it is still possible to<text:change-end text:change-id="ct108259232"/><text:change-start text:change-id="ct108259336"/> create a Java 1.4 build.<text:change-end text:change-id="ct108259336"/></text:p></text:note-body></text:note>.<text:change-end text:change-id="ct108259440"/><text:change-start text:change-id="ct108259544"/></text:p>
      <text:p text:style-name="Text_20_body"><text:change-end text:change-id="ct108259544"/><text:change-start text:change-id="ct108259648"/>We are currently considering to drop Java<text:change-end text:change-id="ct108259648"/><text:change-start text:change-id="ct108259752"/> 5 support for Jaybird 2.3 as Java 5 has been on End-Of-<text:soft-page-break/>Life<text:note text:id="ftn2" text:note-class="footnote"><text:note-citation>2</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change-end text:change-id="ct108259752"/><text:change-start text:change-id="ct108259856"/></text:p>
      <text:h text:style-name="Heading_20_3" text:outline-level="3"><text:bookmark text:name="__RefHeading__2753_1560579136"/><text:change-end text:change-id="ct108259856"/><text:change-start text:change-id="ct108259960"/>Datasources<text:bookmark-end text:name="__RefHeading__2753_1560579136"/></text:h>
      <text:p text:style-name="Text_20_body"><text:change-end text:change-id="ct108259960"/><text:change-start text:change-id="ct108260064"/>The <text:span text:style-name="T3">ConnectionPoolDataSource</text:span> and <text:span text:style-name="T3">XADataSource</text:span> implementations in <text:span text:style-name="T3">org.firebirdsql.pool</text:span><text:change-end text:change-id="ct108260064"/><text:change-start text:change-id="ct108260168"/> and <text:span text:style-name="T3">org.firebirdsql.pool.sun</text:span><text:change-end text:change-id="ct108260168"/><text:change-start text:change-id="ct108260272"/> contain several bugs with regard to pool and connection management when used by a JavaEE application server. The decision wa<text:change-end text:change-id="ct108260272"/><text:change-start text:change-id="ct108260376"/>s made to write new implementations in the package <text:span text:style-name="T3">org.firebirdsql.ds</text:span>.</text:p>
      <text:p text:style-name="Text_20_body"><office:annotation><dc:creator>Mark Rotteveel</dc:creator><dc:date>2011-10-29T20:14:24.70</dc:date><text:p text:style-name="P56"><text:span text:style-name="T27">Double check exactly which classes have been deprecated and which haven't!</text:span></text:p></office:annotation>The following <text:change-end text:change-id="ct108260376"/><text:change-start text:change-id="ct108260480"/>implementations have been deprecated and will be removed in Jaybird 2.3:</text:p>
      <text:list xml:id="list32191587" text:style-name="L10">
        <text:list-item>
          <text:p text:style-name="P38">org.firebirdsql.pool.DriverConnectionPoolDataSource</text:p>
        </text:list-item>
        <text:list-item>
          <text:p text:style-name="P38">org.firebirdsql.pool.FBConnectionPoolDataSource</text:p>
        </text:list-item>
        <text:list-item>
          <text:p text:style-name="P38">org.firebirdsql.pool.sun.AppServerDataSource</text:p>
        </text:list-item>
        <text:list-item>
          <text:p text:style-name="P38">org.firebirdsql.pool.sun.AppServerXADataSource</text:p>
        </text:list-item>
        <text:list-item>
          <text:p text:style-name="P38">org.firebirdsql.jca.FBXADataSource</text:p>
        </text:list-item>
      </text:list>
      <text:p text:style-name="Text_20_body">Their replacement classes are:</text:p>
      <text:list xml:id="list32165579" text:style-name="L11">
        <text:list-item>
          <text:p text:style-name="P39">org.firebirdsql.ds.FBConnectionPoolDataSource</text:p>
        </text:list-item>
        <text:list-item>
          <text:p text:style-name="P39">org.firebirdsql.ds.FBXADataSource</text:p>
        </text:list-item>
        <text:list-item>
          <text:p text:style-name="P40"><text:span text:style-name="T3">org.firebirdsql.pool.FBSimpleDataSource</text:span> (normal <text:span text:style-name="T3">DataSource</text:span>)</text:p>
        </text:list-item>
      </text:list>
      <text:p text:style-name="Text_20_body">We strongly urge you to switch to these new implementations. T<office:annotation><dc:creator>Mark Rotteveel</dc:creator><dc:date>2011-10-29T20:14:47.71</dc:date><text:p text:style-name="P56"><text:span text:style-name="T27">Double check, deprecated classes aren't datasources, but are used by other Firebird datasources</text:span></text:p></office:annotation>hese deprecated class can still be used as normal <text:span text:style-name="T3">DataSource</text:span> implementations as the identified bugs should not occur with normal DataSource usage, but we advise you to switch to <text:span text:style-name="T3">FBSimpleDataSource</text:span><text:span text:style-name="T11">. If you require a standalone connection pool (outside an application server), please consider a third-party connection pool like C3P0, DBCP or BoneCP.</text:span></text:p>
      <text:p text:style-name="Text_20_body">The new <text:span text:style-name="T3">ConnectionPoolDataSource</text:span> and <text:span text:style-name="T3">XADataSource</text:span> implementations only provide the basic functionality specified in the JDBC specifications and do <text:span text:style-name="T12">not</text:span> provide any pooling itself. The<text:change-end text:change-id="ct108260480"/><text:change-start text:change-id="ct108260584"/> <text:span text:style-name="T3">ConnectionPoolDataSource</text:span> and <text:span text:style-name="T3">XADataSource</text:span> are intended to <text:span text:style-name="T5">be </text:span><text:span text:style-name="T12">used by</text:span><text:span text:style-name="T5"> </text:span>connection pools (as provided by application servers) <text:change-end text:change-id="ct108260584"/><text:change-start text:change-id="ct108260688"/>and should not be connection pools themselves.<text:change-end text:change-id="ct108260688"/><text:change-start text:change-id="ct290404168"/></text:p>
      <text:h text:style-name="Heading_20_2" text:outline-level="2"><text:bookmark text:name="__RefHeading__8761_1080388197"/>Distribution package<text:bookmark-end text:name="__RefHeading__8761_1080388197"/></text:h>
      <text:p text:style-name="Text_20_body">Jaybird has compile-time and run-time dependencies to JCA 1.0. Additionally, if Log4J classes are found in the class path, it is possible to enable extensive logging inside the driver.</text:p>
      <text:p text:style-name="Text_20_body">Following file groups can be found in distribution package:</text:p>
      <text:list xml:id="list33726285" text:continue-list="list33723042" text:style-name="L1">
        <text:list-item>
          <text:p text:style-name="P3"><text:span text:style-name="Source_20_Text"><text:span text:style-name="T4">Jaybird-2.2.0.jar</text:span></text:span> – archive containing JCA/JDBC driver and JMX management class. It requires JCA 1.0.</text:p>
        </text:list-item>
        <text:list-item>
          <text:p text:style-name="P3"><text:span text:style-name="Source_20_Text"><text:span text:style-name="T4">Jaybird-pool-2.2.0.jar</text:span></text:span> – archive contains implementation of connection pooling and statement pooling interfaces.</text:p>
        </text:list-item>
        <text:list-item>
          <text:p text:style-name="P3"><text:span text:style-name="Source_20_Text"><text:span text:style-name="T4">Jaybird-full-2.2.0.jar</text:span></text:span> – merge of <text:span text:style-name="Source_20_Text"><text:span text:style-name="T4">Jaybird-2.2.0.jar</text:span></text:span> and <text:span text:style-name="Source_20_Text"><text:span text:style-name="T4">mini-j2ee.jar</text:span></text:span>. This archive can be used for standalone Jaybird deployments.</text:p>
        </text:list-item>
        <text:list-item>
          <text:p text:style-name="P3"><text:span text:style-name="Source_20_Text"><text:span text:style-name="T4">lib/log4j-core.jar</text:span></text:span> – archive containing core Log4J classes that provide a possibility to log into the file.</text:p>
        </text:list-item>
        <text:list-item>
          <text:p text:style-name="P3"><text:span text:style-name="Source_20_Text"><text:span text:style-name="T4">lib/mini-j2ee.jar</text:span></text:span> – archive containing JCA 1.0 classes.</text:p>
        </text:list-item>
        <text:list-item>
          <text:p text:style-name="P3"><text:span text:style-name="Source_20_Text"><text:span text:style-name="T4">jaybird22.dll</text:span></text:span> – Windows version of the JNI library for Type 2 and Embedded Server drivers, 32-bit.</text:p>
        </text:list-item>
        <text:list-item>
          <text:p text:style-name="P3"><text:span text:style-name="Source_20_Text"><text:span text:style-name="T4">jaybird22_x64.dll</text:span></text:span> – Windows version of the JNI library for Type 2 and Embedded Server <text:soft-page-break/>drivers, 64-bit.<office:annotation><dc:creator>Mark Rotteveel</dc:creator><dc:date>2011-11-13T12:59:02.32</dc:date><text:p text:style-name="P57"><text:span text:style-name="T30">Linux files?</text:span></text:p></office:annotation></text:p>
        </text:list-item>
      </text:list>
      <text:h text:style-name="Heading_20_3" text:outline-level="3"><text:bookmark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a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 text:name="__RefHeading__2775_1560579136"/>Source Code<text:bookmark-end text:name="__RefHeading__2775_1560579136"/></text:h>
      <text:p text:style-name="Text_20_body">Source code can be obtained from the CVS at SourceForge.net. The CVSROOT is <text:line-break/><text:span text:style-name="Source_20_Text"><text:span text:style-name="T4">:pserver:anonymous@cvs.sourceforge.net:/cvsroot/firebird</text:span></text:span>, the module name is <text:span text:style-name="Source_20_Text"><text:span text:style-name="T4">client-java</text:span></text:span>. Alternatively source code can be viewed online at <text:a xlink:type="simple" xlink:href="http://cvs.sourceforge.net/viewcvs.py/firebird/client-java/">http://cvs.sourceforge.net/viewcvs.py/firebird/client-java/</text:a> <text:change-end text:change-id="ct290404168"/><text:change-start text:change-id="ct106785344"/></text:p>
      <text:h text:style-name="Heading_20_2" text:outline-level="2"><text:bookmark text:name="__RefHeading__8763_1080388197"/>Documentation and Support<text:bookmark-end text:name="__RefHeading__8763_1080388197"/></text:h>
      <text:h text:style-name="Heading_20_3" text:outline-level="3"><text:bookmark text:name="__RefHeading__2821_1560579136"/>Where to get more information on Jaybird<text:bookmark-end text:name="__RefHeading__2821_1560579136"/></text:h>
      <text:p text:style-name="Text_20_body"><office:annotation><dc:creator>Mark Rotteveel</dc:creator><dc:date>2011-10-12T21:01:51.03</dc:date><text:p text:style-name="P56"><text:span text:style-name="T27">Still relevant? Revise FAQ completely? Update the Jaybird wiki?</text:span></text:p></office:annotation><office:annotation><dc:creator>Unknown Author</dc:creator><dc:date>2011-10-15T22:38:31.04</dc:date><text:p text:style-name="P56"><text:span text:style-name="T22">Yes... currently wiki is hosted outside Firebird, but Firebird project already uses Confluence... Also there is a Programmers Manual...</text:span></text:p><text:p><text:span text:style-name="T23"/></text:p></office:annotation>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3709759" text:continue-list="list32186532" text:style-name="L6">
        <text:list-item>
          <text:p text:style-name="P9">The <text:a xlink:type="simple" xlink:href="http://groups.yahoo.com/group/Firebird-Java">http://groups.yahoo.com/group/Firebird-Java</text:a> and corresponding mailing list Firebird-Java@yahoogroups.com.</text:p>
        </text:list-item>
        <text:list-item>
          <text:p text:style-name="P9">The code for Firebird and this driver are on <text:a xlink:type="simple" xlink:href="http://sourceforge.net/projects/firebird">http://sourceforge.net/projects/firebird</text:a>.</text:p>
        </text:list-item>
        <text:list-item>
          <text:p text:style-name="P9">The Firebird project home page <text:a xlink:type="simple" xlink:href="http://www.firebirdsql.com/">http://www.firebirdsql.com</text:a>.</text:p>
        </text:list-item>
      </text:list>
      <text:h text:style-name="Heading_20_3" text:outline-level="3"><text:bookmark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 text:name="__RefHeading__8765_1080388197"/><text:soft-page-break/>Corrections/Additions To Release Notes<text:bookmark-end text:name="__RefHeading__8765_1080388197"/></text:h>
      <text:p text:style-name="P1">Please send corrections, suggestions, or additions to these Release Notes to to the mailing list at Firebird-Java@yahoogroups.com.<text:change-end text:change-id="ct106785344"/><text:change-start text:change-id="ct290403960"/></text:p>
      <text:h text:style-name="Heading_20_2" text:outline-level="2"><text:bookmark text:name="__RefHeading__8767_1080388197"/>JDBC URL Format<text:bookmark-end text:name="__RefHeading__8767_1080388197"/></text:h>
      <text:p text:style-name="P4">Jaybird provides different JDBC URLs for different usage scenarios:</text:p>
      <text:h text:style-name="Heading_20_3" text:outline-level="3"><text:bookmark text:name="__RefHeading__2779_1560579136"/>Pure Java<text:bookmark-end text:name="__RefHeading__2779_1560579136"/></text:h>
      <text:p text:style-name="Text_20_body"><text:span text:style-name="Source_20_Text"><text:span text:style-name="T3">jdbc:firebirdsql://host[:port]/&lt;database&gt;</text:span></text:span></text:p>
      <text:p text:style-name="Table_20_Contents"><text:span text:style-name="Source_20_Text"><text:span text:style-name="T10">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10">The </text:span></text:span><text:span text:style-name="Source_20_Text"><text:span text:style-name="T3">&lt;database&gt;</text:span></text:span><text:span text:style-name="Source_20_Text"><text:span text:style-name="T10"> part should be replaced with the database alias or the path to the database. </text:span></text:span></text:p>
      <text:p text:style-name="Table_20_Contents"><text:span text:style-name="Source_20_Text"><text:span text:style-name="T10">On Linux (and other POSIX type OS) the root </text:span></text:span><text:span text:style-name="Source_20_Text"><text:span text:style-name="T3">/</text:span></text:span><text:span text:style-name="Source_20_Text"><text:span text:style-name="T10"> should be included in the path. A database located on </text:span></text:span><text:span text:style-name="Source_20_Text"><text:span text:style-name="T3">/opt/firebird/db.fdb</text:span></text:span><text:span text:style-name="Source_20_Text"><text:span text:style-name="T10"> should use the URL </text:span></text:span><text:span text:style-name="Source_20_Text"><text:span text:style-name="T3">jdbc:firebirdsql://host:port</text:span></text:span><text:span text:style-name="Source_20_Text"><text:span text:style-name="T18">//</text:span></text:span><text:span text:style-name="Source_20_Text"><text:span text:style-name="T3">opt/firebird/db.fdb</text:span></text:span><text:span text:style-name="Source_20_Text"><text:span text:style-name="T10"> (note the double slash after port!)</text:span></text:span></text:p>
      <text:p text:style-name="Table_20_Contents"><text:span text:style-name="Source_20_Text"><text:span text:style-name="T10">Deprecated but still available alternative URL:</text:span></text:span></text:p>
      <text:p text:style-name="Table_20_Contents"><text:span text:style-name="Source_20_Text"><text:span text:style-name="T3">jdbc:firebirdsql:host[/port]:&lt;database&gt;</text:span></text:span></text:p>
      <text:h text:style-name="Heading_20_3" text:outline-level="3"><text:bookmark text:name="__RefHeading__2781_1560579136"/>Using Firebird client library<text:bookmark-end text:name="__RefHeading__2781_1560579136"/></text:h>
      <text:p text:style-name="Table_20_Contents"><text:span text:style-name="Source_20_Text"><text:span text:style-name="T3"><office:annotation><dc:creator>Mark Rotteveel</dc:creator><dc:date>2011-11-13T12:46:34.76</dc:date><text:p text:style-name="P57"><text:span text:style-name="T29">Double check if 'official' JDBC URL format is supported for native</text:span></text:p></office:annotation></text:span></text:span><text:span text:style-name="Source_20_Text"><text:span text:style-name="T3">jdbc:firebirdsql:native:host[/port]:&lt;database&gt;</text:span></text:span></text:p>
      <text:p text:style-name="Table_20_Contents">Type 2 driver, will connect to the database using client library (either <text:span text:style-name="Source_20_Text"><text:span text:style-name="T3">fbclient.dl</text:span></text:span><text:span text:style-name="T3">l</text:span> or <text:span text:style-name="Source_20_Text"><text:span text:style-name="T4">gds32.dll</text:span></text:span> on Windows, and <text:span text:style-name="Source_20_Text"><text:span text:style-name="T4">libfbclient.so</text:span></text:span> or <text:span text:style-name="Source_20_Text"><text:span text:style-name="T4">libgds.so</text:span></text:span> on Linux). Requires correct installation of the client library.</text:p>
      <text:p text:style-name="Table_20_Contents"><text:span text:style-name="Source_20_Text"><text:span text:style-name="T4">jdbc:firebirdsql:local:</text:span></text:span><text:span text:style-name="Source_20_Text"><text:span text:style-name="T3">&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 text:name="__RefHeading__2783_1560579136"/>Embedded Server<text:bookmark-end text:name="__RefHeading__2783_1560579136"/></text:h>
      <text:p text:style-name="Table_20_Contents"><text:span text:style-name="Source_20_Text"><text:span text:style-name="T4">jdbc:firebirdsql:embedded:</text:span></text:span><text:span text:style-name="Source_20_Text"><text:span text:style-name="T3">&lt;database&gt;</text:span></text:span></text:p>
      <text:p text:style-name="Table_20_Contents">Similar to the Firebird client library, however <text:span text:style-name="Source_20_Text"><text:span text:style-name="T4">fbembed.dll</text:span></text:span> on Windows and <text:span text:style-name="Source_20_Text"><text:span text:style-name="T4">libfbembed.so</text:span></text:span> on Linux are used. Requires correctly installed and configured Firebird embedded server.</text:p>
      <text:h text:style-name="Heading_20_2" text:outline-level="2"><text:bookmark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also limitations:</text:p>
      <text:list xml:id="list33716100" text:continue-list="list32191073" text:style-name="L2">
        <text:list-item>
          <text:p text:style-name="P32">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 </text:span><text:span text:style-name="Strong_20_Emphasis">Care should be </text:span><text:soft-page-break/><text:span text:style-name="Strong_20_Emphasis">taken when deploying applications in web or application servers: put jar files in the main library directory of the web and/or application server, not in the library directory of the web or enterprise application (WEB-INF/lib directory or in the .EAR file).</text:span></text:p>
        </text:list-item>
      </text:list>
      <text:h text:style-name="Heading_20_3" text:outline-level="3"><text:bookmark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JNI library for Jaybird 2.1.</text:span></text:p>
      <text:list xml:id="list32582389" text:style-name="L21">
        <text:list-item>
          <text:p text:style-name="P51"><text:span text:style-name="Source_20_Text"><text:span text:style-name="T4">jaybird22.dll</text:span></text:span> is a precompiled binary for the Windows platform. It was successfully tested with Windows XP and Windows 7, but there should be no issues in other Win32 OS versions. <text:line-break/>The library should be copied into a directory in the <text:span text:style-name="T3">PATH</text:span> environment variable, or be made available to the JVM using the <text:span text:style-name="Source_20_Text"><text:span text:style-name="T4">java.library.path</text:span></text:span> system property.</text:p>
        </text:list-item>
        <text:list-item>
          <text:p text:style-name="P51"><text:span text:style-name="Source_20_Text"><text:span text:style-name="T4">libjaybird22.so</text:span></text:span> is a precompiled binary for the Linux platform. It must be available via the <text:span text:style-name="T3">LD_LIBRARY_PATH</text:span> environment variable, e.g. copied into <text:span text:style-name="Source_20_Text"><text:span text:style-name="T4">/usr/lib/</text:span></text:span> directory. The library should be copied into a directory in the <text:span text:style-name="T3">LD_LIBRARY_PATH</text:span> environment variable (e.g. copied into <text:span text:style-name="Source_20_Text"><text:span text:style-name="T4">/usr/lib/</text:span></text:span> directory), or be made available to the JVM using the <text:span text:style-name="Source_20_Text"><text:span text:style-name="T4">java.library.path</text:span></text:span> system property.</text:p>
        </text:list-item>
        <text:list-item>
          <text:p text:style-name="P51">Other platforms can easily compile the JNI library by checking out the Jaybird sources from the CVS and using <text:span text:style-name="T3">./</text:span><text:span text:style-name="Source_20_Text"><text:span text:style-name="T3">build.sh compile-native </text:span></text:span>command in the directory with checked out sources.</text:p>
        </text:list-item>
        <text:list-item>
          <text:p text:style-name="P51"><office:annotation><dc:creator>Mark Rotteveel</dc:creator><dc:date>2011-11-13T12:56:07.11</dc:date><text:p text:style-name="P57"><text:span text:style-name="T30">64 bit...</text:span></text:p></office:annotation></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text:span text:style-name="T4">java.sql.DriverManager</text:span></text:span>.</text:p>
      <text:h text:style-name="Heading_20_3" text:outline-level="3"><text:bookmark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4">fbintl.dll</text:span></text:span> or <text:span text:style-name="Source_20_Text"><text:span text:style-name="T4">libfbintl.so</text:span></text:span> library that contains various character encodings and collation orders. This library is expected to be installed in the <text:span text:style-name="Source_20_Text"><text:span text:style-name="T4">intl/</text:span></text:span> subdirectory of the server installation. The algorithm of directory resolution is the following:</text:p>
      <text:list xml:id="list32582094" text:style-name="L22">
        <text:list-item>
          <text:p text:style-name="P52"><text:span text:style-name="Source_20_Text"><text:span text:style-name="T4">FIREBIRD</text:span></text:span> environment variable.</text:p>
        </text:list-item>
        <text:list-item>
          <text:p text:style-name="P52"><text:span text:style-name="Source_20_Text"><text:span text:style-name="T4">RootDirectory</text:span></text:span> parameter in the <text:span text:style-name="Source_20_Text"><text:span text:style-name="T4">firebird.conf</text:span></text:span> file.</text:p>
        </text:list-item>
        <text:list-item>
          <text:p text:style-name="P52">The directory where server binary is located.</text:p>
        </text:list-item>
      </text:list>
      <text:p text:style-name="Text_20_body">When Embedded Server is used from Java and no <text:span text:style-name="Source_20_Text"><text:span text:style-name="T4">FIREBIRD</text:span></text:span> environment variable is specified, it tries to find <text:span text:style-name="Source_20_Text"><text:span text:style-name="T4">firebird.conf</text:span></text:span> in the directory where application binary is located. In our case application binary is JVM and therefore Embedded Server tries to find its configuration file in the <text:span text:style-name="Source_20_Text"><text:span text:style-name="T4">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4">FIREBIRD</text:span></text:span> environment variable must be specified and point to the installation directory of the Embedded Server, e.g. current working directory.</text:p>
      <text:h text:style-name="Heading_20_2" text:outline-level="2"><text:bookmark text:name="__RefHeading__2755_1560579136"/><text:change-end text:change-id="ct290403960"/><text:change text:change-id="ct108260896"/><text:change text:change-id="ct291356184"/><text:change-start text:change-id="ct290403856"/><text:soft-page-break/>Usage<text:bookmark-end text:name="__RefHeading__2755_1560579136"/><text:change-end text:change-id="ct290403856"/></text:h>
      <text:h text:style-name="Heading_20_3" text:outline-level="3"><text:bookmark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text:change-start text:change-id="ct108261000"/>I<text:change-end text:change-id="ct108261000"/><text:change text:change-id="ct108261104"/>nformation <text:change text:change-id="ct108261208"/><text:change-start text:change-id="ct108261312"/>on<text:change-end text:change-id="ct108261312"/><text:change text:change-id="ct108261416"/> this feature can found in <text:change-start text:change-id="ct108261520"/>the <text:change-end text:change-id="ct108261520"/>free IB 6.0 documentation set as well as in The Firebird Book by Helen Borrie.</text:p>
      <text:p text:style-name="Text_20_body">The interfaces and classes for the event support can be found in <text:change-start text:change-id="ct290933448"/><text:span text:style-name="Source_20_Text"><text:span text:style-name="T4">org.firebirdsql.event</text:span></text:span><text:change-end text:change-id="ct290933448"/> package, which includes:</text:p>
      <text:list xml:id="list32175585" text:style-name="L12">
        <text:list-item>
          <text:p text:style-name="P41"><text:change-start text:change-id="ct290931576"/><text:span text:style-name="Source_20_Text"><text:span text:style-name="T4">EventManager</text:span></text:span><text:change-end text:change-id="ct290931576"/> interface to register for the synchronous and asynchronous notification about the events in the database;</text:p>
        </text:list-item>
        <text:list-item>
          <text:p text:style-name="P41"><text:change-start text:change-id="ct290931680"/><text:span text:style-name="Source_20_Text"><text:span text:style-name="T4">EventListener</text:span></text:span><text:change-end text:change-id="ct290931680"/> interface which has to be implemented by the application that wants to participate in the asynchronous notification;</text:p>
        </text:list-item>
        <text:list-item>
          <text:p text:style-name="P41"><text:change-start text:change-id="ct290931784"/><text:span text:style-name="Source_20_Text"><text:span text:style-name="T4">DatabaseEvent</text:span></text:span><text:change-end text:change-id="ct290931784"/> interface which represents the object that will be passed to the <text:change-start text:change-id="ct290931888"/><text:span text:style-name="Source_20_Text"><text:span text:style-name="T4">EventListener</text:span></text:span><text:change-end text:change-id="ct290931888"/> notification method;</text:p>
        </text:list-item>
        <text:list-item>
          <text:p text:style-name="P41">Implementation of the above interfaces: <text:change-start text:change-id="ct290931992"/><text:span text:style-name="Source_20_Text"><text:span text:style-name="T4">FBEventManager</text:span></text:span><text:change-end text:change-id="ct290931992"/> and <text:change-start text:change-id="ct290932096"/><text:span text:style-name="Source_20_Text"><text:span text:style-name="T4">FBDatabaseEvent</text:span></text:span><text:change-end text:change-id="ct290932096"/>.</text:p>
        </text:list-item>
      </text:list>
      <text:p text:style-name="Text_20_body"><text:span text:style-name="Strong_20_Emphasis">Please note, that each instance of </text:span><text:change-start text:change-id="ct302605936"/><text:span text:style-name="Source_20_Text"><text:span text:style-name="T19">FBEventManager</text:span></text:span><text:change-end text:change-id="ct302605936"/><text:span text:style-name="Strong_20_Emphasis"> will open a new socket connection to the Firebird server on the port specified by </text:span><text:change text:change-id="ct108261624"/><text:span text:style-name="Strong_20_Emphasis">Firebird.</text:span></text:p>
      <text:p text:style-name="Text_20_body">Similar to other <text:s/>JDBC extensions in Jaybird, the interfaces are released under the modified BSD license, the implementation of the code is released under LGPL license.</text:p>
      <text:h text:style-name="Heading_20_3" text:outline-level="3"><text:bookmark text:name="__RefHeading__2759_1560579136"/>Support for multiple JNI libraries<text:bookmark-end text:name="__RefHeading__2759_1560579136"/></text:h>
      <text:p text:style-name="Text_20_body"><text:change text:change-id="ct106785552"/><text:change text:change-id="ct108261832"/><text:change text:change-id="ct106785240"/><text:change-start text:change-id="ct106784304"/>Upto Jaybird 2.0<text:change-end text:change-id="ct106784304"/> only one client library could be loaded in <text:change text:change-id="ct108261936"/><text:change-start text:change-id="ct108262040"/>a<text:change-end text:change-id="ct108262040"/> single JVM. That could be either <text:change-start text:change-id="ct108262144"/>an <text:change-end text:change-id="ct108262144"/>embedded Firebird library (<text:change-start text:change-id="ct290933968"/><text:span text:style-name="Source_20_Text"><text:span text:style-name="T3">fbembed.dll</text:span></text:span><text:change-end text:change-id="ct290933968"/><text:change-start text:change-id="ct302606560"/><text:span text:style-name="T11">/</text:span><text:change-end text:change-id="ct302606560"/><text:change-start text:change-id="ct290934072"/><text:span text:style-name="Source_20_Text"><text:span text:style-name="T3">libfbembed.so</text:span></text:span><text:change-end text:change-id="ct290934072"/>), <text:change text:change-id="ct108262352"/><text:change text:change-id="ct108262248"/><text:change-start text:change-id="ct108262456"/>or<text:change-end text:change-id="ct108262456"/> Firebird client library (<text:change-start text:change-id="ct290933656"/><text:span text:style-name="Source_20_Text"><text:span text:style-name="T3">fbclient.dll</text:span></text:span><text:change-end text:change-id="ct290933656"/><text:change-start text:change-id="ct290933864"/><text:span text:style-name="T11">/</text:span><text:change-end text:change-id="ct290933864"/><text:change-start text:change-id="ct302600424"/><text:span text:style-name="Source_20_Text"><text:span text:style-name="T3">libfbclient.so</text:span></text:span><text:change-end text:change-id="ct302600424"/>)<text:change text:change-id="ct290932200"/><text:change text:change-id="ct108262560"/><text:change text:change-id="ct108262664"/>. This could lead to <text:change text:change-id="ct108262768"/>problems<text:change-start text:change-id="ct108332920"/>,<text:change-end text:change-id="ct108332920"/><text:change text:change-id="ct108333024"/> <text:change text:change-id="ct108333128"/><text:change-start text:change-id="ct108333232"/>F<text:change-end text:change-id="ct108333232"/>or example, if embedded Firebird was used first, <text:change-start text:change-id="ct108333336"/>the <text:change-end text:change-id="ct108333336"/>JDBC driver would access <text:change-start text:change-id="ct108333440"/>the <text:change-end text:change-id="ct108333440"/>database file directly instead of using the local IPC protocol if only<text:change-start text:change-id="ct108333544"/> the<text:change-end text:change-id="ct108333544"/> path to the database was specified. It was not possible to change this without restarting the JVM.</text:p>
      <text:p text:style-name="Text_20_body"><text:change text:change-id="ct290932304"/><text:change-start text:change-id="ct290932408"/>Since<text:change-end text:change-id="ct290932408"/> Jaybird<text:change-start text:change-id="ct290933552"/> 2.1, Jaybird <text:change-end text:change-id="ct290933552"/><text:change text:change-id="ct291780224"/>is able to correctly load arbitrary number of shared libraries that implement the ISC API and forward the requests correctly depending on the type of the driver being used. Note, this feature requires<text:change-start text:change-id="ct108333648"/> the <text:change-end text:change-id="ct108333648"/><text:change text:change-id="ct108333752"/>new JNI library (<text:change-start text:change-id="ct290933760"/><text:span text:style-name="Source_20_Text"><text:span text:style-name="T3">jaybird2</text:span></text:span><text:change-end text:change-id="ct290933760"/><text:change text:change-id="ct108333856"/><text:change-start text:change-id="ct108333960"/><text:span text:style-name="Source_20_Text"><text:span text:style-name="T3">2</text:span></text:span><text:change-end text:change-id="ct108333960"/><text:change-start text:change-id="ct290934176"/><text:span text:style-name="Source_20_Text"><text:span text:style-name="T3">.dll</text:span></text:span><text:change-end text:change-id="ct290934176"/><text:change-start text:change-id="ct290934280"/><text:span text:style-name="T11">/</text:span><text:change-end text:change-id="ct290934280"/><text:change-start text:change-id="ct302606456"/><text:span text:style-name="Source_20_Text"><text:span text:style-name="T3">libjaybird2</text:span></text:span><text:change-end text:change-id="ct302606456"/><text:change text:change-id="ct108334064"/><text:change-start text:change-id="ct108334168"/><text:span text:style-name="Source_20_Text"><text:span text:style-name="T3">2</text:span></text:span><text:change-end text:change-id="ct108334168"/><text:change-start text:change-id="ct302606248"/><text:span text:style-name="Source_20_Text"><text:span text:style-name="T3">.so</text:span></text:span><text:change-end text:change-id="ct302606248"/>)<text:change text:change-id="ct302605728"/><text:change text:change-id="ct108334688"/><text:change text:change-id="ct108334584"/><text:change text:change-id="ct108334480"/><text:change text:change-id="ct108334376"/><text:change text:change-id="ct108334272"/></text:p>
      <text:h text:style-name="Heading_20_3" text:outline-level="3"><text:bookmark text:name="__RefHeading__2761_1560579136"/>Default holdable result sets (closed ResultSet in auto-commit mode)<text:bookmark-end text:name="__RefHeading__2761_1560579136"/></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xml:id="list32178030" text:style-name="L13">
        <text:list-item>
          <text:p text:style-name="P42"><text:change-start text:change-id="ct302606664"/><text:span text:style-name="Source_20_Text"><text:span text:style-name="T4">defaultResultSetHoldable</text:span></text:span><text:change-end text:change-id="ct302606664"/> as connection property for JDBC URL or for <text:change-start text:change-id="ct302606768"/><text:span text:style-name="Source_20_Text"><text:span text:style-name="T4">java.sql.DriverManager</text:span></text:span><text:change-end text:change-id="ct302606768"/> class and no or empty value should be assigned to it; it has an alias <text:change-start text:change-id="ct302605624"/><text:span text:style-name="Source_20_Text"><text:span text:style-name="T4">defaultHoldable</text:span></text:span><text:change-end text:change-id="ct302605624"/> to simplify the typing;</text:p>
        </text:list-item>
        <text:list-item>
          <text:p text:style-name="P42"><text:change-start text:change-id="ct302606352"/><text:span text:style-name="Source_20_Text"><text:span text:style-name="T4">isc_dpb_result_set_holdable</text:span></text:span><text:change-end text:change-id="ct302606352"/> as a DPB member;</text:p>
        </text:list-item>
        <text:list-item>
          <text:p text:style-name="P42"><text:change-start text:change-id="ct302606872"/><text:span text:style-name="Source_20_Text"><text:span text:style-name="T4">FirebirdConnectionProperties</text:span></text:span><text:change-end text:change-id="ct302606872"/> interface was with two methods extended (the <text:change-start text:change-id="ct302606976"/><text:span text:style-name="Source_20_Text"><text:span text:style-name="T4">isDefaultResultSetHoldable()</text:span></text:span><text:change-end text:change-id="ct302606976"/> and <text:change-start text:change-id="ct302607080"/><text:span text:style-name="Source_20_Text"><text:span text:style-name="T4">setDefaultResultSetHoldable(boolean)</text:span></text:span><text:change-end text:change-id="ct302607080"/>) which <text:soft-page-break/>is also reflected in the <text:change-start text:change-id="ct302600008"/><text:span text:style-name="Source_20_Text"><text:span text:style-name="T4">FBConnectionPoolDataSource</text:span></text:span><text:change-end text:change-id="ct302600008"/> and <text:change-start text:change-id="ct302600112"/><text:span text:style-name="Source_20_Text"><text:span text:style-name="T4">FBWrappingDataSource</text:span></text:span><text:change-end text:change-id="ct302600112"/> classes.</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 text:name="__RefHeading__2763_1560579136"/>Updatable result sets<text:bookmark-end text:name="__RefHeading__2763_1560579136"/></text:h>
      <text:p text:style-name="P1">Jaybird<text:change-start text:change-id="ct108334896"/> <text:change-end text:change-id="ct108334896"/><text:change text:change-id="ct302600528"/>provides<text:change text:change-id="ct108335000"/> support for <text:change text:change-id="ct108335104"/>updatable result sets. Feature allows Java application to update current record using the <text:change-start text:change-id="ct302600632"/><text:span text:style-name="Source_20_Text"><text:span text:style-name="T4">update</text:span></text:span><text:span text:style-name="Source_20_Text"><text:span text:style-name="T20">XXX</text:span></text:span><text:change-end text:change-id="ct302600632"/> methods of <text:change-start text:change-id="ct302600736"/><text:span text:style-name="Source_20_Text"><text:span text:style-name="T4">java.sql.ResultSet</text:span></text:span><text:change-end text:change-id="ct302600736"/> interface. Updates are performed within the current transaction using a best row identifier in <text:change-start text:change-id="ct302600840"/><text:span text:style-name="Source_20_Text"><text:span text:style-name="T4">WHERE</text:span></text:span><text:change-end text:change-id="ct302600840"/> clause. This sets the following limitation on the result set “updatability”:</text:p>
      <text:list xml:id="list32178525" text:style-name="L14">
        <text:list-item>
          <text:p text:style-name="P44">the <text:change-start text:change-id="ct302607184"/><text:span text:style-name="Source_20_Text"><text:span text:style-name="T4">SELECT</text:span></text:span><text:change-end text:change-id="ct302607184"/> references<text:change-start text:change-id="ct108335208"/> a<text:change-end text:change-id="ct108335208"/> single table;</text:p>
        </text:list-item>
        <text:list-item>
          <text:p text:style-name="P44">all columns not referenced in <text:change-start text:change-id="ct302607496"/><text:span text:style-name="Source_20_Text"><text:span text:style-name="T4">SELECT</text:span></text:span><text:change-end text:change-id="ct302607496"/> permit <text:change-start text:change-id="ct302607600"/><text:span text:style-name="Source_20_Text"><text:span text:style-name="T4">NULL</text:span></text:span><text:change-end text:change-id="ct302607600"/>s (otherwise <text:change-start text:change-id="ct302607288"/><text:span text:style-name="Source_20_Text"><text:span text:style-name="T4">INSERT</text:span></text:span><text:change-end text:change-id="ct302607288"/>s will fail);</text:p>
        </text:list-item>
        <text:list-item>
          <text:p text:style-name="P44">the <text:change-start text:change-id="ct302599592"/><text:span text:style-name="Source_20_Text"><text:span text:style-name="T4">SELECT</text:span></text:span><text:change-end text:change-id="ct302599592"/> statement does not contain <text:change-start text:change-id="ct302607392"/><text:span text:style-name="Source_20_Text"><text:span text:style-name="T4">DISTINCT</text:span></text:span><text:change-end text:change-id="ct302607392"/> predicate, aggregate functions, joined tables or stored procedures;</text:p>
        </text:list-item>
        <text:list-item>
          <text:p text:style-name="P44">the <text:change-start text:change-id="ct302599696"/><text:span text:style-name="Source_20_Text"><text:span text:style-name="T4">SELECT</text:span></text:span><text:change-end text:change-id="ct302599696"/> statement references all columns from the table primary key definition or an <text:change-start text:change-id="ct302599800"/><text:span text:style-name="Source_20_Text"><text:span text:style-name="T4">RDB$DB_KEY</text:span></text:span><text:change-end text:change-id="ct302599800"/> column.</text:p>
        </text:list-item>
      </text:list>
      <text:h text:style-name="Heading_20_3" text:outline-level="3"><text:bookmark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2182026" text:style-name="L15">
        <text:list-item>
          <text:p text:style-name="P46">database backup/restore on remote server; it is possible to performs metadata-only backups, switch the garbage collection during backup off, restore databases with no validity constraints or active indices, etc.</text:p>
        </text:list-item>
        <text:list-item>
          <text:p text:style-name="P46">database maintenance, e.g. database shutdown, sweep, changing the forced writes settings, changing SQL dialect of the database, shadow management, etc.</text:p>
        </text:list-item>
        <text:list-item>
          <text:p text:style-name="P46">retrieving database statistics including header page statistics, system table statistics, data page statistics and index statistics.</text:p>
        </text:list-item>
        <text:list-item>
          <text:p text:style-name="P45">user management, including adding, modifying, and deleting user accounts.</text:p>
        </text:list-item>
      </text:list>
      <text:h text:style-name="Heading_20_3" text:outline-level="3"><text:bookmark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change-start text:change-id="ct302599904"/><text:span text:style-name="Source_20_Text"><text:span text:style-name="T4">org.firebirdsql.jdbc.*</text:span></text:span><text:change-end text:change-id="ct302599904"/> package. <text:change-start text:change-id="ct302600944"/>The <text:change-end text:change-id="ct302600944"/><text:change text:change-id="ct302600320"/><text:change-start text:change-id="ct302601048"/>t<text:change-end text:change-id="ct302601048"/>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2"><text:change-start text:change-id="ct302602400"/><text:span text:style-name="Source_20_Text"><text:span text:style-name="T3">FirebirdDriver</text:span></text:span><text:change-end text:change-id="ct302602400"/></text:p>
          </table:table-cell>
          <table:table-cell table:style-name="Table4.B3" office:value-type="string">
            <text:p text:style-name="P12">2.0</text:p>
          </table:table-cell>
          <table:table-cell table:style-name="Table4.A2" office:value-type="string">
            <text:p text:style-name="P2"><text:change-start text:change-id="ct291782096"/><text:span text:style-name="Source_20_Text"><text:span text:style-name="T4">newConnectionProperties()</text:span></text:span><text:change-end text:change-id="ct291782096"/></text:p>
          </table:table-cell>
          <table:table-cell table:style-name="Table4.A2" office:value-type="string">
            <text:p text:style-name="P2">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26"/>
          </table:table-cell>
          <table:table-cell table:style-name="Table4.B3" office:value-type="string">
            <text:p text:style-name="P12"/>
          </table:table-cell>
          <table:table-cell table:style-name="Table4.A2" office:value-type="string">
            <text:p text:style-name="P2"><text:change-start text:change-id="ct291781888"/><text:span text:style-name="Source_20_Text"><text:span text:style-name="T4">connect(FirebirdConnectionProperties)</text:span></text:span><text:change-end text:change-id="ct291781888"/></text:p>
          </table:table-cell>
          <table:table-cell table:style-name="Table4.A2" office:value-type="string">
            <text:p text:style-name="P2">Connect to the Firebird database using the specified connection properties.</text:p>
          </table:table-cell>
        </table:table-row>
        <text:soft-page-break/>
        <table:table-row>
          <table:table-cell table:style-name="Table4.A2" office:value-type="string">
            <text:p text:style-name="P2"><text:change-start text:change-id="ct302601568"/><text:span text:style-name="Source_20_Text"><text:span text:style-name="T3">FirebirdConnectionProperties</text:span></text:span><text:change-end text:change-id="ct302601568"/></text:p>
          </table:table-cell>
          <table:table-cell table:style-name="Table4.B3" office:value-type="string">
            <text:p text:style-name="P12">2.0</text:p>
          </table:table-cell>
          <table:table-cell table:style-name="Table4.A2" office:value-type="string">
            <text:p text:style-name="P2">see <text:a xlink:type="simple" xlink:href="#2.4.JDBC connection properties|outline">JDBC connection properties</text:a> section for more details.</text:p>
          </table:table-cell>
          <table:table-cell table:style-name="Table4.A2" office:value-type="string">
            <text:p text:style-name="P2"/>
          </table:table-cell>
        </table:table-row>
        <table:table-row>
          <table:table-cell table:style-name="Table4.A2" office:value-type="string">
            <text:p text:style-name="P2"><text:change-start text:change-id="ct302601256"/><text:span text:style-name="Source_20_Text"><text:span text:style-name="T3">FirebirdConnection</text:span></text:span><text:change-end text:change-id="ct302601256"/></text:p>
          </table:table-cell>
          <table:table-cell table:style-name="Table4.B3" office:value-type="string">
            <text:p text:style-name="P12">1.5</text:p>
          </table:table-cell>
          <table:table-cell table:style-name="Table4.A2" office:value-type="string">
            <text:p text:style-name="P2"><text:change-start text:change-id="ct291781784"/><text:span text:style-name="Source_20_Text"><text:span text:style-name="T4">createBlob()</text:span></text:span><text:change-end text:change-id="ct291781784"/></text:p>
          </table:table-cell>
          <table:table-cell table:style-name="Table4.A2" office:value-type="string">
            <text:p text:style-name="P2">Create new BLOB in the database. Later this BLOB can be passed as a parameter into <text:change-start text:change-id="ct291783136"/><text:span text:style-name="Source_20_Text"><text:span text:style-name="T4">PreparedStatement</text:span></text:span><text:change-end text:change-id="ct291783136"/> or <text:change-start text:change-id="ct291783240"/><text:span text:style-name="Source_20_Text"><text:span text:style-name="T4">CallableStatement</text:span></text:span><text:change-end text:change-id="ct291783240"/>.</text:p>
          </table:table-cell>
        </table:table-row>
        <table:table-row>
          <table:table-cell table:style-name="Table4.A2" office:value-type="string">
            <text:p text:style-name="P26"/>
          </table:table-cell>
          <table:table-cell table:style-name="Table4.A2" office:value-type="string">
            <text:p text:style-name="P12">1.5</text:p>
          </table:table-cell>
          <table:table-cell table:style-name="Table4.A2" office:value-type="string">
            <text:p text:style-name="P2"><text:change-start text:change-id="ct291781680"/><text:span text:style-name="Source_20_Text"><text:span text:style-name="T4">getIscEncoding()</text:span></text:span><text:change-end text:change-id="ct291781680"/></text:p>
          </table:table-cell>
          <table:table-cell table:style-name="Table4.A2" office:value-type="string">
            <text:p text:style-name="P2">Get connection character encoding.</text:p>
          </table:table-cell>
        </table:table-row>
        <table:table-row>
          <table:table-cell table:style-name="Table4.A2" office:value-type="string">
            <text:p text:style-name="P26"/>
          </table:table-cell>
          <table:table-cell table:style-name="Table4.A2" office:value-type="string">
            <text:p text:style-name="P12">2.0</text:p>
          </table:table-cell>
          <table:table-cell table:style-name="Table4.A2" office:value-type="string">
            <text:p text:style-name="P2"><text:change-start text:change-id="ct291781368"/><text:span text:style-name="Source_20_Text"><text:span text:style-name="T4">getTransactionParameters(<text:line-break/> <text:s text:c="3"/>int isolationLevel<text:line-break/>)</text:span></text:span><text:change-end text:change-id="ct291781368"/></text:p>
          </table:table-cell>
          <table:table-cell table:style-name="Table4.A2" office:value-type="string">
            <text:p text:style-name="P2">Get the TPB parameters for the specified transaction isolation level.</text:p>
          </table:table-cell>
        </table:table-row>
        <table:table-row>
          <table:table-cell table:style-name="Table4.A2" office:value-type="string">
            <text:p text:style-name="P26"/>
          </table:table-cell>
          <table:table-cell table:style-name="Table4.A2" office:value-type="string">
            <text:p text:style-name="P12">2.0</text:p>
          </table:table-cell>
          <table:table-cell table:style-name="Table4.A2" office:value-type="string">
            <text:p text:style-name="P2"><text:change-start text:change-id="ct291781472"/><text:span text:style-name="Source_20_Text"><text:span text:style-name="T4">createTransactionParameterBuffer()</text:span></text:span><text:change-end text:change-id="ct291781472"/></text:p>
          </table:table-cell>
          <table:table-cell table:style-name="Table4.A2" office:value-type="string">
            <text:p text:style-name="P2">Create an empty transaction parameter buffer.</text:p>
          </table:table-cell>
        </table:table-row>
        <table:table-row>
          <table:table-cell table:style-name="Table4.A2" office:value-type="string">
            <text:p text:style-name="P26"/>
          </table:table-cell>
          <table:table-cell table:style-name="Table4.A2" office:value-type="string">
            <text:p text:style-name="P12">2.0</text:p>
          </table:table-cell>
          <table:table-cell table:style-name="Table4.A2" office:value-type="string">
            <text:p text:style-name="P2"><text:change-start text:change-id="ct291781576"/><text:span text:style-name="Source_20_Text"><text:span text:style-name="T4">setTransactionParameters(<text:line-break/> <text:s text:c="3"/>int isolationLevel,<text:line-break/> <text:s text:c="3"/>TransactionParameterBuffer tpb<text:line-break/>)</text:span></text:span><text:change-end text:change-id="ct291781576"/></text:p>
          </table:table-cell>
          <table:table-cell table:style-name="Table4.A2" office:value-type="string">
            <text:p text:style-name="P2">Set TPB parameters for the specified transaction isolation level. The newly specified mapping is valid for the whole connection lifetime.</text:p>
          </table:table-cell>
        </table:table-row>
        <table:table-row>
          <table:table-cell table:style-name="Table4.A2" office:value-type="string">
            <text:p text:style-name="P26"/>
          </table:table-cell>
          <table:table-cell table:style-name="Table4.A2" office:value-type="string">
            <text:p text:style-name="P12">2.0</text:p>
          </table:table-cell>
          <table:table-cell table:style-name="Table4.A2" office:value-type="string">
            <text:p text:style-name="P2"><text:change-start text:change-id="ct291781264"/><text:span text:style-name="Source_20_Text"><text:span text:style-name="T4">setTransactionParameters(<text:line-break/> <text:s text:c="3"/>TransactionParameterBuffer tpb<text:line-break/>)</text:span></text:span><text:change-end text:change-id="ct291781264"/></text:p>
          </table:table-cell>
          <table:table-cell table:style-name="Table4.A2" office:value-type="string">
            <text:p text:style-name="P2"><text:change text:change-id="ct290693480"/>meters are effective until the transaction isolation is changed.</text:p>
          </table:table-cell>
        </table:table-row>
        <table:table-row>
          <table:table-cell table:style-name="Table4.A2" office:value-type="string">
            <text:p text:style-name="P2"><text:change-start text:change-id="ct302601464"/><text:span text:style-name="Source_20_Text"><text:span text:style-name="T3">FirebirdDatabaseMetaData</text:span></text:span><text:change-end text:change-id="ct302601464"/></text:p>
          </table:table-cell>
          <table:table-cell table:style-name="Table4.A2" office:value-type="string">
            <text:p text:style-name="P12"/>
          </table:table-cell>
          <table:table-cell table:style-name="Table4.A2" office:value-type="string">
            <text:p text:style-name="P2"><text:change-start text:change-id="ct291781160"/><text:span text:style-name="Source_20_Text"><text:span text:style-name="T4">getProcedureSourceCode(String)</text:span></text:span><text:change-end text:change-id="ct291781160"/></text:p>
          </table:table-cell>
          <table:table-cell table:style-name="Table4.A2" office:value-type="string">
            <text:p text:style-name="P2">Get source code for the specified stored procedure name.</text:p>
          </table:table-cell>
        </table:table-row>
        <table:table-row>
          <table:table-cell table:style-name="Table4.A2" office:value-type="string">
            <text:p text:style-name="P26"/>
          </table:table-cell>
          <table:table-cell table:style-name="Table4.A2" office:value-type="string">
            <text:p text:style-name="P12"/>
          </table:table-cell>
          <table:table-cell table:style-name="Table4.A2" office:value-type="string">
            <text:p text:style-name="P2"><text:change-start text:change-id="ct291780536"/><text:span text:style-name="Source_20_Text"><text:span text:style-name="T4">getTriggerSourceCode(String)</text:span></text:span><text:change-end text:change-id="ct291780536"/></text:p>
          </table:table-cell>
          <table:table-cell table:style-name="Table4.A2" office:value-type="string">
            <text:p text:style-name="P2">Get source code for the specified trigger name.</text:p>
          </table:table-cell>
        </table:table-row>
        <table:table-row>
          <table:table-cell table:style-name="Table4.A2" office:value-type="string">
            <text:p text:style-name="P26"/>
          </table:table-cell>
          <table:table-cell table:style-name="Table4.A2" office:value-type="string">
            <text:p text:style-name="P12"/>
          </table:table-cell>
          <table:table-cell table:style-name="Table4.A2" office:value-type="string">
            <text:p text:style-name="P2"><text:change-start text:change-id="ct291780640"/><text:span text:style-name="Source_20_Text"><text:span text:style-name="T4">getViewSourceCode(String)</text:span></text:span><text:change-end text:change-id="ct291780640"/></text:p>
          </table:table-cell>
          <table:table-cell table:style-name="Table4.A2" office:value-type="string">
            <text:p text:style-name="P2">Get source code for the specified view name.</text:p>
          </table:table-cell>
        </table:table-row>
        <table:table-row>
          <table:table-cell table:style-name="Table4.A2" office:value-type="string">
            <text:p text:style-name="P2"><text:change-start text:change-id="ct302601360"/><text:span text:style-name="Source_20_Text"><text:span text:style-name="T3">FirebirdStatement</text:span></text:span><text:change-end text:change-id="ct302601360"/></text:p>
          </table:table-cell>
          <table:table-cell table:style-name="Table4.A2" office:value-type="string">
            <text:p text:style-name="P12">1.5</text:p>
          </table:table-cell>
          <table:table-cell table:style-name="Table4.A2" office:value-type="string">
            <text:p text:style-name="P2"><text:change-start text:change-id="ct291780744"/><text:span text:style-name="Source_20_Text"><text:span text:style-name="T4">getInsertedRowsCount()<text:line-break/>getUpdatedRowsCount()<text:line-break/>getDeletedRowsCount()</text:span></text:span><text:change-end text:change-id="ct291780744"/></text:p>
          </table:table-cell>
          <table:table-cell table:style-name="Table4.A2" office:value-type="string">
            <text:p text:style-name="P2">Extension that allows to get more precise information about outcome of some statement.</text:p>
          </table:table-cell>
        </table:table-row>
        <table:table-row>
          <table:table-cell table:style-name="Table4.A2" office:value-type="string">
            <text:p text:style-name="P26"/>
          </table:table-cell>
          <table:table-cell table:style-name="Table4.A2" office:value-type="string">
            <text:p text:style-name="P12">1.5</text:p>
          </table:table-cell>
          <table:table-cell table:style-name="Table4.A2" office:value-type="string">
            <text:p text:style-name="P2"><text:change-start text:change-id="ct291780848"/><text:span text:style-name="Source_20_Text"><text:span text:style-name="T4">hasOpenResultSet()</text:span></text:span><text:change-end text:change-id="ct291780848"/></text:p>
          </table:table-cell>
          <table:table-cell table:style-name="Table4.A2" office:value-type="string">
            <text:p text:style-name="P2">Check if this statement has open result set. Correctly works only when auto-commit is disabled. Check method documentation for details.</text:p>
          </table:table-cell>
        </table:table-row>
        <table:table-row>
          <table:table-cell table:style-name="Table4.A2" office:value-type="string">
            <text:p text:style-name="P26"/>
          </table:table-cell>
          <table:table-cell table:style-name="Table4.A2" office:value-type="string">
            <text:p text:style-name="P12">1.5</text:p>
          </table:table-cell>
          <table:table-cell table:style-name="Table4.A2" office:value-type="string">
            <text:p text:style-name="P2"><text:change-start text:change-id="ct291780952"/><text:span text:style-name="Source_20_Text"><text:span text:style-name="T4">getCurrentResultSet()</text:span></text:span><text:change-end text:change-id="ct291780952"/></text:p>
          </table:table-cell>
          <table:table-cell table:style-name="Table4.A2" office:value-type="string">
            <text:p text:style-name="P2">Get current result set. Behaviour of this method is similar to the behavior of the <text:s/><text:change-start text:change-id="ct291783344"/><text:span text:style-name="Source_20_Text"><text:span text:style-name="T4">Statement.getResultSet()</text:span></text:span><text:change-end text:change-id="ct291783344"/>, except that this method can be called as much as you like.</text:p>
          </table:table-cell>
        </table:table-row>
        <table:table-row>
          <table:table-cell table:style-name="Table4.A2" office:value-type="string">
            <text:p text:style-name="P26"/>
          </table:table-cell>
          <table:table-cell table:style-name="Table4.A2" office:value-type="string">
            <text:p text:style-name="P12">1.5</text:p>
          </table:table-cell>
          <table:table-cell table:style-name="Table4.A2" office:value-type="string">
            <text:p text:style-name="P2"><text:change-start text:change-id="ct291781056"/><text:span text:style-name="Source_20_Text"><text:span text:style-name="T4">isValid()</text:span></text:span><text:change-end text:change-id="ct291781056"/><text:change-start text:change-id="ct291782200"/><text:span text:style-name="Source_20_Text"><text:span text:style-name="T4"><office:annotation><dc:creator>Mark Rotteveel</dc:creator><dc:date>2011-11-13T13:20:40.85</dc:date><text:p text:style-name="P57"><text:span text:style-name="T29">Remove? Is now a JDBC 4 (or 3) method?</text:span></text:p></office:annotation></text:span></text:span><text:change-end text:change-id="ct291782200"/></text:p>
          </table:table-cell>
          <table:table-cell table:style-name="Table4.A2" office:value-type="string">
            <text:p text:style-name="P2">Check if this statement is still <text:soft-page-break/>valid. Statement might be invalidated when connection is automatically recycled between transactions due to some irrecoverable error.</text:p>
          </table:table-cell>
        </table:table-row>
        <table:table-row>
          <table:table-cell table:style-name="Table4.A2" office:value-type="string">
            <text:p text:style-name="P26"/>
          </table:table-cell>
          <table:table-cell table:style-name="Table4.A2" office:value-type="string">
            <text:p text:style-name="P12">2.0</text:p>
          </table:table-cell>
          <table:table-cell table:style-name="Table4.A2" office:value-type="string">
            <text:p text:style-name="P2"><text:change-start text:change-id="ct291780432"/><text:span text:style-name="Source_20_Text"><text:span text:style-name="T4">getLastExecutionPlan()</text:span></text:span><text:change-end text:change-id="ct291780432"/></text:p>
          </table:table-cell>
          <table:table-cell table:style-name="Table4.A2" office:value-type="string">
            <text:p text:style-name="P2">Get execution plan for the last executed statement.</text:p>
          </table:table-cell>
        </table:table-row>
        <table:table-row>
          <table:table-cell table:style-name="Table4.A2" office:value-type="string">
            <text:p text:style-name="P2"><text:change-start text:change-id="ct302601152"/><text:span text:style-name="Source_20_Text"><text:span text:style-name="T3">FirebirdPreparedStatement</text:span></text:span><text:change-end text:change-id="ct302601152"/></text:p>
          </table:table-cell>
          <table:table-cell table:style-name="Table4.A2" office:value-type="string">
            <text:p text:style-name="P12">2.0</text:p>
          </table:table-cell>
          <table:table-cell table:style-name="Table4.A2" office:value-type="string">
            <text:p text:style-name="P2"><text:change-start text:change-id="ct291779704"/><text:span text:style-name="Source_20_Text"><text:span text:style-name="T4">getExecutionPlan()</text:span></text:span><text:change-end text:change-id="ct291779704"/></text:p>
          </table:table-cell>
          <table:table-cell table:style-name="Table4.A2" office:value-type="string">
            <text:p text:style-name="P2">Get the execution plan of this prepared statement.</text:p>
          </table:table-cell>
        </table:table-row>
        <table:table-row>
          <table:table-cell table:style-name="Table4.A2" office:value-type="string">
            <text:p text:style-name="P26"/>
          </table:table-cell>
          <table:table-cell table:style-name="Table4.A2" office:value-type="string">
            <text:p text:style-name="P12">2.0</text:p>
          </table:table-cell>
          <table:table-cell table:style-name="Table4.A2" office:value-type="string">
            <text:p text:style-name="P2"><text:change-start text:change-id="ct291780016"/><text:span text:style-name="Source_20_Text"><text:span text:style-name="T4">getStatementType()</text:span></text:span><text:change-end text:change-id="ct291780016"/></text:p>
          </table:table-cell>
          <table:table-cell table:style-name="Table4.A2" office:value-type="string">
            <text:p text:style-name="P2">Get the statement type of this prepared statement.</text:p>
          </table:table-cell>
        </table:table-row>
        <table:table-row>
          <table:table-cell table:style-name="Table4.A2" office:value-type="string">
            <text:p text:style-name="P2"><text:change-start text:change-id="ct302601776"/><text:span text:style-name="Source_20_Text"><text:span text:style-name="T3">FirebirdCallableStatement</text:span></text:span><text:change-end text:change-id="ct302601776"/></text:p>
          </table:table-cell>
          <table:table-cell table:style-name="Table4.A2" office:value-type="string">
            <text:p text:style-name="P12">1.5</text:p>
          </table:table-cell>
          <table:table-cell table:style-name="Table4.A2" office:value-type="string">
            <text:p text:style-name="P2"><text:change-start text:change-id="ct291779912"/><text:span text:style-name="Source_20_Text"><text:span text:style-name="T4">setSelectableProcedure(<text:line-break/> <text:s text:c="3"/>boolean selectable<text:line-break/>)</text:span></text:span><text:change-end text:change-id="ct291779912"/></text:p>
          </table:table-cell>
          <table:table-cell table:style-name="Table4.A2" office:value-type="string">
            <text:p text:style-name="P2">Mark this callable statement as a call of the selectable procedure. By default callable statement uses <text:change text:change-id="ct291783552"/><text:change-start text:change-id="ct290698368"/><text:span text:style-name="T3">EXECUTE PROCEDURE</text:span><text:change-end text:change-id="ct290698368"/><text:change text:change-id="ct291783448"/>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2"><text:change-start text:change-id="ct302601880"/><text:span text:style-name="Source_20_Text"><text:span text:style-name="T3">FirebirdResultSet</text:span></text:span><text:change-end text:change-id="ct302601880"/></text:p>
          </table:table-cell>
          <table:table-cell table:style-name="Table4.A2" office:value-type="string">
            <text:p text:style-name="P12">2.0</text:p>
          </table:table-cell>
          <table:table-cell table:style-name="Table4.A2" office:value-type="string">
            <text:p text:style-name="P2"><text:change-start text:change-id="ct291780120"/><text:span text:style-name="Source_20_Text"><text:span text:style-name="T4">getExecutionPlan()</text:span></text:span><text:change-end text:change-id="ct291780120"/></text:p>
          </table:table-cell>
          <table:table-cell table:style-name="Table4.A2" office:value-type="string">
            <text:p text:style-name="P2">Get execution plan for this result set.</text:p>
          </table:table-cell>
        </table:table-row>
        <table:table-row>
          <table:table-cell table:style-name="Table4.A2" office:value-type="string">
            <text:p text:style-name="P2"><text:change-start text:change-id="ct302601984"/><text:span text:style-name="Source_20_Text"><text:span text:style-name="T3">FirebirdBlob</text:span></text:span><text:change-end text:change-id="ct302601984"/></text:p>
          </table:table-cell>
          <table:table-cell table:style-name="Table4.A2" office:value-type="string">
            <text:p text:style-name="P12">1.5</text:p>
          </table:table-cell>
          <table:table-cell table:style-name="Table4.A2" office:value-type="string">
            <text:p text:style-name="P2"><text:change-start text:change-id="ct291779496"/><text:span text:style-name="Source_20_Text"><text:span text:style-name="T4">detach()</text:span></text:span><text:change-end text:change-id="ct291779496"/></text:p>
          </table:table-cell>
          <table:table-cell table:style-name="Table4.A2" office:value-type="string">
            <text:p text:style-name="P2">Method “detaches” a BLOB object from the underlying result set. Lifetime of “detached” BLOB is limited by the lifetime of the connection.</text:p>
          </table:table-cell>
        </table:table-row>
        <table:table-row>
          <table:table-cell table:style-name="Table4.A2" office:value-type="string">
            <text:p text:style-name="P26"/>
          </table:table-cell>
          <table:table-cell table:style-name="Table4.A2" office:value-type="string">
            <text:p text:style-name="P12">1.5</text:p>
          </table:table-cell>
          <table:table-cell table:style-name="Table4.A2" office:value-type="string">
            <text:p text:style-name="P2"><text:change-start text:change-id="ct291780328"/><text:span text:style-name="Source_20_Text"><text:span text:style-name="T4">isSegmented()</text:span></text:span><text:change-end text:change-id="ct291780328"/></text:p>
          </table:table-cell>
          <table:table-cell table:style-name="Table4.A2" office:value-type="string">
            <text:p text:style-name="P2">Check if this BLOB is segmented. Seek operation is not defined for the segmented BLOBs.</text:p>
          </table:table-cell>
        </table:table-row>
        <table:table-row>
          <table:table-cell table:style-name="Table4.A2" office:value-type="string">
            <text:p text:style-name="P26"/>
          </table:table-cell>
          <table:table-cell table:style-name="Table4.A2" office:value-type="string">
            <text:p text:style-name="P12">1.5</text:p>
          </table:table-cell>
          <table:table-cell table:style-name="Table4.A2" office:value-type="string">
            <text:p text:style-name="P2"><text:change-start text:change-id="ct291778144"/><text:span text:style-name="Source_20_Text"><text:span text:style-name="T4">setBinaryStream(<text:line-break/> <text:s/>long position<text:line-break/>)</text:span></text:span><text:change-end text:change-id="ct291778144"/></text:p>
          </table:table-cell>
          <table:table-cell table:style-name="Table4.A2" office:value-type="string">
            <text:p text:style-name="P2">Opens an output stream at the specified position, allows modifying BLOB content. Due to server limitations only position 0 is supported.</text:p>
          </table:table-cell>
        </table:table-row>
        <table:table-row>
          <table:table-cell table:style-name="Table4.A2" office:value-type="string">
            <text:p text:style-name="P2"><text:change-start text:change-id="ct302602088"/><text:span text:style-name="Source_20_Text"><text:span text:style-name="T3">FirebirdBlob.BlobInputStream</text:span></text:span><text:change-end text:change-id="ct302602088"/></text:p>
          </table:table-cell>
          <table:table-cell table:style-name="Table4.A2" office:value-type="string">
            <text:p text:style-name="P12">1.5</text:p>
          </table:table-cell>
          <table:table-cell table:style-name="Table4.A2" office:value-type="string">
            <text:p text:style-name="P2"><text:change-start text:change-id="ct291776584"/><text:span text:style-name="Source_20_Text"><text:span text:style-name="T4">getBlob()</text:span></text:span><text:change-end text:change-id="ct291776584"/></text:p>
          </table:table-cell>
          <table:table-cell table:style-name="Table4.A2" office:value-type="string">
            <text:p text:style-name="P2">Get corresponding BLOB instance.</text:p>
          </table:table-cell>
        </table:table-row>
        <table:table-row>
          <table:table-cell table:style-name="Table4.A2" office:value-type="string">
            <text:p text:style-name="P26"/>
          </table:table-cell>
          <table:table-cell table:style-name="Table4.A2" office:value-type="string">
            <text:p text:style-name="P12">1.5</text:p>
          </table:table-cell>
          <table:table-cell table:style-name="Table4.A2" office:value-type="string">
            <text:p text:style-name="P2"><text:change-start text:change-id="ct291777832"/><text:span text:style-name="Source_20_Text"><text:span text:style-name="T4">seek(int position)</text:span></text:span><text:change-end text:change-id="ct291777832"/></text:p>
          </table:table-cell>
          <table:table-cell table:style-name="Table4.A2" office:value-type="string">
            <text:p text:style-name="P2">Change the position from which BLOB content will be read, works only for stream BLOBs.</text:p>
          </table:table-cell>
        </table:table-row>
        <table:table-row>
          <table:table-cell table:style-name="Table4.A2" office:value-type="string">
            <text:p text:style-name="P2"><text:change-start text:change-id="ct302602192"/><text:span text:style-name="Source_20_Text"><text:span text:style-name="T3">FirebirdSavepoint</text:span></text:span><text:change-end text:change-id="ct302602192"/></text:p>
          </table:table-cell>
          <table:table-cell table:style-name="Table4.A2" office:value-type="string">
            <text:p text:style-name="P12">2.0</text:p>
          </table:table-cell>
          <table:table-cell table:style-name="Table4.A2" table:number-columns-spanned="2" office:value-type="string">
            <text:p text:style-name="P2">interface is equivalent to the java.sql.Savepoint interface introduced in JDBC 3.0 specification, however allows using <text:soft-page-break/>Firebird savepoints also in JDBC 2.0 (JDK 1.3.x) applications.</text:p>
          </table:table-cell>
          <table:covered-table-cell/>
        </table:table-row>
      </table:table>
      <text:h text:style-name="Heading_20_3" text:outline-level="3"><text:bookmark text:name="__RefHeading__2769_1560579136"/>JDBC 3.0 compatibility<text:bookmark-end text:name="__RefHeading__2769_1560579136"/></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text:bookmark text:name="__RefHeading__2785_1560579136"/><text:change text:change-id="ct291776792"/><text:change text:change-id="ct108334792"/><text:change text:change-id="ct108335416"/><text:change text:change-id="ct108335520"/><text:change text:change-id="ct108335624"/><text:change text:change-id="ct291775960"/><text:change text:change-id="ct108335728"/><text:change text:change-id="ct291777104"/><text:change text:change-id="ct108335832"/><text:change text:change-id="ct108335936"/><text:change text:change-id="ct291776480"/><text:change text:change-id="ct108336040"/><text:change text:change-id="ct291778560"/><text:change text:change-id="ct291783760"/><text:change text:change-id="ct291356808"/><text:change text:change-id="ct108336352"/><text:change text:change-id="ct291356600"/><text:change text:change-id="ct108336456"/><text:change text:change-id="ct291356912"/><text:change text:change-id="ct290403232"/>JDBC connection properties<text:bookmark-end text:name="__RefHeading__2785_1560579136"/></text:h>
      <text:p text:style-name="Text_20_body"><text:change-start text:change-id="ct108336560"/><office:annotation><dc:creator>Mark Rotteveel</dc:creator><dc:date>2011-10-12T20:43:16.81</dc:date><text:p text:style-name="P56"><text:span text:style-name="T27">Revise based on new datasources in org.firebirdsql.ds and/or add them to new implementation</text:span></text:p></office:annotation><text:change-end text:change-id="ct108336560"/>Table below contains properties that specify parameters of the connections that are obtained from this data source. Commonly used parameters have the corresponding getter and setter methods, rest of the Database Parameters Block parameters can be set using <text:change-start text:change-id="ct290697744"/><text:span text:style-name="Source_20_Text"><text:span text:style-name="T4">setNonStandardProperty</text:span></text:span><text:change-end text:change-id="ct290697744"/>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change-start text:change-id="ct108336664"/><text:span text:style-name="Source_20_Text"><text:span text:style-name="T3"><office:annotation><dc:creator>Mark Rotteveel</dc:creator><dc:date>2011-10-12T20:43:39.81</dc:date><text:p text:style-name="P56"><text:span text:style-name="T24">Firebird specific property (JDBC defines serverName, databaseName and portNumber), not included in new ds implementations</text:span></text:p></office:annotation></text:span></text:span><text:change-end text:change-id="ct108336664"/><text:change-start text:change-id="ct108336768"/><text:span text:style-name="Source_20_Text"><text:span text:style-name="T3"><office:annotation><dc:creator>Unknown Author</dc:creator><dc:date>2011-10-15T22:22:40.81</dc:date><text:p text:style-name="P56"><text:span text:style-name="T25">IIRC, It was "database" in JDBC 2.0 optional...</text:span></text:p><text:p><text:span text:style-name="T26"/></text:p></office:annotation></text:span></text:span><text:change-end text:change-id="ct108336768"/><text:change-start text:change-id="ct290698264"/><text:span text:style-name="Source_20_Text"><text:span text:style-name="T3"><office:annotation><dc:creator>Mark Rotteveel</dc:creator><dc:date>2011-11-13T13:23:31.97</dc:date><text:p text:style-name="P57"><text:span text:style-name="T28">Reply to Unknown Author (15-10-2011, 22:22): "..."</text:span></text:p><text:p><text:span text:style-name="T26">I looked it up: JDBC 2.0 stdext on page 12 specifies databaseName. However I will add database and other FirebirdConnectionProperties back in (deprecated) to make sure the transition is smooth</text:span></text:p></office:annotation></text:span></text:span><text:change-end text:change-id="ct290698264"/><text:change-start text:change-id="ct291785840"/><text:span text:style-name="Source_20_Text"><text:span text:style-name="T3">database</text:span></text:span><text:change-end text:change-id="ct291785840"/></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Path to the database in the format</text:p>
            <text:p text:style-name="Table_20_Contents"><text:change-start text:change-id="ct291785736"/><text:span text:style-name="Source_20_Text"><text:span text:style-name="T4">[host/port:]/path/to/database.fdb</text:span></text:span><text:change-end text:change-id="ct291785736"/></text:p>
          </table:table-cell>
        </table:table-row>
        <table:table-row>
          <table:table-cell table:style-name="Table6.A2" office:value-type="string">
            <text:p text:style-name="Table_20_Contents"><text:change-start text:change-id="ct291785216"/><text:span text:style-name="Source_20_Text"><text:span text:style-name="T3">type</text:span></text:span><text:change-end text:change-id="ct291785216"/></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Type of the driver to use. Possible values are:</text:p>
            <text:list xml:id="list32190906" text:style-name="L16">
              <text:list-item>
                <text:p text:style-name="P27"><text:change-start text:change-id="ct291785944"/><text:span text:style-name="Source_20_Text"><text:span text:style-name="T4">PURE_JAVA</text:span></text:span><text:change-end text:change-id="ct291785944"/> or <text:change-start text:change-id="ct291786048"/><text:span text:style-name="Source_20_Text"><text:span text:style-name="T4">TYPE4</text:span></text:span><text:change-end text:change-id="ct291786048"/> for type 4 JDBC driver </text:p>
              </text:list-item>
              <text:list-item>
                <text:p text:style-name="P27"><text:change-start text:change-id="ct291785528"/><text:span text:style-name="Source_20_Text"><text:span text:style-name="T4">NATIVE</text:span></text:span><text:change-end text:change-id="ct291785528"/> or <text:change-start text:change-id="ct291785424"/><text:span text:style-name="Source_20_Text"><text:span text:style-name="T4">TYPE2</text:span></text:span><text:change-end text:change-id="ct291785424"/> for type 2 JDBC driver </text:p>
              </text:list-item>
              <text:list-item>
                <text:p text:style-name="P19"><text:change-start text:change-id="ct291785632"/><text:span text:style-name="Source_20_Text"><text:span text:style-name="T4">EMBEDDED</text:span></text:span><text:change-end text:change-id="ct291785632"/> for using embedded version of the Firebird. </text:p>
              </text:list-item>
            </text:list>
          </table:table-cell>
        </table:table-row>
        <table:table-row>
          <table:table-cell table:style-name="Table6.A2" office:value-type="string">
            <text:p text:style-name="P25"/>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Table_20_Contents"/>
          </table:table-cell>
        </table:table-row>
        <table:table-row>
          <table:table-cell table:style-name="Table6.A2" office:value-type="string">
            <text:p text:style-name="Table_20_Contents"><text:change-start text:change-id="ct290697224"/><text:span text:style-name="Source_20_Text"><text:span text:style-name="T3">blobBufferSize</text:span></text:span><text:change-end text:change-id="ct290697224"/></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change-start text:change-id="ct290697640"/><text:span text:style-name="Source_20_Text"><text:span text:style-name="T3">socketBufferSize</text:span></text:span><text:change-end text:change-id="ct290697640"/></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change-start text:change-id="ct290697848"/><text:span text:style-name="Source_20_Text"><text:span text:style-name="T3">buffersNumber</text:span></text:span><text:change-end text:change-id="ct290697848"/></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text:change-start text:change-id="ct291783864"/><text:span text:style-name="Source_20_Text"><text:span text:style-name="T3">charSet</text:span></text:span><text:change-end text:change-id="ct291783864"/></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Character set for the connection. Similar to <text:change-start text:change-id="ct291786152"/><text:span text:style-name="Source_20_Text"><text:span text:style-name="T4">encoding</text:span></text:span><text:change-end text:change-id="ct291786152"/> property, but accepts Java names instead of Firebird ones.</text:p>
          </table:table-cell>
        </table:table-row>
        <table:table-row>
          <table:table-cell table:style-name="Table6.A2" office:value-type="string">
            <text:p text:style-name="Table_20_Contents"><text:change-start text:change-id="ct291783968"/><text:span text:style-name="Source_20_Text"><text:span text:style-name="T3">encoding</text:span></text:span><text:change-end text:change-id="ct291783968"/></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change-start text:change-id="ct291784488"/><text:span text:style-name="Source_20_Text"><text:span text:style-name="T3">useTranslation</text:span></text:span><text:change-end text:change-id="ct291784488"/></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Path to the properties file contai<text:change-start text:change-id="ct291786360"/>ni<text:change-end text:change-id="ct291786360"/>ng character translation map.</text:p>
          </table:table-cell>
        </table:table-row>
        <text:soft-page-break/>
        <table:table-row>
          <table:table-cell table:style-name="Table6.A2" office:value-type="string">
            <text:p text:style-name="Table_20_Contents"><text:change-start text:change-id="ct291784384"/><text:span text:style-name="Source_20_Text"><text:span text:style-name="T3">password</text:span></text:span><text:change-end text:change-id="ct291784384"/></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change-start text:change-id="ct291784280"/><text:span text:style-name="Source_20_Text"><text:span text:style-name="T3">roleName</text:span></text:span><text:change-end text:change-id="ct291784280"/></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change-start text:change-id="ct291784176"/><text:span text:style-name="Source_20_Text"><text:span text:style-name="T3">userName</text:span></text:span><text:change-end text:change-id="ct291784176"/></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text:change-start text:change-id="ct291783656"/><text:span text:style-name="Source_20_Text"><text:span text:style-name="T3">useStreamBlobs</text:span></text:span><text:change-end text:change-id="ct291783656"/></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change-start text:change-id="ct291784072"/><text:span text:style-name="Source_20_Text"><text:span text:style-name="T3">useStandardUdf</text:span></text:span><text:change-end text:change-id="ct291784072"/></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change-start text:change-id="ct291784592"/><text:span text:style-name="Source_20_Text"><text:span text:style-name="T3">defaultResultSetHoldable</text:span></text:span><text:change-end text:change-id="ct291784592"/></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text:change-start text:change-id="ct291784696"/><text:span text:style-name="Source_20_Text"><text:span text:style-name="T3">tpbMapping</text:span></text:span><text:change-end text:change-id="ct291784696"/></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change-start text:change-id="ct291784800"/><text:span text:style-name="Source_20_Text"><text:span text:style-name="T3">defaultIsolation</text:span></text:span><text:change-end text:change-id="ct291784800"/></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Default transaction isolation level. All newly created connections will have this isolation level. One of:</text:p>
            <text:list xml:id="list32193211" text:style-name="L17">
              <text:list-item>
                <text:p text:style-name="P28"><text:change-start text:change-id="ct291786672"/><text:span text:style-name="Source_20_Text"><text:span text:style-name="T3">TRANSACTION_READ_COMMITTED</text:span></text:span><text:span text:style-name="T3"> </text:span><text:change-end text:change-id="ct291786672"/></text:p>
              </text:list-item>
              <text:list-item>
                <text:p text:style-name="P28"><text:change-start text:change-id="ct291786464"/><text:span text:style-name="Source_20_Text"><text:span text:style-name="T3">TRANSACTION_REPEATABLE_READ</text:span></text:span><text:span text:style-name="T3"> </text:span><text:change-end text:change-id="ct291786464"/></text:p>
              </text:list-item>
              <text:list-item>
                <text:p text:style-name="P20"><text:change-start text:change-id="ct291786256"/><text:span text:style-name="Source_20_Text"><text:span text:style-name="T3">TRANSACTION_SERIALIZABLE</text:span></text:span><text:change-end text:change-id="ct291786256"/> </text:p>
              </text:list-item>
            </text:list>
          </table:table-cell>
        </table:table-row>
        <table:table-row>
          <table:table-cell table:style-name="Table6.A2" office:value-type="string">
            <text:p text:style-name="Table_20_Contents"><text:change-start text:change-id="ct291784904"/><text:span text:style-name="Source_20_Text"><text:span text:style-name="T3">defaultTransactionIsolation</text:span></text:span><text:change-end text:change-id="ct291784904"/></text:p>
          </table:table-cell>
          <table:table-cell table:style-name="Table6.A2" office:value-type="string">
            <text:p text:style-name="P12">+</text:p>
          </table:table-cell>
          <table:table-cell table:style-name="Table6.A2" office:value-type="string">
            <text:p text:style-name="P12">+</text:p>
          </table:table-cell>
          <table:table-cell table:style-name="Table6.A2" office:value-type="string">
            <text:p text:style-name="Table_20_Contents">Integer value from <text:change-start text:change-id="ct291786776"/><text:span text:style-name="Source_20_Text"><text:span text:style-name="T4">java.sql.Connection</text:span></text:span><text:change-end text:change-id="ct291786776"/> interface corresponding to the transaction isolation level specified in <text:change-start text:change-id="ct291786568"/><text:span text:style-name="Source_20_Text"><text:span text:style-name="T4">isolation</text:span></text:span><text:change-end text:change-id="ct291786568"/> property.</text:p>
          </table:table-cell>
        </table:table-row>
        <table:table-row>
          <table:table-cell table:style-name="Table6.A2" office:value-type="string">
            <text:p text:style-name="Table_20_Contents"><text:change-start text:change-id="ct291785008"/><text:span text:style-name="Source_20_Text"><text:span text:style-name="T3">nonStandardProperty</text:span></text:span><text:change-end text:change-id="ct291785008"/></text:p>
          </table:table-cell>
          <table:table-cell table:style-name="Table6.A2" office:value-type="string">
            <text:p text:style-name="P12"><text:change-start text:change-id="ct291785112"/><text:span text:style-name="Source_20_Text"><text:span text:style-name="T4">getNonStandardProperty(String)</text:span></text:span><text:change-end text:change-id="ct291785112"/></text:p>
          </table:table-cell>
          <table:table-cell table:style-name="Table6.A2" office:value-type="string">
            <text:p text:style-name="P12">+</text:p>
            <text:p text:style-name="P12"><text:change-start text:change-id="ct291785320"/><text:span text:style-name="Source_20_Text"><text:span text:style-name="T4">setNonStandardProperty(String)</text:span></text:span></text:p>
            <text:p text:style-name="P12"><text:span text:style-name="Source_20_Text"><text:span text:style-name="T4">setNonStandardProperty(String, String)</text:span></text:span><text:change-end text:change-id="ct291785320"/></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change-start text:change-id="ct291786984"/><text:span text:style-name="Source_20_Text"><text:span text:style-name="T4">setNonStandardProperty(String)</text:span></text:span><text:change-end text:change-id="ct291786984"/> method takes only one parameter in form <text:span text:style-name="Source_20_Text">“</text:span><text:change-start text:change-id="ct291787088"/><text:span text:style-name="Source_20_Text"><text:span text:style-name="T4">propertyName[=propertyValue]</text:span></text:span><text:change-end text:change-id="ct291787088"/><text:span text:style-name="Source_20_Text">”</text:span>, this allows setting non-standard parameters using configuration files.</text:p>
            <text:p text:style-name="Table_20_Contents"><text:change-start text:change-id="ct291787192"/><text:span text:style-name="Source_20_Text"><text:span text:style-name="T4">setNonStandardProperty(String, </text:span></text:span><text:soft-page-break/><text:span text:style-name="Source_20_Text"><text:span text:style-name="T4">String)</text:span></text:span><text:change-end text:change-id="ct291787192"/> takes property name as first parameter, and its value as the second parameter.</text:p>
          </table:table-cell>
        </table:table-row>
      </table:table>
      <text:h text:style-name="Heading_20_2" text:outline-level="2"><text:bookmark text:name="__RefHeading__2793_1560579136"/><text:change text:change-id="ct108260792"/><text:change text:change-id="ct108495696"/><text:change text:change-id="ct290403648"/><text:change text:change-id="ct108496008"/><text:change text:change-id="ct108336872"/><text:change text:change-id="ct108496320"/><text:change text:change-id="ct108336248"/><text:change text:change-id="ct108496632"/><text:change text:change-id="ct108496216"/><text:change text:change-id="ct108496736"/><text:change text:change-id="ct108496528"/><text:change text:change-id="ct108497152"/><text:change text:change-id="ct108496840"/><text:change text:change-id="ct108497568"/><text:change text:change-id="ct108497256"/><text:change text:change-id="ct108498088"/><text:change text:change-id="ct108497672"/><text:change text:change-id="ct108498400"/><text:change text:change-id="ct108498192"/><text:change text:change-id="ct108498712"/><text:change text:change-id="ct108498504"/><text:change text:change-id="ct108499024"/><text:change text:change-id="ct108498608"/><text:change text:change-id="ct108499336"/><text:change text:change-id="ct108499128"/><text:change text:change-id="ct108499440"/><text:change text:change-id="ct108499544"/><text:change text:change-id="ct108569424"/><text:change text:change-id="ct108499232"/><text:change text:change-id="ct108569632"/><text:change text:change-id="ct108499648"/><text:change text:change-id="ct108569840"/><text:change text:change-id="ct108498920"/><text:change text:change-id="ct108570152"/><text:change text:change-id="ct108498816"/><text:change text:change-id="ct108570464"/><text:change text:change-id="ct290698888"/>JDBC <text:change text:change-id="ct108497984"/>Compatibility<text:bookmark-end text:name="__RefHeading__2793_1560579136"/></text:h>
      <text:p text:style-name="Text_20_body"><text:change text:change-id="ct108570672"/><text:change text:change-id="ct290697952"/><text:change text:change-id="ct108570776"/><text:change text:change-id="ct108569944"/><text:change text:change-id="ct108570984"/><text:change text:change-id="ct108570568"/><text:change-start text:change-id="ct290785488"/>T<text:change-end text:change-id="ct290785488"/><text:change-start text:change-id="ct108571088"/>he<text:change-end text:change-id="ct108571088"/> driver is not officially JDBC-compliant because certification procedure is too expensive.<text:change-start text:change-id="ct290700136"/> The following lists some of the differences between JDBC specification and Jaybird implementation. T<text:change-end text:change-id="ct290700136"/><text:change-start text:change-id="ct290700448"/>his list is not exhaustive<text:change-end text:change-id="ct290700448"/></text:p>
      <text:h text:style-name="Heading_20_3" text:outline-level="3"><text:bookmark text:name="__RefHeading__2795_1560579136"/>JDBC <text:change text:change-id="ct108497880"/>deviations and unimplemented features<text:bookmark-end text:name="__RefHeading__2795_1560579136"/></text:h>
      <text:p text:style-name="Text_20_body">The following optional features and the methods for their support are not implemented:</text:p>
      <text:list xml:id="list33715427" text:continue-list="list33707573" text:style-name="L5">
        <text:list-item>
          <text:p text:style-name="P8"><text:change-start text:change-id="ct108497464"/><text:span text:style-name="Source_20_Text"><text:span text:style-name="T4">java.sql.Array</text:span></text:span><text:change-end text:change-id="ct108497464"/> data type is not yet supported.</text:p>
        </text:list-item>
        <text:list-item>
          <text:p text:style-name="P8"><text:change-start text:change-id="ct108495800"/><text:span text:style-name="Source_20_Text"><text:span text:style-name="T4">java.sql.Blob</text:span></text:span><text:change-end text:change-id="ct108495800"/> does not implement following methods:</text:p>
          <text:list>
            <text:list-item>
              <text:p text:style-name="P8"><text:change-start text:change-id="ct108497776"/><text:span text:style-name="Source_20_Text"><text:span text:style-name="T4">position(Blob, long)</text:span></text:span><text:change-end text:change-id="ct108497776"/> and <text:change-start text:change-id="ct108495904"/><text:span text:style-name="Source_20_Text"><text:span text:style-name="T4">position(byte[], long)</text:span></text:span><text:change-end text:change-id="ct108495904"/>; Firebird does not provide any server-side optimization for these calls, client application must fetch complete BLOB content from the server to do pattern search.</text:p>
            </text:list-item>
            <text:list-item>
              <text:p text:style-name="P8"><text:change-start text:change-id="ct108498296"/><text:span text:style-name="Source_20_Text"><text:span text:style-name="T4">truncate(long)</text:span></text:span><text:change-end text:change-id="ct108498296"/>; Firebird does not provide such functionality on the server side, application must fetch old BLOB from the server and pump old content into a newly created BLOB.<text:change text:change-id="ct108497360"/><text:change text:change-id="ct108571192"/></text:p>
            </text:list-item>
          </text:list>
        </text:list-item>
        <text:list-item>
          <text:p text:style-name="P8"><text:change-start text:change-id="ct108497048"/><text:span text:style-name="Source_20_Text"><text:span text:style-name="T4">java.sql.Connection</text:span></text:span><text:change-end text:change-id="ct108497048"/></text:p>
          <text:list>
            <text:list-item>
              <text:p text:style-name="P8"><text:change-start text:change-id="ct108496944"/><text:span text:style-name="Source_20_Text"><text:span text:style-name="T4">getCatalog()</text:span></text:span><text:change-end text:change-id="ct108496944"/> and <text:change-start text:change-id="ct108496424"/><text:span text:style-name="Source_20_Text"><text:span text:style-name="T4">setCatalog(String)</text:span></text:span><text:change-end text:change-id="ct108496424"/> are not supported by Firebird server.</text:p>
            </text:list-item>
            <text:list-item>
              <text:p text:style-name="P8"><text:change-start text:change-id="ct108496112"/><text:span text:style-name="Source_20_Text"><text:span text:style-name="T4">getTypeMap()</text:span></text:span><text:change-end text:change-id="ct108496112"/> and <text:change-start text:change-id="ct290785696"/><text:span text:style-name="Source_20_Text"><text:span text:style-name="T4">setTypeMap(Map)</text:span></text:span><text:change-end text:change-id="ct290785696"/> are not supported.<text:change text:change-id="ct290785592"/><text:change text:change-id="ct108571296"/></text:p>
            </text:list-item>
          </text:list>
        </text:list-item>
        <text:list-item>
          <text:p text:style-name="P8"><text:change text:change-id="ct290786008"/><text:change-start text:change-id="ct290786112"/><text:span text:style-name="Source_20_Text"><text:span text:style-name="T4">java.sql.Ref</text:span></text:span><text:change-end text:change-id="ct290786112"/><text:span text:style-name="Source_20_Text"> </text:span>data type is not supported by Firebird server.</text:p>
        </text:list-item>
        <text:list-item>
          <text:p text:style-name="P8"><text:change-start text:change-id="ct290786216"/><text:span text:style-name="Source_20_Text"><text:span text:style-name="T4">java.sql.SQLData</text:span></text:span><text:change-end text:change-id="ct290786216"/> data type is not supported by Firebird server.</text:p>
        </text:list-item>
        <text:list-item>
          <text:p text:style-name="P8"><text:change-start text:change-id="ct290786320"/><text:span text:style-name="Source_20_Text"><text:span text:style-name="T4">java.sql.SQLInput</text:span></text:span><text:change-end text:change-id="ct290786320"/> is not supported.</text:p>
        </text:list-item>
        <text:list-item>
          <text:p text:style-name="P8"><text:change-start text:change-id="ct290784760"/><text:span text:style-name="Source_20_Text"><text:span text:style-name="T4">java.sql.SQLOutput</text:span></text:span><text:change-end text:change-id="ct290784760"/> is not supported.</text:p>
        </text:list-item>
        <text:list-item>
          <text:p text:style-name="P8"><text:change-start text:change-id="ct108571400"/><text:span text:style-name="Source_20_Text"><text:span text:style-name="T4"><office:annotation><dc:creator>Mark Rotteveel</dc:creator><dc:date>2011-10-12T20:54:26.90</dc:date><text:p text:style-name="P56"><text:span text:style-name="T24">Changed in 2.2</text:span></text:p></office:annotation></text:span></text:span><text:change-end text:change-id="ct108571400"/><text:change-start text:change-id="ct108571504"/><text:span text:style-name="Source_20_Text"><text:span text:style-name="T4"><office:annotation><dc:creator>Unknown Author</dc:creator><dc:date>2011-10-15T22:31:43.90</dc:date><text:p text:style-name="P56"><text:span text:style-name="T25">BTW, Firebird now supports cancel for the statements, but we do not implement it yet...</text:span></text:p><text:p><text:span text:style-name="T26"/></text:p></office:annotation></text:span></text:span><text:change-end text:change-id="ct108571504"/><text:change-start text:change-id="ct290785176"/><text:span text:style-name="Source_20_Text"><text:span text:style-name="T4">java.sql.Statement</text:span></text:span><text:change-end text:change-id="ct290785176"/></text:p>
          <text:list>
            <text:list-item>
              <text:p text:style-name="P8"><text:change-start text:change-id="ct290784968"/><text:span text:style-name="Source_20_Text"><text:span text:style-name="T4">cancel()</text:span></text:span><text:change-end text:change-id="ct290784968"/> is not supported by <text:change text:change-id="ct290784864"/><text:change text:change-id="ct108571608"/><text:change-start text:change-id="ct290784656"/>Jaybird<text:change-end text:change-id="ct290784656"/></text:p>
            </text:list-item>
          </text:list>
        </text:list-item>
        <text:list-item>
          <text:p text:style-name="P8"><text:change-start text:change-id="ct290785072"/><text:span text:style-name="Source_20_Text"><text:span text:style-name="T4">java.sql.Struct</text:span></text:span><text:change-end text:change-id="ct290785072"/> data type is not supported by server.</text:p>
        </text:list-item>
      </text:list>
      <text:p text:style-name="Text_20_body">The following methods are implemented, but deviate from the specification:</text:p>
      <text:list xml:id="list33718364" text:continue-list="list33715427" text:style-name="L5">
        <text:list-item text:start-value="1">
          <text:p text:style-name="P8"><text:change-start text:change-id="ct290785280"/><text:span text:style-name="Source_20_Text"><text:span text:style-name="T4">java.sql.Statement</text:span></text:span><text:change-end text:change-id="ct290785280"/> </text:p>
          <text:list>
            <text:list-item>
              <text:p text:style-name="P8"><text:change-start text:change-id="ct290785384"/><text:span text:style-name="Source_20_Text"><text:span text:style-name="T4">get</text:span></text:span><text:change-end text:change-id="ct290785384"/><text:span text:style-name="Source_20_Text">/</text:span><text:change-start text:change-id="ct106784512"/><text:span text:style-name="Source_20_Text"><text:span text:style-name="T4">setMaxFieldSize</text:span></text:span><text:change-end text:change-id="ct106784512"/> does nothing, Firebird server does not support this feature.</text:p>
            </text:list-item>
            <text:list-item>
              <text:p text:style-name="P8"><text:change-start text:change-id="ct106784408"/><text:span text:style-name="Source_20_Text"><text:span text:style-name="T4">get</text:span></text:span><text:change-end text:change-id="ct106784408"/><text:span text:style-name="Source_20_Text">/</text:span><text:change-start text:change-id="ct106784616"/><text:span text:style-name="Source_20_Text"><text:span text:style-name="T4">setQueryTimeout</text:span></text:span><text:change-end text:change-id="ct106784616"/> does nothing, Firebird server does not support this feature.</text:p>
            </text:list-item>
          </text:list>
        </text:list-item>
        <text:list-item>
          <text:p text:style-name="P8"><text:change-start text:change-id="ct106784720"/><text:span text:style-name="Source_20_Text"><text:span text:style-name="T4">java.sql.PreparedStatement</text:span></text:span><text:change-end text:change-id="ct106784720"/> </text:p>
          <text:list>
            <text:list-item>
              <text:p text:style-name="P8"><text:change-start text:change-id="ct106784824"/><text:span text:style-name="Source_20_Text"><text:span text:style-name="T4">setObject(int index, Object object, int type)</text:span></text:span><text:change-end text:change-id="ct106784824"/> Target SQL type is determined from the class of the passed object and corresponding parameter is ignored.</text:p>
            </text:list-item>
            <text:list-item>
              <text:p text:style-name="P8"><text:change-start text:change-id="ct106784928"/><text:span text:style-name="Source_20_Text"><text:span text:style-name="T4">setObject(int index, Object object, int type, int scale)</text:span></text:span><text:change-end text:change-id="ct106784928"/> Same as above, type and scale are ignored.</text:p>
            </text:list-item>
          </text:list>
        </text:list-item>
        <text:list-item>
          <text:p text:style-name="P8"><text:change-start text:change-id="ct108571712"/><text:span text:style-name="Source_20_Text"><text:span text:style-name="T4"><office:annotation><dc:creator>Mark Rotteveel</dc:creator><dc:date>2011-10-12T20:54:50.91</dc:date><text:p text:style-name="P56"><text:span text:style-name="T24">Shouldn't this behaviour be considered a bug?</text:span></text:p></office:annotation></text:span></text:span><text:change-end text:change-id="ct108571712"/><text:change-start text:change-id="ct108571816"/><text:span text:style-name="Source_20_Text"><text:span text:style-name="T4"><office:annotation><dc:creator>Unknown Author</dc:creator><dc:date>2011-10-15T22:34:19.92</dc:date><text:p text:style-name="P56"><text:span text:style-name="T25">Rather incomplete implementation...</text:span></text:p><text:p><text:span text:style-name="T26"/></text:p></office:annotation></text:span></text:span><text:change-end text:change-id="ct108571816"/><text:change-start text:change-id="ct290700240"/><text:span text:style-name="Source_20_Text"><text:span text:style-name="T4">java.sql.ResultSetMetaData</text:span></text:span><text:change-end text:change-id="ct290700240"/> </text:p>
          <text:list>
            <text:list-item>
              <text:p text:style-name="P8"><text:change-start text:change-id="ct106785032"/><text:soft-page-break/><text:span text:style-name="Source_20_Text"><text:span text:style-name="T4">isReadOnly()</text:span></text:span><text:change-end text:change-id="ct106785032"/> always returns false </text:p>
            </text:list-item>
            <text:list-item>
              <text:p text:style-name="P8"><text:change-start text:change-id="ct106785136"/><text:span text:style-name="Source_20_Text"><text:span text:style-name="T4">isWritable()</text:span></text:span><text:change-end text:change-id="ct106785136"/> always returns true </text:p>
            </text:list-item>
            <text:list-item>
              <text:p text:style-name="P54"><text:change-start text:change-id="ct290700032"/><text:span text:style-name="Source_20_Text"><text:span text:style-name="T4">isDefinitivelyWritable()</text:span></text:span><text:change-end text:change-id="ct290700032"/> always returns true</text:p>
            </text:list-item>
          </text:list>
        </text:list-item>
      </text:list>
      <text:h text:style-name="Heading_20_2" text:outline-level="2"><text:bookmark text:name="__RefHeading__2797_1560579136"/>Jaybird Specifics<text:bookmark-end text:name="__RefHeading__2797_1560579136"/></text:h>
      <text:p text:style-name="Text_20_body">Jaybird<text:change text:change-id="ct108571920"/> has <text:change text:change-id="ct108572024"/>some implementation-specific issues that should be considered during development.</text:p>
      <text:h text:style-name="Heading_20_3" text:outline-level="3"><text:bookmark text:name="__RefHeading__2799_1560579136"/>Result sets<text:bookmark-end text:name="__RefHeading__2799_1560579136"/></text:h>
      <text:p text:style-name="Text_20_body">Jaybird behaves differently not only when different result set types are used but also <text:change text:change-id="ct290700968"/>whether<text:change-start text:change-id="ct290700552"/> the<text:change-end text:change-id="ct290700552"/> connection is in auto-commit mode or not.</text:p>
      <text:list xml:id="list33655757" text:style-name="L23">
        <text:list-item>
          <text:p text:style-name="P53"><text:change-start text:change-id="ct290785904"/><text:span text:style-name="Source_20_Text"><text:span text:style-name="T4">ResultSet.TYPE_FORWARD_ONLY</text:span></text:span><text:change-end text:change-id="ct290785904"/>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53"><text:change-start text:change-id="ct290785800"/><text:span text:style-name="Source_20_Text"><text:span text:style-name="T4">ResultSet.TYPE_SCROLL_INSENSITIVE</text:span></text:span><text:change-end text:change-id="ct290785800"/> result sets are always cached on the client. The reason is quite simple – <text:change-start text:change-id="ct108572232"/>the <text:change-end text:change-id="ct108572232"/>Firebird API does not provide scrollable cursor support, navigation is possible only in one direction.</text:p>
        </text:list-item>
        <text:list-item>
          <text:p text:style-name="P53"><text:change-start text:change-id="ct108572336"/><text:span text:style-name="Source_20_Text"><text:span text:style-name="T4"><office:annotation><dc:creator>Mark Rotteveel</dc:creator><dc:date>2011-10-12T20:57:23.93</dc:date><text:p text:style-name="P56"><text:span text:style-name="T24">Why? As indicated above, TYPE_FORWARD_ONLY can also be cached on client for certain conditions</text:span></text:p></office:annotation></text:span></text:span><text:change-end text:change-id="ct108572336"/><text:change-start text:change-id="ct108572440"/><text:span text:style-name="Source_20_Text"><text:span text:style-name="T4"><office:annotation><dc:creator>Unknown Author</dc:creator><dc:date>2011-10-15T22:35:39.93</dc:date><text:p text:style-name="P56"><text:span text:style-name="T25">Probably. However I see all these methods useful for direct UI applications that work with open cursor. The O/R mappers do not need </text:span><text:span text:style-name="T31">these methods...</text:span></text:p></office:annotation></text:span></text:span><text:change-end text:change-id="ct108572440"/><text:change-start text:change-id="ct290700864"/><text:span text:style-name="Source_20_Text"><text:span text:style-name="T4">ResultSet.HOLD_CURSORS_OVER_COMMIT</text:span></text:span><text:change-end text:change-id="ct290700864"/> holdability is supported in Jaybird only for result sets of type <text:change-start text:change-id="ct290700760"/><text:span text:style-name="Source_20_Text"><text:span text:style-name="T4">ResultSet.TYPE_SCROLL_INSENSITIVE</text:span></text:span><text:change-end text:change-id="ct290700760"/>. For other result set types driver will throw an exception.</text:p>
        </text:list-item>
      </text:list>
      <text:h text:style-name="Heading_20_3" text:outline-level="3"><text:bookmark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change-start text:change-id="ct291358888"/><text:span text:style-name="Source_20_Text"><text:span text:style-name="T4">PreparedStatement.getParameterMetaData</text:span></text:span><text:change-end text:change-id="ct291358888"/> method before all of the OUT parameters are registered. Otherwise the corresponding method of <text:change-start text:change-id="ct291357952"/><text:span text:style-name="Source_20_Text"><text:span text:style-name="T4">CallableStatement</text:span></text:span><text:change-end text:change-id="ct291357952"/> throws an <text:change-start text:change-id="ct291359200"/><text:span text:style-name="Source_20_Text"><text:span text:style-name="T4">SQLException</text:span></text:span><text:change-end text:change-id="ct291359200"/>, because the driver tries to prepare the procedure call with incorrect number of parameters.</text:p>
      <text:h text:style-name="Heading_20_3" text:outline-level="3"><text:bookmark text:name="__RefHeading__2803_1560579136"/>Using ResultSet.getCharacterStream with BLOB fields<text:bookmark-end text:name="__RefHeading__2803_1560579136"/></text:h>
      <text:p text:style-name="Text_20_body"><text:change-start text:change-id="ct108572544"/><office:annotation><dc:creator>Mark Rotteveel</dc:creator><dc:date>2011-10-12T20:59:56.93</dc:date><text:p text:style-name="P56"><text:span text:style-name="T27">Bug or implementation limitation?</text:span></text:p></office:annotation><text:change-end text:change-id="ct108572544"/><text:change-start text:change-id="ct108572648"/><office:annotation><dc:creator>Unknown Author</dc:creator><dc:date>2011-10-15T22:37:10.93</dc:date><text:p text:style-name="P56"><text:span text:style-name="T22">Firebird bug (or call it implementation limitation), we had recently a ticket related to this issue.</text:span></text:p><text:p><text:span text:style-name="T23"/></text:p></office:annotation><text:change-end text:change-id="ct108572648"/>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text:change-start text:change-id="ct108572752"/>s<text:change-end text:change-id="ct108572752"/> <text:change text:change-id="ct108572856"/><text:change-start text:change-id="ct108572960"/>are<text:change-end text:change-id="ct108572960"/> accessed from<text:change-start text:change-id="ct108573064"/> a<text:change-end text:change-id="ct108573064"/>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 text:name="__RefHeading__2805_1560579136"/>Heuristic transaction completion support<text:bookmark-end text:name="__RefHeading__2805_1560579136"/></text:h>
      <text:p text:style-name="Text_20_body">Current JCA implementation does not support <text:change-start text:change-id="ct291358992"/><text:span text:style-name="Source_20_Text"><text:span text:style-name="T4">XAResource.forget(Xid)</text:span></text:span><text:change-end text:change-id="ct291358992"/><text:change text:change-id="ct108573168"/>. It might be important in cases <text:change text:change-id="ct108573272"/><text:change-start text:change-id="ct108573376"/>where a<text:change-end text:change-id="ct108573376"/> distributed transaction <text:change-start text:change-id="ct108749648"/><text:s/>- <text:change-end text:change-id="ct108749648"/>that was some time in-limbo<text:change-start text:change-id="ct108749752"/> - <text:change-end text:change-id="ct108749752"/><text:s/>was either committed or rolled back by <text:change-start text:change-id="ct108749856"/>the <text:change-end text:change-id="ct108749856"/>database administrator. Such transactions appear to Jaybird as successfully completed, however XA specification requires resource manager to “remember” such transaction until the <text:change-start text:change-id="ct291359096"/><text:span text:style-name="Source_20_Text"><text:span text:style-name="T4">XAResource.forget(Xid)</text:span></text:span><text:change-end text:change-id="ct291359096"/> is called.</text:p>
      <text:h text:style-name="Heading_20_2" text:outline-level="2"><text:bookmark text:name="__RefHeading__2807_1560579136"/>Connection pooling with Jaybird<text:bookmark-end text:name="__RefHeading__2807_1560579136"/></text:h>
      <text:p text:style-name="Text_20_body"><text:change-start text:change-id="ct108749960"/><office:annotation><dc:creator>Mark Rotteveel</dc:creator><dc:date>2011-10-12T21:01:18.94</dc:date><text:p text:style-name="P56"><text:span text:style-name="T27">Revise entire section with new implementations</text:span></text:p></office:annotation><text:change-end text:change-id="ct108749960"/><text:change-start text:change-id="ct108750064"/><office:annotation><dc:creator>Unknown Author</dc:creator><dc:date>2011-10-15T22:37:51.94</dc:date><text:p text:style-name="P56"><text:span text:style-name="T22">Ok.</text:span></text:p><text:p><text:span text:style-name="T23"/></text:p></office:annotation><text:change-end text:change-id="ct108750064"/>Connection pooling provides effective way to handle physical database connections. It is believed that establishing new connection to the database takes some noticeable amount or time and in order <text:soft-page-break/>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3">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3">...</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 text:name="__RefHeading__2811_1560579136"/>Connection Pool Classes<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ext:soft-page-break/>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3"><text:change-start text:change-id="ct108750168"/><text:span text:style-name="Source_20_Text"><text:span text:style-name="T3">AbstractConnectionPool</text:span></text:span><text:change-end text:change-id="ct108750168"/></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3"><text:change-start text:change-id="ct108750272"/><text:span text:style-name="Source_20_Text"><text:span text:style-name="T3">BasicAbstractConnectionPool</text:span></text:span><text:change-end text:change-id="ct108750272"/></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3"><text:change-start text:change-id="ct108750376"/><text:span text:style-name="Source_20_Text"><text:span text:style-name="T3">DriverConnectionPoolDataSource</text:span></text:span><text:change-end text:change-id="ct108750376"/></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3"><text:change-start text:change-id="ct108750480"/><text:span text:style-name="Source_20_Text"><text:span text:style-name="T3">FBConnectionPoolDataSource</text:span></text:span><text:change-end text:change-id="ct108750480"/></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3"><text:change-start text:change-id="ct108750584"/><text:span text:style-name="Source_20_Text"><text:span text:style-name="T3">FBSimpleDataSource</text:span></text:span><text:change-end text:change-id="ct108750584"/></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3"><text:change-start text:change-id="ct108750688"/><text:span text:style-name="Source_20_Text"><text:span text:style-name="T3">FBWrappingDataSource</text:span></text:span><text:change-end text:change-id="ct108750688"/></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3"><text:change-start text:change-id="ct108750792"/><text:span text:style-name="Source_20_Text"><text:span text:style-name="T3">SimpleDataSource</text:span></text:span><text:change-end text:change-id="ct108750792"/></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 text:name="__RefHeading__2813_1560579136"/>org.firebirdsql.pool.FBConnectionPoolDataSource<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change-start text:change-id="ct108750896"/><text:span text:style-name="Source_20_Text"><text:span text:style-name="T4">java.io.Serializable</text:span></text:span><text:change-end text:change-id="ct108750896"/> and <text:change-start text:change-id="ct108751000"/><text:span text:style-name="Source_20_Text"><text:span text:style-name="T4">javax.naming.Referenceable</text:span></text:span><text:change-end text:change-id="ct108751000"/> interfaces, which allows using it in a wide range of web and application servers. </text:p>
      <text:p text:style-name="Text_20_body">Class implements both <text:change-start text:change-id="ct108751104"/><text:span text:style-name="Source_20_Text"><text:span text:style-name="T3">javax.sql.ConnectionPoolDataSource</text:span></text:span><text:change-end text:change-id="ct108751104"/> and <text:change-start text:change-id="ct108751208"/><text:span text:style-name="T3">j</text:span><text:span text:style-name="Source_20_Text"><text:span text:style-name="T3">avax.sql.XADataSource</text:span></text:span><text:change-end text:change-id="ct108751208"/> interfaces. Pooled connections returned by this class implement <text:change-start text:change-id="ct108751312"/><text:span text:style-name="Source_20_Text"><text:span text:style-name="T3">javax.sql.PooledConnection</text:span></text:span><text:change-end text:change-id="ct108751312"/> and <text:change-start text:change-id="ct108751416"/><text:span text:style-name="Source_20_Text"><text:span text:style-name="T3">javax.sql.XAConnection</text:span></text:span><text:change-end text:change-id="ct108751416"/>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change-start text:change-id="ct108751520"/><text:span text:style-name="Source_20_Text"><text:span text:style-name="T4">maxIdleTime</text:span></text:span><text:change-end text:change-id="ct108751520"/></text:p>
          </table:table-cell>
          <table:table-cell table:style-name="Table5.A2" office:value-type="string">
            <text:p text:style-name="P12">+</text:p>
          </table:table-cell>
          <table:table-cell table:style-name="Table5.A2" office:value-type="string">
            <text:p text:style-name="P12">+</text:p>
          </table:table-cell>
          <table:table-cell table:style-name="Table5.A2" office:value-type="string">
            <text:p text:style-name="Table_20_Contents">Maximum time in milliseconds after which idle connection in the pool is <text:soft-page-break/>closed.</text:p>
          </table:table-cell>
        </table:table-row>
        <table:table-row>
          <table:table-cell table:style-name="Table5.A2" office:value-type="string">
            <text:p text:style-name="Table_20_Contents"><text:change-start text:change-id="ct108751624"/><text:span text:style-name="Source_20_Text"><text:span text:style-name="T4">maxPoolSize</text:span></text:span><text:change-end text:change-id="ct108751624"/></text:p>
          </table:table-cell>
          <table:table-cell table:style-name="Table5.A2" office:value-type="string">
            <text:p text:style-name="P12">+</text:p>
          </table:table-cell>
          <table:table-cell table:style-name="Table5.A2" office:value-type="string">
            <text:p text:style-name="P12">+</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change-start text:change-id="ct108751728"/><text:span text:style-name="Source_20_Text"><text:span text:style-name="T4">minPoolSize</text:span></text:span><text:change-end text:change-id="ct108751728"/></text:p>
          </table:table-cell>
          <table:table-cell table:style-name="Table5.A2" office:value-type="string">
            <text:p text:style-name="P12">+</text:p>
          </table:table-cell>
          <table:table-cell table:style-name="Table5.A2" office:value-type="string">
            <text:p text:style-name="P12">+</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change-start text:change-id="ct108751832"/><text:span text:style-name="Source_20_Text"><text:span text:style-name="T4">maxStatements</text:span></text:span><text:change-end text:change-id="ct108751832"/></text:p>
          </table:table-cell>
          <table:table-cell table:style-name="Table5.A2" office:value-type="string">
            <text:p text:style-name="P12">+</text:p>
          </table:table-cell>
          <table:table-cell table:style-name="Table5.A2" office:value-type="string">
            <text:p text:style-name="P12">+</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change-start text:change-id="ct108751936"/><text:span text:style-name="Source_20_Text"><text:span text:style-name="T4">blockingTimeout</text:span></text:span><text:change-end text:change-id="ct108751936"/></text:p>
          </table:table-cell>
          <table:table-cell table:style-name="Table7.A2" office:value-type="string">
            <text:p text:style-name="P12">+</text:p>
          </table:table-cell>
          <table:table-cell table:style-name="Table7.A2" office:value-type="string">
            <text:p text:style-name="P12">+</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change-start text:change-id="ct108752040"/><text:span text:style-name="Source_20_Text"><text:span text:style-name="T4">retryInterval</text:span></text:span><text:change-end text:change-id="ct108752040"/></text:p>
          </table:table-cell>
          <table:table-cell table:style-name="Table7.A2" office:value-type="string">
            <text:p text:style-name="P12">+</text:p>
          </table:table-cell>
          <table:table-cell table:style-name="Table7.A2" office:value-type="string">
            <text:p text:style-name="P12">+</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change-start text:change-id="ct108752144"/><text:span text:style-name="Source_20_Text"><text:span text:style-name="T4">pooling</text:span></text:span><text:change-end text:change-id="ct108752144"/></text:p>
          </table:table-cell>
          <table:table-cell table:style-name="Table7.A2" office:value-type="string">
            <text:p text:style-name="P12">+</text:p>
          </table:table-cell>
          <table:table-cell table:style-name="Table7.A2" office:value-type="string">
            <text:p text:style-name="P12">+</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change-start text:change-id="ct108752248"/><text:span text:style-name="Source_20_Text"><text:span text:style-name="T4">statementPooling</text:span></text:span><text:change-end text:change-id="ct108752248"/></text:p>
          </table:table-cell>
          <table:table-cell table:style-name="Table7.A2" office:value-type="string">
            <text:p text:style-name="P12">+</text:p>
          </table:table-cell>
          <table:table-cell table:style-name="Table7.A2" office:value-type="string">
            <text:p text:style-name="P12">+</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change-start text:change-id="ct108752352"/><text:span text:style-name="Source_20_Text"><text:span text:style-name="T4">pingStatement</text:span></text:span><text:change-end text:change-id="ct108752352"/></text:p>
          </table:table-cell>
          <table:table-cell table:style-name="Table7.A2" office:value-type="string">
            <text:p text:style-name="P12">+</text:p>
          </table:table-cell>
          <table:table-cell table:style-name="Table7.A2" office:value-type="string">
            <text:p text:style-name="P12">+</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change-start text:change-id="ct108752456"/><text:span text:style-name="Source_20_Text"><text:span text:style-name="T4">pingInterval</text:span></text:span><text:change-end text:change-id="ct108752456"/></text:p>
          </table:table-cell>
          <table:table-cell table:style-name="Table7.A2" office:value-type="string">
            <text:p text:style-name="P12">+</text:p>
          </table:table-cell>
          <table:table-cell table:style-name="Table7.A2" office:value-type="string">
            <text:p text:style-name="P12">+</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5"><text:soft-page-break/>Runtime Pool Properties</text:p>
      <text:p text:style-name="P4">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change-start text:change-id="ct108752560"/><text:span text:style-name="Source_20_Text"><text:span text:style-name="T4">freeSize</text:span></text:span><text:change-end text:change-id="ct108752560"/></text:p>
          </table:table-cell>
          <table:table-cell table:style-name="Table10.A2" office:value-type="string">
            <text:p text:style-name="P12">+</text:p>
          </table:table-cell>
          <table:table-cell table:style-name="Table10.A2" office:value-type="string">
            <text:p text:style-name="P12">-</text:p>
          </table:table-cell>
          <table:table-cell table:style-name="Table10.A2" office:value-type="string">
            <text:p text:style-name="Table_20_Contents">Tells how many free connections are in the pool. Value is between 0 and <text:change-start text:change-id="ct108752664"/><text:span text:style-name="Source_20_Text"><text:span text:style-name="T4">totalSize</text:span></text:span><text:change-end text:change-id="ct108752664"/>.</text:p>
          </table:table-cell>
        </table:table-row>
        <table:table-row>
          <table:table-cell table:style-name="Table10.A2" office:value-type="string">
            <text:p text:style-name="Table_20_Contents"><text:change-start text:change-id="ct108752768"/><text:span text:style-name="Source_20_Text"><text:span text:style-name="T4">workingSize</text:span></text:span><text:change-end text:change-id="ct108752768"/></text:p>
          </table:table-cell>
          <table:table-cell table:style-name="Table10.A2" office:value-type="string">
            <text:p text:style-name="P12">+</text:p>
          </table:table-cell>
          <table:table-cell table:style-name="Table10.A2" office:value-type="string">
            <text:p text:style-name="P12">-</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change-start text:change-id="ct108752872"/><text:span text:style-name="Source_20_Text"><text:span text:style-name="T4">totalSize</text:span></text:span><text:change-end text:change-id="ct108752872"/></text:p>
          </table:table-cell>
          <table:table-cell table:style-name="Table10.A2" office:value-type="string">
            <text:p text:style-name="P12">+</text:p>
          </table:table-cell>
          <table:table-cell table:style-name="Table10.A2" office:value-type="string">
            <text:p text:style-name="P12">-</text:p>
          </table:table-cell>
          <table:table-cell table:style-name="Table10.A2" office:value-type="string">
            <text:p text:style-name="Table_20_Contents">Total size of open connection. At the pool creation – 0, after obtaining first connection – between <text:change-start text:change-id="ct108752976"/><text:span text:style-name="Source_20_Text"><text:span text:style-name="T4">minPoolSize</text:span></text:span><text:change-end text:change-id="ct108752976"/> and <text:change-start text:change-id="ct108753080"/><text:span text:style-name="Source_20_Text"><text:span text:style-name="T4">maxPoolSize</text:span></text:span><text:change-end text:change-id="ct108753080"/>.</text:p>
          </table:table-cell>
        </table:table-row>
        <table:table-row>
          <table:table-cell table:style-name="Table10.A2" office:value-type="string">
            <text:p text:style-name="Table_20_Contents"><text:change-start text:change-id="ct108753184"/><text:span text:style-name="Source_20_Text"><text:span text:style-name="T4">connectionCount</text:span></text:span><text:change-end text:change-id="ct108753184"/></text:p>
          </table:table-cell>
          <table:table-cell table:style-name="Table10.A2" office:value-type="string">
            <text:p text:style-name="P12">+</text:p>
          </table:table-cell>
          <table:table-cell table:style-name="Table10.A2" office:value-type="string">
            <text:p text:style-name="P12">-</text:p>
          </table:table-cell>
          <table:table-cell table:style-name="Table10.A2" office:value-type="string">
            <text:p text:style-name="Table_20_Contents"><text:span text:style-name="T7">Deprecated</text:span>. Same as <text:change-start text:change-id="ct108753288"/><text:span text:style-name="Source_20_Text"><text:span text:style-name="T4">freeSize</text:span></text:span><text:change-end text:change-id="ct108753288"/>.</text:p>
          </table:table-cell>
        </table:table-row>
      </table:table>
      <text:h text:style-name="Heading_20_3" text:outline-level="3"><text:bookmark text:name="__RefHeading__2815_1560579136"/>org.firebirdsql.pool.FBWrappingDataSource<text:bookmark-end text:name="__RefHeading__2815_1560579136"/></text:h>
      <text:p text:style-name="P1">This class is a wrapper for <text:change-start text:change-id="ct108753392"/><text:span text:style-name="Source_20_Text"><text:span text:style-name="T4">FBConnectionPoolDataSource</text:span></text:span><text:change-end text:change-id="ct108753392"/> converting interface from <text:change-start text:change-id="ct108753496"/><text:span text:style-name="Source_20_Text"><text:span text:style-name="T4">javax.sql.ConnectionPoolDataSource</text:span></text:span><text:change-end text:change-id="ct108753496"/> to <text:change-start text:change-id="ct108753600"/><text:span text:style-name="Source_20_Text"><text:span text:style-name="T4">javax.sql.DataSource</text:span></text:span><text:change-end text:change-id="ct108753600"/>. It defines same properties as <text:change-start text:change-id="ct108802896"/><text:span text:style-name="Source_20_Text"><text:span text:style-name="T4">FBConnectionPoolDataSource</text:span></text:span><text:change-end text:change-id="ct108802896"/> does.</text:p>
      <text:h text:style-name="Heading_20_3" text:outline-level="3"><text:bookmark text:name="__RefHeading__2817_1560579136"/>Runtime object allocation and deallocation hints<text:bookmark-end text:name="__RefHeading__2817_1560579136"/></text:h>
      <text:p text:style-name="P1"><text:change-start text:change-id="ct108803000"/><office:annotation><dc:creator>Mark Rotteveel</dc:creator><dc:date>2011-10-12T21:03:11.01</dc:date><text:p text:style-name="P56"><text:span text:style-name="T27">Revise or remove, check if new implementation has this</text:span></text:p></office:annotation><text:change-end text:change-id="ct108803000"/><text:change-start text:change-id="ct108803104"/><office:annotation><dc:creator>Unknown Author</dc:creator><dc:date>2011-10-15T22:38:17.01</dc:date><text:p text:style-name="P56"><text:span text:style-name="T22">Yes.</text:span></text:p><text:p><text:span text:style-name="T23"/></text:p></office:annotation><text:change-end text:change-id="ct108803104"/>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change-start text:change-id="ct108803208"/><text:span text:style-name="Source_20_Text"><text:span text:style-name="T4">true</text:span></text:span><text:change-end text:change-id="ct108803208"/>.<text:change text:change-id="ct290930640"/></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change-start text:change-id="ct108803520"/><text:span text:style-name="Source_20_Text"><text:span text:style-name="T4">FBLog4j</text:span></text:span><text:change-end text:change-id="ct108803520"/></text:p>
          </table:table-cell>
          <table:table-cell table:style-name="Table9.A2" office:value-type="string">
            <text:p text:style-name="Table_20_Contents">Enables logging inside driver. This is the essential property, if it is not present or set to <text:change-start text:change-id="ct108803624"/><text:span text:style-name="Source_20_Text"><text:span text:style-name="T4">false</text:span></text:span><text:change-end text:change-id="ct108803624"/>, no debug information is available.</text:p>
            <text:p text:style-name="Table_20_Contents">When it is set to <text:change-start text:change-id="ct108803728"/><text:span text:style-name="Source_20_Text"><text:span text:style-name="T4">true</text:span></text:span><text:change-end text:change-id="ct108803728"/>, pool automatically prints the following information:</text:p>
            <text:list xml:id="list32179518" text:style-name="L18">
              <text:list-item>
                <text:p text:style-name="P21">When physical connection is added to the pool – <text:change-start text:change-id="ct108803832"/><text:span text:style-name="Source_20_Text"><text:span text:style-name="T4">DEBUG</text:span></text:span><text:change-end text:change-id="ct108803832"/></text:p>
              </text:list-item>
              <text:list-item>
                <text:p text:style-name="P21">When a maximum pool capacity is reached – <text:change-start text:change-id="ct108803936"/><text:span text:style-name="Source_20_Text"><text:span text:style-name="T4">DEBUG</text:span></text:span><text:change-end text:change-id="ct108803936"/></text:p>
              </text:list-item>
              <text:list-item>
                <text:p text:style-name="P21">When connection is obtained from pool – <text:change-start text:change-id="ct108804040"/><text:span text:style-name="Source_20_Text"><text:span text:style-name="T4">DEBUG</text:span></text:span><text:change-end text:change-id="ct108804040"/></text:p>
              </text:list-item>
              <text:list-item>
                <text:p text:style-name="P21">When connection is released back to pool – <text:change-start text:change-id="ct108804144"/><text:span text:style-name="Source_20_Text"><text:span text:style-name="T4">DEBUG</text:span></text:span><text:change-end text:change-id="ct108804144"/></text:p>
              </text:list-item>
              <text:list-item>
                <text:p text:style-name="P21">Whether pool supports open statements across transaction boundaries – <text:change-start text:change-id="ct108804248"/><text:span text:style-name="Source_20_Text"><text:span text:style-name="T4">INFO</text:span></text:span><text:change-end text:change-id="ct108804248"/></text:p>
              </text:list-item>
            </text:list>
          </table:table-cell>
        </table:table-row>
        <table:table-row>
          <table:table-cell table:style-name="Table9.A2" office:value-type="string">
            <text:p text:style-name="Table_20_Contents"><text:change-start text:change-id="ct108804352"/><text:span text:style-name="Source_20_Text"><text:span text:style-name="T4">FBPoolShowTrace</text:span></text:span><text:change-end text:change-id="ct108804352"/></text:p>
          </table:table-cell>
          <table:table-cell table:style-name="Table9.A2" office:value-type="string">
            <text:p text:style-name="Table_20_Contents">Enables logging of the thread stack trace when debugging is enabled and:</text:p>
            <text:list xml:id="list32188919" text:style-name="L19">
              <text:list-item>
                <text:p text:style-name="P22">Connection is allocated from the pool – <text:change-start text:change-id="ct108804456"/><text:span text:style-name="Source_20_Text"><text:span text:style-name="T4">DEBUG</text:span></text:span><text:change-end text:change-id="ct108804456"/></text:p>
              </text:list-item>
              <text:list-item>
                <text:p text:style-name="P22">Thread is blocked while waiting for a free connection – <text:change-start text:change-id="ct108804560"/><text:span text:style-name="Source_20_Text"><text:span text:style-name="T4">WARN</text:span></text:span><text:change-end text:change-id="ct108804560"/></text:p>
              </text:list-item>
            </text:list>
          </table:table-cell>
        </table:table-row>
        <table:table-row>
          <table:table-cell table:style-name="Table9.A2" office:value-type="string">
            <text:p text:style-name="Table_20_Contents"><text:change-start text:change-id="ct108804664"/><text:span text:style-name="Source_20_Text"><text:span text:style-name="T4">FBPoolDebugStmtCache</text:span></text:span><text:change-end text:change-id="ct108804664"/></text:p>
          </table:table-cell>
          <table:table-cell table:style-name="Table9.A2" office:value-type="string">
            <text:p text:style-name="Table_20_Contents">When statement caching is used and debugging is enabled, following <text:soft-page-break/>information is logged:</text:p>
            <text:list xml:id="list32164716" text:style-name="L20">
              <text:list-item>
                <text:p text:style-name="P23">When a statement is prepared – <text:change-start text:change-id="ct108804768"/><text:span text:style-name="Source_20_Text"><text:span text:style-name="T4">INFO</text:span></text:span><text:change-end text:change-id="ct108804768"/></text:p>
              </text:list-item>
              <text:list-item>
                <text:p text:style-name="P23">When statement cache is cleaned – <text:change-start text:change-id="ct108804872"/><text:span text:style-name="Source_20_Text"><text:span text:style-name="T4">INFO</text:span></text:span><text:change-end text:change-id="ct108804872"/></text:p>
              </text:list-item>
              <text:list-item>
                <text:p text:style-name="P23">When statement is obtained from or returned back to pool – <text:change-start text:change-id="ct108804976"/><text:span text:style-name="Source_20_Text"><text:span text:style-name="T4">INFO</text:span></text:span><text:change-end text:change-id="ct108804976"/></text:p>
              </text:list-item>
            </text:list>
          </table:table-cell>
        </table:table-row>
      </table:table>
      <text:p text:style-name="Text_20_body"><text:change text:change-id="ct291778248"/><text:change text:change-id="ct108805184"/><text:change text:change-id="ct291779600"/><text:change text:change-id="ct108805496"/><text:change text:change-id="ct3026060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creation-date>2004-07-23T10:39:52</meta:creation-date>
    <dc:date>2011-11-13T13:58:35.98</dc:date>
    <meta:print-date>2011-10-09T10:12:42.06</meta:print-date>
    <dc:language>en-US</dc:language>
    <meta:editing-cycles>205</meta:editing-cycles>
    <meta:editing-duration>P3DT20H35M57S</meta:editing-duration>
    <dc:creator>Mark Rotteveel</dc:creator>
    <meta:document-statistic meta:table-count="9" meta:image-count="0" meta:object-count="0" meta:page-count="20" meta:paragraph-count="793" meta:word-count="8073" meta:character-count="55123" meta:non-whitespace-character-count="47787"/>
    <meta:user-defined meta:name="Info 1"/>
    <meta:user-defined meta:name="Info 2"/>
    <meta:user-defined meta:name="Info 3"/>
    <meta:user-defined meta:name="Info 4"/>
  </office:meta>
</office:document-meta>
</file>